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39.34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294cm"/>
    </style:style>
    <style:style style:name="co12" style:family="table-column">
      <style:table-column-properties fo:break-before="auto" style:column-width="4.456cm"/>
    </style:style>
    <style:style style:name="co13" style:family="table-column">
      <style:table-column-properties fo:break-before="auto" style:column-width="5.202cm"/>
    </style:style>
    <style:style style:name="co14" style:family="table-column">
      <style:table-column-properties fo:break-before="auto" style:column-width="1.746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16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6658587">
            <text:p>6658587</text:p>
          </table:table-cell>
          <table:table-cell office:value-type="float" office:value="90472392">
            <text:p>90472392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0967663572">
            <text:p>2096766357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analüüsi alusel hapniku osarõhk 46mmHg</text:p>
          </table:table-cell>
          <table:table-cell office:value-type="string">
            <text:p>46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179979">
            <text:p>7179979</text:p>
          </table:table-cell>
          <table:table-cell office:value-type="float" office:value="120956637">
            <text:p>120956637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table:style-name="ce1" office:value-type="string">
            <text:p>2012-03-29</text:p>
          </table:table-cell>
          <table:table-cell office:value-type="float" office:value="74607687281">
            <text:p>7460768728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tsioon + D26/27/37/36 ja D16/17/47/46 </text:p>
          </table:table-cell>
          <table:table-cell office:value-type="string">
            <text:p>47/46 </text:p>
          </table:table-cell>
          <table:table-cell office:value-type="string">
            <text:p>regioonidest BW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518180">
            <text:p>9518180</text:p>
          </table:table-cell>
          <table:table-cell office:value-type="float" office:value="197376760">
            <text:p>197376760</text:p>
          </table:table-cell>
          <table:table-cell office:value-type="string">
            <text:p>2013-09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1396028">
            <text:p>67303139602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hapnikuta ) oli hapniku osarõhk 49 mmHg</text:p>
          </table:table-cell>
          <table:table-cell office:value-type="string">
            <text:p>49 mmHg</text:p>
          </table:table-cell>
          <table:table-cell office:value-type="string">
            <text:p><text:s/>- seega vajab pt kodust hapnikr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330103">
            <text:p>23330103</text:p>
          </table:table-cell>
          <table:table-cell office:value-type="float" office:value="205376185">
            <text:p>205376185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7477053">
            <text:p>6730474770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cm )/ Pea ümbermõõt ( cm ) : 2356 / 45 / 32</text:p>
          </table:table-cell>
          <table:table-cell office:value-type="string">
            <text:p>56 / 45 / 32</text:p>
          </table:table-cell>
          <table:table-cell office:value-type="string">
            <text:p>.5 Apgar ( 1´/5´/10 ´ ) : 8/9 pa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048913">
            <text:p>5048913</text:p>
          </table:table-cell>
          <table:table-cell office:value-type="float" office:value="133285941">
            <text:p>133285941</text:p>
          </table:table-cell>
          <table:table-cell office:value-type="string">
            <text:p>2012-08-01</text:p>
          </table:table-cell>
          <table:table-cell office:value-type="string">
            <text:p>A</text:p>
          </table:table-cell>
          <table:table-cell table:style-name="ce1" office:value-type="string">
            <text:p>2012-08-01</text:p>
          </table:table-cell>
          <table:table-cell office:value-type="float" office:value="56918217277">
            <text:p>569182172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Q 164 ms , QRS 86 ms , QT/QTc 358/42</text:p>
          </table:table-cell>
          <table:table-cell office:value-type="string">
            <text:p>58/42</text:p>
          </table:table-cell>
          <table:table-cell office:value-type="string">
            <text:p>3 ms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933485">
            <text:p>9933485</text:p>
          </table:table-cell>
          <table:table-cell office:value-type="float" office:value="184119493">
            <text:p>184119493</text:p>
          </table:table-cell>
          <table:table-cell office:value-type="string">
            <text:p>2013-06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6195742568">
            <text:p>5619574256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T Fosavance 70/50</text:p>
          </table:table-cell>
          <table:table-cell office:value-type="string">
            <text:p>70/50</text:p>
          </table:table-cell>
          <table:table-cell office:value-type="string">
            <text:p>0 RÜ x 1 nädalas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141638">
            <text:p>15141638</text:p>
          </table:table-cell>
          <table:table-cell office:value-type="float" office:value="184483659">
            <text:p>184483659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6336057029">
            <text:p>3633605702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<text:s/>: kopsuarteri süstoolne rõhk - 79mmHg</text:p>
          </table:table-cell>
          <table:table-cell office:value-type="string">
            <text:p>79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0683034">
            <text:p>20683034</text:p>
          </table:table-cell>
          <table:table-cell office:value-type="float" office:value="192783313">
            <text:p>192783313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5299832860">
            <text:p>652998328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Nr 5079-5082/50</text:p>
          </table:table-cell>
          <table:table-cell office:value-type="string">
            <text:p>82/50</text:p>
          </table:table-cell>
          <table:table-cell office:value-type="string">
            <text:p>83,5084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980815">
            <text:p>11980815</text:p>
          </table:table-cell>
          <table:table-cell office:value-type="float" office:value="158013301">
            <text:p>158013301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table:style-name="ce1" office:value-type="string">
            <text:p>2013-01-15</text:p>
          </table:table-cell>
          <table:table-cell office:value-type="float" office:value="77499198864">
            <text:p>774991988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s 30.12.12 . , ajaline Tütar 3390/50</text:p>
          </table:table-cell>
          <table:table-cell office:value-type="string">
            <text:p>90/50</text:p>
          </table:table-cell>
          <table:table-cell office:value-type="string">
            <text:p>cm , kl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734111">
            <text:p>22734111</text:p>
          </table:table-cell>
          <table:table-cell office:value-type="float" office:value="160748402">
            <text:p>160748402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table:style-name="ce1" office:value-type="string">
            <text:p>2013-01-15</text:p>
          </table:table-cell>
          <table:table-cell office:value-type="float" office:value="65400550727">
            <text:p>654005507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ud : PK 108/56 , PJ 114/70 , VK 94/56 </text:p>
          </table:table-cell>
          <table:table-cell office:value-type="string">
            <text:p>94/56 </text:p>
          </table:table-cell>
          <table:table-cell office:value-type="string">
            <text:p>ja VJ 116/86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4440065">
            <text:p>24440065</text:p>
          </table:table-cell>
          <table:table-cell office:value-type="float" office:value="215076307">
            <text:p>215076307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ce1" office:value-type="string">
            <text:p>2013-01-18</text:p>
          </table:table-cell>
          <table:table-cell office:value-type="float" office:value="99194674355">
            <text:p>99194674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Jätkab sama ravi ( Seretide 100/50 </text:p>
          </table:table-cell>
          <table:table-cell office:value-type="string">
            <text:p>100/50 </text:p>
          </table:table-cell>
          <table:table-cell office:value-type="string">
            <text:p>mikrog 1 doos*2 )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160439">
            <text:p>9160439</text:p>
          </table:table-cell>
          <table:table-cell office:value-type="float" office:value="174709268">
            <text:p>174709268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766649856">
            <text:p>2676664985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V R / DVR koormused 100 / 78 </text:p>
          </table:table-cell>
          <table:table-cell office:value-type="string">
            <text:p>100 / 78 </text:p>
          </table:table-cell>
          <table:table-cell office:value-type="string">
            <text:p>%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536969">
            <text:p>23536969</text:p>
          </table:table-cell>
          <table:table-cell office:value-type="float" office:value="203119772">
            <text:p>203119772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table:style-name="ce1" office:value-type="string">
            <text:p>2010-09-20</text:p>
          </table:table-cell>
          <table:table-cell office:value-type="float" office:value="26750183399">
            <text:p>267501833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levo annuse suuremaks ja võtnud 105/37</text:p>
          </table:table-cell>
          <table:table-cell office:value-type="string">
            <text:p>105/37</text:p>
          </table:table-cell>
          <table:table-cell office:value-type="string">
            <text:p>,5/200 mg 8 tabletti päevas ; dü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051232">
            <text:p>6051232</text:p>
          </table:table-cell>
          <table:table-cell office:value-type="float" office:value="88956795">
            <text:p>88956795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0100637227">
            <text:p>8010063722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Tel 6171135/116</text:p>
          </table:table-cell>
          <table:table-cell office:value-type="string">
            <text:p>135/116</text:p>
          </table:table-cell>
          <table:table-cell office:value-type="string">
            <text:p>4 )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116">
            <text:p>116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647616">
            <text:p>9647616</text:p>
          </table:table-cell>
          <table:table-cell office:value-type="float" office:value="214523487">
            <text:p>214523487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0381021362">
            <text:p>8038102136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irapexin 2,1 mg x 1 , T Stalevo 150/37</text:p>
          </table:table-cell>
          <table:table-cell office:value-type="string">
            <text:p>150/37</text:p>
          </table:table-cell>
          <table:table-cell office:value-type="string">
            <text:p>,5/200 mg x 3 , T Azilect 1 mg x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567837">
            <text:p>3567837</text:p>
          </table:table-cell>
          <table:table-cell office:value-type="float" office:value="140908272">
            <text:p>140908272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5999116812">
            <text:p>559991168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raegune ravi : Stalevo 150/37</text:p>
          </table:table-cell>
          <table:table-cell office:value-type="string">
            <text:p>150/37</text:p>
          </table:table-cell>
          <table:table-cell office:value-type="string">
            <text:p>,5/200 mg 1 tablett 4 korda päev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205544">
            <text:p>10205544</text:p>
          </table:table-cell>
          <table:table-cell office:value-type="float" office:value="169505227">
            <text:p>169505227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3557427">
            <text:p>67304355742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, Retafyllin 200mgx2 , Madopar 200/50</text:p>
          </table:table-cell>
          <table:table-cell office:value-type="string">
            <text:p>200/50</text:p>
          </table:table-cell>
          <table:table-cell office:value-type="string">
            <text:p>mgx3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665132">
            <text:p>14665132</text:p>
          </table:table-cell>
          <table:table-cell office:value-type="float" office:value="183383557">
            <text:p>183383557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ce1" office:value-type="string">
            <text:p>2013-06-14</text:p>
          </table:table-cell>
          <table:table-cell office:value-type="float" office:value="49900471716">
            <text:p>499004717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<text:s/>PDA vool kopsuarters , grad ca 60mmHg</text:p>
          </table:table-cell>
          <table:table-cell office:value-type="string">
            <text:p>6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5263556">
            <text:p>15263556</text:p>
          </table:table-cell>
          <table:table-cell office:value-type="float" office:value="172503535">
            <text:p>172503535</text:p>
          </table:table-cell>
          <table:table-cell office:value-type="string">
            <text:p>2013-04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2179486107">
            <text:p>1217948610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oolne rõhk on kergelt tõusnud - 41 mm Hg</text:p>
          </table:table-cell>
          <table:table-cell office:value-type="string">
            <text:p>41 mm 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22634819">
            <text:p>22634819</text:p>
          </table:table-cell>
          <table:table-cell office:value-type="float" office:value="155397233">
            <text:p>155397233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8010689">
            <text:p>6730380106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43/34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906603">
            <text:p>15906603</text:p>
          </table:table-cell>
          <table:table-cell office:value-type="float" office:value="182275869">
            <text:p>182275869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table:style-name="ce1" office:value-type="string">
            <text:p>2013-05-13</text:p>
          </table:table-cell>
          <table:table-cell office:value-type="float" office:value="673043368913">
            <text:p>6730433689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<text:s/>süstoolse vererõhu langus kuni 50 mmHg</text:p>
          </table:table-cell>
          <table:table-cell office:value-type="string">
            <text:p>50 mmHg</text:p>
          </table:table-cell>
          <table:table-cell office:value-type="string">
            <text:p><text:s/>, mis kupeerus 1 doosi ERS ja V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6595308">
            <text:p>6595308</text:p>
          </table:table-cell>
          <table:table-cell office:value-type="float" office:value="140912020">
            <text:p>140912020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4509612258">
            <text:p>4450961225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isel SpO282 % hapnikumaskiga , RR60/40mmHg</text:p>
          </table:table-cell>
          <table:table-cell office:value-type="string">
            <text:p>RR60/4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873106">
            <text:p>15873106</text:p>
          </table:table-cell>
          <table:table-cell office:value-type="float" office:value="181542186">
            <text:p>181542186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2384323">
            <text:p>6730323843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iilne , RR väärtused 110-130/40-60 mmHg</text:p>
          </table:table-cell>
          <table:table-cell office:value-type="string">
            <text:p>6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142812">
            <text:p>1142812</text:p>
          </table:table-cell>
          <table:table-cell office:value-type="float" office:value="88904616">
            <text:p>88904616</text:p>
          </table:table-cell>
          <table:table-cell office:value-type="string">
            <text:p>2012-04-0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0672020352">
            <text:p>9067202035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diastoolne - max 100 mmHg , min 63 mmHg</text:p>
          </table:table-cell>
          <table:table-cell office:value-type="string">
            <text:p>63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5221313">
            <text:p>15221313</text:p>
          </table:table-cell>
          <table:table-cell office:value-type="float" office:value="189764963">
            <text:p>189764963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9900112027">
            <text:p>3990011202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tuslikult : 48 + 15 . 20 = 63 . 68 mmHg</text:p>
          </table:table-cell>
          <table:table-cell office:value-type="string">
            <text:p>68 mmHg</text:p>
          </table:table-cell>
          <table:table-cell office:value-type="string">
            <text:p><text:s/>- raske pulmonaalhüpertensioon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6571567">
            <text:p>6571567</text:p>
          </table:table-cell>
          <table:table-cell office:value-type="float" office:value="127740920">
            <text:p>127740920</text:p>
          </table:table-cell>
          <table:table-cell office:value-type="string">
            <text:p>2012-06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2929398826">
            <text:p>729293988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AR statsionaaris-102-125 / 60-68 mmHg</text:p>
          </table:table-cell>
          <table:table-cell office:value-type="string">
            <text:p>68 mmHg</text:p>
          </table:table-cell>
          <table:table-cell office:value-type="string">
            <text:p><text:s/>piires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9874654">
            <text:p>19874654</text:p>
          </table:table-cell>
          <table:table-cell office:value-type="float" office:value="169003125">
            <text:p>169003125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8450140459">
            <text:p>184501404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eavalu VKS = 8 palli RR 80/50 </text:p>
          </table:table-cell>
          <table:table-cell office:value-type="string">
            <text:p>RR 80/50 </text:p>
          </table:table-cell>
          <table:table-cell office:value-type="string">
            <text:p>t36,0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926155">
            <text:p>5926155</text:p>
          </table:table-cell>
          <table:table-cell office:value-type="float" office:value="79413105">
            <text:p>79413105</text:p>
          </table:table-cell>
          <table:table-cell office:value-type="string">
            <text:p>2012-01-04</text:p>
          </table:table-cell>
          <table:table-cell office:value-type="string">
            <text:p>S</text:p>
          </table:table-cell>
          <table:table-cell table:style-name="ce1" office:value-type="string">
            <text:p>2011-04-11</text:p>
          </table:table-cell>
          <table:table-cell office:value-type="float" office:value="49369729205">
            <text:p>4936972920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80/6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524404">
            <text:p>23524404</text:p>
          </table:table-cell>
          <table:table-cell office:value-type="float" office:value="162559803">
            <text:p>162559803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table:style-name="ce1" office:value-type="string">
            <text:p>2012-08-23</text:p>
          </table:table-cell>
          <table:table-cell office:value-type="float" office:value="45391632930">
            <text:p>453916329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RR 132-140/70-80 mmHg</text:p>
          </table:table-cell>
          <table:table-cell office:value-type="string">
            <text:p>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5755409">
            <text:p>15755409</text:p>
          </table:table-cell>
          <table:table-cell office:value-type="float" office:value="199112256">
            <text:p>199112256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4111352985">
            <text:p>441113529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RR 105-115/70-80 mmHg</text:p>
          </table:table-cell>
          <table:table-cell office:value-type="string">
            <text:p>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0327424">
            <text:p>10327424</text:p>
          </table:table-cell>
          <table:table-cell office:value-type="float" office:value="215915009">
            <text:p>215915009</text:p>
          </table:table-cell>
          <table:table-cell office:value-type="string">
            <text:p>2013-12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7238869404">
            <text:p>9723886940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Vererõhk haiglas 100-120 / 60-80 mmHg</text:p>
          </table:table-cell>
          <table:table-cell office:value-type="string">
            <text:p>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5207884">
            <text:p>15207884</text:p>
          </table:table-cell>
          <table:table-cell office:value-type="float" office:value="215616322">
            <text:p>215616322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table:style-name="ce1" office:value-type="string">
            <text:p>2013-11-18</text:p>
          </table:table-cell>
          <table:table-cell office:value-type="float" office:value="71658421151">
            <text:p>7165842115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Diast VR väärtused üle 80 mmHg</text:p>
          </table:table-cell>
          <table:table-cell office:value-type="string">
            <text:p>80 mmHg</text:p>
          </table:table-cell>
          <table:table-cell office:value-type="string">
            <text:p><text:s/>( % ) 33.3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9201768">
            <text:p>19201768</text:p>
          </table:table-cell>
          <table:table-cell office:value-type="float" office:value="204649542">
            <text:p>204649542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7842664101">
            <text:p>378426641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70-80 mmHg</text:p>
          </table:table-cell>
          <table:table-cell office:value-type="string">
            <text:p>80 mmHg</text:p>
          </table:table-cell>
          <table:table-cell office:value-type="string">
            <text:p><text:s/>) ja on nõrkustunne , arsti VV-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284960">
            <text:p>1284960</text:p>
          </table:table-cell>
          <table:table-cell office:value-type="float" office:value="149966108">
            <text:p>149966108</text:p>
          </table:table-cell>
          <table:table-cell office:value-type="string">
            <text:p>2012-11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5964381717">
            <text:p>9596438171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Diastoolse RR lugemid &gt; 80 mmHg</text:p>
          </table:table-cell>
          <table:table-cell office:value-type="string">
            <text:p>80 mmHg</text:p>
          </table:table-cell>
          <table:table-cell office:value-type="string">
            <text:p><text:s/>[%] 0.0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0562978">
            <text:p>10562978</text:p>
          </table:table-cell>
          <table:table-cell office:value-type="float" office:value="174436930">
            <text:p>174436930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table:style-name="ce1" office:value-type="string">
            <text:p>2013-04-26</text:p>
          </table:table-cell>
          <table:table-cell office:value-type="float" office:value="673035146680">
            <text:p>67303514668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t üldseisund halvenes RR madal 85/32mmHg</text:p>
          </table:table-cell>
          <table:table-cell office:value-type="string">
            <text:p>85/32mmHg</text:p>
          </table:table-cell>
          <table:table-cell office:value-type="string">
            <text:p><text:s/>SPO290 Pt on nõrkus , raske hin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272707">
            <text:p>15272707</text:p>
          </table:table-cell>
          <table:table-cell office:value-type="float" office:value="209391196">
            <text:p>209391196</text:p>
          </table:table-cell>
          <table:table-cell office:value-type="string">
            <text:p>2013-11-13</text:p>
          </table:table-cell>
          <table:table-cell office:value-type="string">
            <text:p>S</text:p>
          </table:table-cell>
          <table:table-cell table:style-name="ce1" office:value-type="string">
            <text:p>2013-11-07</text:p>
          </table:table-cell>
          <table:table-cell office:value-type="float" office:value="68801981332">
            <text:p>6880198133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Diast VR väärtused üle 85 mmHg</text:p>
          </table:table-cell>
          <table:table-cell office:value-type="string">
            <text:p>85 mmHg</text:p>
          </table:table-cell>
          <table:table-cell office:value-type="string">
            <text:p><text:s/>( % ) 0.0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5253314">
            <text:p>15253314</text:p>
          </table:table-cell>
          <table:table-cell office:value-type="float" office:value="184071303">
            <text:p>184071303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table:style-name="ce1" office:value-type="string">
            <text:p>2013-06-12</text:p>
          </table:table-cell>
          <table:table-cell office:value-type="float" office:value="49123894165">
            <text:p>4912389416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BP readings above 85 mmHg</text:p>
          </table:table-cell>
          <table:table-cell office:value-type="string">
            <text:p>85 mmHg</text:p>
          </table:table-cell>
          <table:table-cell office:value-type="string">
            <text:p><text:s/>[%] 48.2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6685752">
            <text:p>6685752</text:p>
          </table:table-cell>
          <table:table-cell office:value-type="float" office:value="80428084">
            <text:p>80428084</text:p>
          </table:table-cell>
          <table:table-cell office:value-type="string">
            <text:p>2012-01-16</text:p>
          </table:table-cell>
          <table:table-cell office:value-type="string">
            <text:p>S</text:p>
          </table:table-cell>
          <table:table-cell table:style-name="ce1" office:value-type="string">
            <text:p>2012-01-09</text:p>
          </table:table-cell>
          <table:table-cell office:value-type="float" office:value="82470889081">
            <text:p>824708890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2 - Pt kaebab pearingluse üle , RR90/60 </text:p>
          </table:table-cell>
          <table:table-cell office:value-type="string">
            <text:p>RR90/6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572455">
            <text:p>5572455</text:p>
          </table:table-cell>
          <table:table-cell office:value-type="float" office:value="91813871">
            <text:p>91813871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575770362">
            <text:p>5857577036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06.01.12 : RR 90/60 mmHg</text:p>
          </table:table-cell>
          <table:table-cell office:value-type="string">
            <text:p>RR 90/60 mmHg</text:p>
          </table:table-cell>
          <table:table-cell office:value-type="string">
            <text:p><text:s/>, fr 88x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165586">
            <text:p>14165586</text:p>
          </table:table-cell>
          <table:table-cell office:value-type="float" office:value="172484585">
            <text:p>172484585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ce1" office:value-type="string">
            <text:p>2013-04-16</text:p>
          </table:table-cell>
          <table:table-cell office:value-type="float" office:value="673030475272">
            <text:p>6730304752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eriaalne RR sin ( mmHg ) : 90/60 </text:p>
          </table:table-cell>
          <table:table-cell office:value-type="string">
            <text:p>90/6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3694071">
            <text:p>13694071</text:p>
          </table:table-cell>
          <table:table-cell office:value-type="float" office:value="156376866">
            <text:p>156376866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table:style-name="ce1" office:value-type="string">
            <text:p>2011-05-24</text:p>
          </table:table-cell>
          <table:table-cell office:value-type="float" office:value="77813741767">
            <text:p>778137417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100/7090/70 mmHg</text:p>
          </table:table-cell>
          <table:table-cell office:value-type="string">
            <text:p>90/7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190700">
            <text:p>14190700</text:p>
          </table:table-cell>
          <table:table-cell office:value-type="float" office:value="188755295">
            <text:p>188755295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66098">
            <text:p>6730304660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la jooksul mõõdetuna 126-138/80-90 mmHg</text:p>
          </table:table-cell>
          <table:table-cell office:value-type="string">
            <text:p>90 mmHg</text:p>
          </table:table-cell>
          <table:table-cell office:value-type="string">
            <text:p><text:s/>piires , aktsepteerin patsiendi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7592424">
            <text:p>17592424</text:p>
          </table:table-cell>
          <table:table-cell office:value-type="float" office:value="159107680">
            <text:p>159107680</text:p>
          </table:table-cell>
          <table:table-cell office:value-type="string">
            <text:p>2011-05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35557">
            <text:p>6730305355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mHg olnud , enamasti 140-150/80-90 mmHg</text:p>
          </table:table-cell>
          <table:table-cell office:value-type="string">
            <text:p>9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5906614">
            <text:p>15906614</text:p>
          </table:table-cell>
          <table:table-cell office:value-type="float" office:value="182275869">
            <text:p>182275869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table:style-name="ce1" office:value-type="string">
            <text:p>2013-05-13</text:p>
          </table:table-cell>
          <table:table-cell office:value-type="float" office:value="673043368913">
            <text:p>6730433689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is 130-140 mmHg , keskimine 80-90 mmHg</text:p>
          </table:table-cell>
          <table:table-cell office:value-type="string">
            <text:p>90 mmHg</text:p>
          </table:table-cell>
          <table:table-cell office:value-type="string">
            <text:p><text:s/>peale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0468429">
            <text:p>10468429</text:p>
          </table:table-cell>
          <table:table-cell office:value-type="float" office:value="186292975">
            <text:p>186292975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table:style-name="ce1" office:value-type="string">
            <text:p>2013-06-26</text:p>
          </table:table-cell>
          <table:table-cell office:value-type="float" office:value="673045418735">
            <text:p>6730454187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Kl 12 : 15 : RR 91/58 mmHg</text:p>
          </table:table-cell>
          <table:table-cell office:value-type="string">
            <text:p>RR 91/58 mmHg</text:p>
          </table:table-cell>
          <table:table-cell office:value-type="string">
            <text:p><text:s/>, FA 88 x1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262632">
            <text:p>9262632</text:p>
          </table:table-cell>
          <table:table-cell office:value-type="float" office:value="177735471">
            <text:p>177735471</text:p>
          </table:table-cell>
          <table:table-cell office:value-type="string">
            <text:p>2013-05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8031634983">
            <text:p>9803163498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enne jooksu 94/57 </text:p>
          </table:table-cell>
          <table:table-cell office:value-type="string">
            <text:p>94/57 </text:p>
          </table:table-cell>
          <table:table-cell office:value-type="string">
            <text:p>peale jooksu 110/56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295090">
            <text:p>5295090</text:p>
          </table:table-cell>
          <table:table-cell office:value-type="float" office:value="95368236">
            <text:p>95368236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379645803">
            <text:p>353796458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96/52 mmHg</text:p>
          </table:table-cell>
          <table:table-cell office:value-type="string">
            <text:p><text:s/>, HR 54 x min , 03.04.2012 RR 9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703525">
            <text:p>19703525</text:p>
          </table:table-cell>
          <table:table-cell office:value-type="float" office:value="208181944">
            <text:p>208181944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2848999581">
            <text:p>628489995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96/7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325869">
            <text:p>325869</text:p>
          </table:table-cell>
          <table:table-cell office:value-type="float" office:value="131560592">
            <text:p>131560592</text:p>
          </table:table-cell>
          <table:table-cell office:value-type="string">
            <text:p>2012-07-05</text:p>
          </table:table-cell>
          <table:table-cell office:value-type="string">
            <text:p>S</text:p>
          </table:table-cell>
          <table:table-cell table:style-name="ce1" office:value-type="string">
            <text:p>2012-06-29</text:p>
          </table:table-cell>
          <table:table-cell office:value-type="float" office:value="68983842866">
            <text:p>689838428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ntensiivis esialgu madalad , 80-100 / 40</text:p>
          </table:table-cell>
          <table:table-cell office:value-type="string">
            <text:p>100 / 40</text:p>
          </table:table-cell>
          <table:table-cell office:value-type="string">
            <text:p>-50 mmHg piires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30024">
            <text:p>2130024</text:p>
          </table:table-cell>
          <table:table-cell office:value-type="float" office:value="82812068">
            <text:p>82812068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table:style-name="ce1" office:value-type="string">
            <text:p>2012-02-02</text:p>
          </table:table-cell>
          <table:table-cell office:value-type="float" office:value="55239111292">
            <text:p>552391112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0/6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009263">
            <text:p>23009263</text:p>
          </table:table-cell>
          <table:table-cell office:value-type="float" office:value="187539434">
            <text:p>187539434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739224555">
            <text:p>587392245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0 / 6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54552">
            <text:p>2454552</text:p>
          </table:table-cell>
          <table:table-cell office:value-type="float" office:value="150452260">
            <text:p>150452260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593697990">
            <text:p>245936979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Vererõhk 100/60 mm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706872">
            <text:p>10706872</text:p>
          </table:table-cell>
          <table:table-cell office:value-type="float" office:value="157031536">
            <text:p>157031536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table:style-name="ce1" office:value-type="string">
            <text:p>2011-11-28</text:p>
          </table:table-cell>
          <table:table-cell office:value-type="float" office:value="78057081565">
            <text:p>780570815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0 / 6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3743396">
            <text:p>13743396</text:p>
          </table:table-cell>
          <table:table-cell office:value-type="float" office:value="157016750">
            <text:p>157016750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table:style-name="ce1" office:value-type="string">
            <text:p>2012-04-23</text:p>
          </table:table-cell>
          <table:table-cell office:value-type="float" office:value="39962949813">
            <text:p>399629498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0/6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006070">
            <text:p>24006070</text:p>
          </table:table-cell>
          <table:table-cell office:value-type="float" office:value="156378854">
            <text:p>156378854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table:style-name="ce1" office:value-type="string">
            <text:p>2011-10-07</text:p>
          </table:table-cell>
          <table:table-cell office:value-type="float" office:value="69796372231">
            <text:p>697963722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0/6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820510">
            <text:p>18820510</text:p>
          </table:table-cell>
          <table:table-cell office:value-type="float" office:value="208030035">
            <text:p>208030035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2977641167">
            <text:p>82977641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0/66 </text:p>
          </table:table-cell>
          <table:table-cell office:value-type="string">
            <text:p>, neel puhas , mandlid keskmist 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658209">
            <text:p>14658209</text:p>
          </table:table-cell>
          <table:table-cell office:value-type="float" office:value="195175155">
            <text:p>195175155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426928693">
            <text:p>934269286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eriaalne RR dex ( mm/Hg ) : 100/70 </text:p>
          </table:table-cell>
          <table:table-cell office:value-type="string">
            <text:p>100/70 </text:p>
          </table:table-cell>
          <table:table-cell office:value-type="string">
            <text:p>Toonid : puhtad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574436">
            <text:p>24574436</text:p>
          </table:table-cell>
          <table:table-cell office:value-type="float" office:value="206319811">
            <text:p>206319811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ce1" office:value-type="string">
            <text:p>2011-04-05</text:p>
          </table:table-cell>
          <table:table-cell office:value-type="float" office:value="673030324268">
            <text:p>6730303242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<text:s/>ja ise mõõtes olnud 120-130/90-100mmHg</text:p>
          </table:table-cell>
          <table:table-cell office:value-type="string">
            <text:p>100mmHg</text:p>
          </table:table-cell>
          <table:table-cell office:value-type="string">
            <text:p><text:s/>( isa surnud 52-a v infarkti )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8457631">
            <text:p>18457631</text:p>
          </table:table-cell>
          <table:table-cell office:value-type="float" office:value="194144585">
            <text:p>194144585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940953184">
            <text:p>789409531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Vererõhk : 150/100/140/100 mmHg</text:p>
          </table:table-cell>
          <table:table-cell office:value-type="string">
            <text:p>10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9603960">
            <text:p>9603960</text:p>
          </table:table-cell>
          <table:table-cell office:value-type="float" office:value="177097888">
            <text:p>177097888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2496353">
            <text:p>67304249635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d vererõhu väärtused 130-210/50-100 mmHg</text:p>
          </table:table-cell>
          <table:table-cell office:value-type="string">
            <text:p>100 mmHg</text:p>
          </table:table-cell>
          <table:table-cell office:value-type="string">
            <text:p><text:s/>( valdavalt 180-200/90 mmHg vää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188184">
            <text:p>1188184</text:p>
          </table:table-cell>
          <table:table-cell office:value-type="float" office:value="85495689">
            <text:p>85495689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8990228404">
            <text:p>6899022840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üstoolne RR oli paranenud – 95-100 mmHg</text:p>
          </table:table-cell>
          <table:table-cell office:value-type="string">
            <text:p>10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5561574">
            <text:p>5561574</text:p>
          </table:table-cell>
          <table:table-cell office:value-type="float" office:value="82716058">
            <text:p>82716058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table:style-name="ce1" office:value-type="string">
            <text:p>2012-02-01</text:p>
          </table:table-cell>
          <table:table-cell office:value-type="float" office:value="72043734486">
            <text:p>7204373448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opulmonaalselt kompenseeritud , RR 101/79 mmHg</text:p>
          </table:table-cell>
          <table:table-cell office:value-type="string">
            <text:p>RR 101/79 mmHg</text:p>
          </table:table-cell>
          <table:table-cell office:value-type="string">
            <text:p><text:s/>, fr 57x/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1">
            <text:p>101</text:p>
          </table:table-cell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279376">
            <text:p>6279376</text:p>
          </table:table-cell>
          <table:table-cell office:value-type="float" office:value="134103206">
            <text:p>134103206</text:p>
          </table:table-cell>
          <table:table-cell office:value-type="string">
            <text:p>2012-08-1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7585075280">
            <text:p>4758507528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65/min , kahinaid ei kuule , RR 102/70 mmHg</text:p>
          </table:table-cell>
          <table:table-cell office:value-type="string">
            <text:p>RR 102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2">
            <text:p>102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08050">
            <text:p>1708050</text:p>
          </table:table-cell>
          <table:table-cell office:value-type="float" office:value="153827731">
            <text:p>153827731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512650625">
            <text:p>4451265062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inimaalne vererõhu väärtus oli 104/48mmHg</text:p>
          </table:table-cell>
          <table:table-cell office:value-type="string">
            <text:p>104/48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4">
            <text:p>104</text:p>
          </table:table-cell>
          <table:table-cell office:value-type="float" office:value="48">
            <text:p>4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165398">
            <text:p>4165398</text:p>
          </table:table-cell>
          <table:table-cell office:value-type="float" office:value="96027007">
            <text:p>96027007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table:style-name="ce1" office:value-type="string">
            <text:p>2012-04-27</text:p>
          </table:table-cell>
          <table:table-cell office:value-type="float" office:value="21454317883">
            <text:p>214543178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eriaalne RR sin ( mmHg ) : 104/70 </text:p>
          </table:table-cell>
          <table:table-cell office:value-type="string">
            <text:p>104/7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338625">
            <text:p>24338625</text:p>
          </table:table-cell>
          <table:table-cell office:value-type="float" office:value="164222420">
            <text:p>164222420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ce1" office:value-type="string">
            <text:p>2012-11-05</text:p>
          </table:table-cell>
          <table:table-cell office:value-type="float" office:value="673035536476">
            <text:p>6730355364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5/6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907362">
            <text:p>22907362</text:p>
          </table:table-cell>
          <table:table-cell office:value-type="float" office:value="173299866">
            <text:p>173299866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32355">
            <text:p>673030432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tegevus regulaarne , fr-89/min RR-105/65 mm Hg</text:p>
          </table:table-cell>
          <table:table-cell office:value-type="string">
            <text:p>RR-105/65 mm Hg</text:p>
          </table:table-cell>
          <table:table-cell office:value-type="string">
            <text:p><text:s/>Bilateraalselt vesikulaarne h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668042">
            <text:p>6668042</text:p>
          </table:table-cell>
          <table:table-cell office:value-type="float" office:value="126485677">
            <text:p>126485677</text:p>
          </table:table-cell>
          <table:table-cell office:value-type="string">
            <text:p>2012-06-22</text:p>
          </table:table-cell>
          <table:table-cell office:value-type="string">
            <text:p>S</text:p>
          </table:table-cell>
          <table:table-cell table:style-name="ce1" office:value-type="string">
            <text:p>2012-06-19</text:p>
          </table:table-cell>
          <table:table-cell office:value-type="float" office:value="27363685884">
            <text:p>2736368588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isundis , vitaalnäitajad korras RR 105 / 69 mmHg</text:p>
          </table:table-cell>
          <table:table-cell office:value-type="string">
            <text:p>RR 105 / 69 mmHg</text:p>
          </table:table-cell>
          <table:table-cell office:value-type="string">
            <text:p><text:s/>, fr 89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677935">
            <text:p>5677935</text:p>
          </table:table-cell>
          <table:table-cell office:value-type="float" office:value="135833124">
            <text:p>135833124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1235086598">
            <text:p>6123508659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5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137418">
            <text:p>18137418</text:p>
          </table:table-cell>
          <table:table-cell office:value-type="float" office:value="180749077">
            <text:p>180749077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411786162">
            <text:p>35411786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5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972843">
            <text:p>9972843</text:p>
          </table:table-cell>
          <table:table-cell office:value-type="float" office:value="155231513">
            <text:p>155231513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0692645100">
            <text:p>606926451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05/75 mmHG</text:p>
          </table:table-cell>
          <table:table-cell office:value-type="string">
            <text:p><text:s/>, fr 94 x minutis , SpO295 %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828571">
            <text:p>19828571</text:p>
          </table:table-cell>
          <table:table-cell office:value-type="float" office:value="183636551">
            <text:p>183636551</text:p>
          </table:table-cell>
          <table:table-cell office:value-type="string">
            <text:p>2012-06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9087370125">
            <text:p>190873701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id on normis , Seisund rahuldav VR105/80mm Hg</text:p>
          </table:table-cell>
          <table:table-cell office:value-type="string">
            <text:p>VR105/80mm Hg</text:p>
          </table:table-cell>
          <table:table-cell/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28279">
            <text:p>128279</text:p>
          </table:table-cell>
          <table:table-cell office:value-type="float" office:value="92153265">
            <text:p>92153265</text:p>
          </table:table-cell>
          <table:table-cell office:value-type="string">
            <text:p>2012-03-27</text:p>
          </table:table-cell>
          <table:table-cell office:value-type="string">
            <text:p>S</text:p>
          </table:table-cell>
          <table:table-cell table:style-name="ce1" office:value-type="string">
            <text:p>2012-03-13</text:p>
          </table:table-cell>
          <table:table-cell office:value-type="float" office:value="37432864632">
            <text:p>374328646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05/80 mmHg</text:p>
          </table:table-cell>
          <table:table-cell office:value-type="string">
            <text:p><text:s/>, pulss radiaalsel vaevaliset p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099159">
            <text:p>17099159</text:p>
          </table:table-cell>
          <table:table-cell office:value-type="float" office:value="213203992">
            <text:p>213203992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6494229218">
            <text:p>564942292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03.12.13 RR 105/80 </text:p>
          </table:table-cell>
          <table:table-cell office:value-type="string">
            <text:p>RR 105/80 </text:p>
          </table:table-cell>
          <table:table-cell office:value-type="string">
            <text:p>, viirusinfektsioon-nohu , vähen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184995">
            <text:p>24184995</text:p>
          </table:table-cell>
          <table:table-cell office:value-type="float" office:value="171210068">
            <text:p>171210068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ce1" office:value-type="string">
            <text:p>2013-02-07</text:p>
          </table:table-cell>
          <table:table-cell office:value-type="float" office:value="32929061968">
            <text:p>329290619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AVR 106/62 mmHg</text:p>
          </table:table-cell>
          <table:table-cell/>
          <table:table-cell office:value-type="string">
            <text:p>A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232603">
            <text:p>1232603</text:p>
          </table:table-cell>
          <table:table-cell office:value-type="float" office:value="95862225">
            <text:p>95862225</text:p>
          </table:table-cell>
          <table:table-cell office:value-type="string">
            <text:p>2012-05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6843670137">
            <text:p>6684367013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onitooring : Vererõhk 106/65</text:p>
          </table:table-cell>
          <table:table-cell office:value-type="string">
            <text:p>Vererõhk 106/65</text:p>
          </table:table-cell>
          <table:table-cell/>
          <table:table-cell office:value-type="string">
            <text:p>Vererõhk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935383">
            <text:p>19935383</text:p>
          </table:table-cell>
          <table:table-cell office:value-type="float" office:value="200682922">
            <text:p>200682922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ce1" office:value-type="string">
            <text:p>2013-09-30</text:p>
          </table:table-cell>
          <table:table-cell office:value-type="float" office:value="673030442208">
            <text:p>673030442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106/66mmHg</text:p>
          </table:table-cell>
          <table:table-cell office:value-type="string">
            <text:p><text:s/>, Fr 73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6">
            <text:p>106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705163">
            <text:p>6705163</text:p>
          </table:table-cell>
          <table:table-cell office:value-type="float" office:value="122633724">
            <text:p>122633724</text:p>
          </table:table-cell>
          <table:table-cell office:value-type="string">
            <text:p>2012-05-29</text:p>
          </table:table-cell>
          <table:table-cell office:value-type="string">
            <text:p>S</text:p>
          </table:table-cell>
          <table:table-cell table:style-name="ce1" office:value-type="string">
            <text:p>2012-05-25</text:p>
          </table:table-cell>
          <table:table-cell office:value-type="float" office:value="19269812471">
            <text:p>1926981247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tõusmisel tekkis vererõhulangus 106 / 70</text:p>
          </table:table-cell>
          <table:table-cell office:value-type="string">
            <text:p>106 / 70</text:p>
          </table:table-cell>
          <table:table-cell office:value-type="string">
            <text:p>-&gt; 90/60 mmHg , tõenäoliselt te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6">
            <text:p>106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94796">
            <text:p>1794796</text:p>
          </table:table-cell>
          <table:table-cell office:value-type="float" office:value="129945016">
            <text:p>129945016</text:p>
          </table:table-cell>
          <table:table-cell office:value-type="string">
            <text:p>2012-07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496638923">
            <text:p>354966389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-?\s*)?(?P&lt;systolic&gt;(([12][0-9]{2})|([4-9][0-9])))\s*/\s*(?P&lt;diastolic&gt;(([12][0-9]{2})|([3-9][0-9])))\s*[Pp]\s*-?\s*(?P&lt;pulse&gt;(([12][0-9]{2})|([3-9][0-9])))</text:p>
          </table:table-cell>
          <table:table-cell office:value-type="string">
            <text:p>NULL</text:p>
          </table:table-cell>
          <table:table-cell office:value-type="string">
            <text:p>* 18.07.2012 <text:s text:c="2"/>: rr 107 / 57 p 64</text:p>
          </table:table-cell>
          <table:table-cell office:value-type="string">
            <text:p>rr 107 / 57 p 64</text:p>
          </table:table-cell>
          <table:table-cell office:value-type="string">
            <text:p><text:s/>. taimetoitlan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0521068">
            <text:p>10521068</text:p>
          </table:table-cell>
          <table:table-cell office:value-type="float" office:value="189481733">
            <text:p>189481733</text:p>
          </table:table-cell>
          <table:table-cell office:value-type="string">
            <text:p>2013-07-2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8433295529">
            <text:p>984332955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fr reg 62 x min RR 108/70 mmHg</text:p>
          </table:table-cell>
          <table:table-cell office:value-type="string">
            <text:p>RR 108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08">
            <text:p>108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735042">
            <text:p>22735042</text:p>
          </table:table-cell>
          <table:table-cell office:value-type="float" office:value="157216474">
            <text:p>157216474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table:style-name="ce1" office:value-type="string">
            <text:p>2012-03-08</text:p>
          </table:table-cell>
          <table:table-cell office:value-type="float" office:value="56990918832">
            <text:p>569909188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0/60 </text:p>
          </table:table-cell>
          <table:table-cell office:value-type="string">
            <text:p>, F-30cm , LL tunneb hästi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3276577">
            <text:p>3276577</text:p>
          </table:table-cell>
          <table:table-cell office:value-type="float" office:value="92021922">
            <text:p>92021922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500898170">
            <text:p>505008981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0/6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591227">
            <text:p>5591227</text:p>
          </table:table-cell>
          <table:table-cell office:value-type="float" office:value="85775880">
            <text:p>85775880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table:style-name="ce1" office:value-type="string">
            <text:p>2012-03-08</text:p>
          </table:table-cell>
          <table:table-cell office:value-type="float" office:value="78358175912">
            <text:p>7835817591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<text:s/>kaal 42 kg , pikkus 155,5 cm , RR 110/60 mmHg</text:p>
          </table:table-cell>
          <table:table-cell office:value-type="string">
            <text:p>RR 110/60 mmHg</text:p>
          </table:table-cell>
          <table:table-cell office:value-type="string">
            <text:p><text:s/>, KMI 17,3 kg/m2 , BSA 1,38 m2 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461408">
            <text:p>22461408</text:p>
          </table:table-cell>
          <table:table-cell office:value-type="float" office:value="157697834">
            <text:p>157697834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table:style-name="ce1" office:value-type="string">
            <text:p>2012-05-10</text:p>
          </table:table-cell>
          <table:table-cell office:value-type="float" office:value="12775162960">
            <text:p>127751629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10/60 </text:p>
          </table:table-cell>
          <table:table-cell office:value-type="string">
            <text:p>, F32 , Ü100 , peaseis , loote s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380027">
            <text:p>6380027</text:p>
          </table:table-cell>
          <table:table-cell office:value-type="float" office:value="123369755">
            <text:p>123369755</text:p>
          </table:table-cell>
          <table:table-cell office:value-type="string">
            <text:p>2012-05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6260455458">
            <text:p>3626045545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tudes vasakul käel ( mm/Hg ) : 110/60 </text:p>
          </table:table-cell>
          <table:table-cell office:value-type="string">
            <text:p>110/6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167547">
            <text:p>11167547</text:p>
          </table:table-cell>
          <table:table-cell office:value-type="float" office:value="194658836">
            <text:p>194658836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ce1" office:value-type="string">
            <text:p>2013-01-11</text:p>
          </table:table-cell>
          <table:table-cell office:value-type="float" office:value="673034326687">
            <text:p>6730343266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0/6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212679">
            <text:p>14212679</text:p>
          </table:table-cell>
          <table:table-cell office:value-type="float" office:value="185410257">
            <text:p>18541025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ce1" office:value-type="string">
            <text:p>2012-11-22</text:p>
          </table:table-cell>
          <table:table-cell office:value-type="float" office:value="18947733736">
            <text:p>189477337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aebuseid ei ole RR110/60 </text:p>
          </table:table-cell>
          <table:table-cell office:value-type="string">
            <text:p>RR110/60 </text:p>
          </table:table-cell>
          <table:table-cell office:value-type="string">
            <text:p>, F 10 , Ü80 Kaal 61,9 kg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269033">
            <text:p>23269033</text:p>
          </table:table-cell>
          <table:table-cell office:value-type="float" office:value="174252900">
            <text:p>174252900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ce1" office:value-type="string">
            <text:p>2012-10-09</text:p>
          </table:table-cell>
          <table:table-cell office:value-type="float" office:value="673031840871">
            <text:p>6730318408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0/65 </text:p>
          </table:table-cell>
          <table:table-cell office:value-type="string">
            <text:p>, F 11 , Ü 78 cm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908800">
            <text:p>15908800</text:p>
          </table:table-cell>
          <table:table-cell office:value-type="float" office:value="200120111">
            <text:p>200120111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1785391326">
            <text:p>817853913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Cor - reg , fr 80 x/min , RR 110/70 mmH</text:p>
          </table:table-cell>
          <table:table-cell office:value-type="string">
            <text:p>RR 110/70 mmH</text:p>
          </table:table-cell>
          <table:table-cell office:value-type="string">
            <text:p><text:s/>Patsiendile tehtud uuringud , U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826566">
            <text:p>18826566</text:p>
          </table:table-cell>
          <table:table-cell office:value-type="float" office:value="184100900">
            <text:p>184100900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568426016">
            <text:p>235684260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14.01.2013 <text:s text:c="2"/>: VR 110/70mmHg</text:p>
          </table:table-cell>
          <table:table-cell office:value-type="string">
            <text:p>VR 110/70mmHg</text:p>
          </table:table-cell>
          <table:table-cell office:value-type="string">
            <text:p><text:s/>soovib retsept</text:p>
          </table:table-cell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938764">
            <text:p>15938764</text:p>
          </table:table-cell>
          <table:table-cell office:value-type="float" office:value="185420422">
            <text:p>185420422</text:p>
          </table:table-cell>
          <table:table-cell office:value-type="string">
            <text:p>2013-06-27</text:p>
          </table:table-cell>
          <table:table-cell office:value-type="string">
            <text:p>S</text:p>
          </table:table-cell>
          <table:table-cell table:style-name="ce1" office:value-type="string">
            <text:p>2013-05-16</text:p>
          </table:table-cell>
          <table:table-cell office:value-type="float" office:value="61825912624">
            <text:p>618259126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100/60 -&gt; 110/70 mmHg</text:p>
          </table:table-cell>
          <table:table-cell office:value-type="string">
            <text:p>110/7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954622">
            <text:p>14954622</text:p>
          </table:table-cell>
          <table:table-cell office:value-type="float" office:value="193156131">
            <text:p>193156131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table:style-name="ce1" office:value-type="string">
            <text:p>2013-07-18</text:p>
          </table:table-cell>
          <table:table-cell office:value-type="float" office:value="673039382884">
            <text:p>6730393828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0/70 mmhg</text:p>
          </table:table-cell>
          <table:table-cell office:value-type="string">
            <text:p><text:s/>maks veidi paistes ja hell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545861">
            <text:p>9545861</text:p>
          </table:table-cell>
          <table:table-cell office:value-type="float" office:value="154876258">
            <text:p>154876258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7260874">
            <text:p>67303726087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Hommikul pulss 145x ´ , RR 110/70 mmHg</text:p>
          </table:table-cell>
          <table:table-cell office:value-type="string">
            <text:p>RR 110/70 mmHg</text:p>
          </table:table-cell>
          <table:table-cell office:value-type="string">
            <text:p><text:s/>Eluanamnees : 15 a hüpertensioo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774290">
            <text:p>19774290</text:p>
          </table:table-cell>
          <table:table-cell office:value-type="float" office:value="214814586">
            <text:p>214814586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902692882">
            <text:p>729026928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0/7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104958">
            <text:p>7104958</text:p>
          </table:table-cell>
          <table:table-cell office:value-type="float" office:value="124180586">
            <text:p>124180586</text:p>
          </table:table-cell>
          <table:table-cell office:value-type="string">
            <text:p>2012-01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9943019329">
            <text:p>999430193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10/70 mmHg</text:p>
          </table:table-cell>
          <table:table-cell office:value-type="string">
            <text:p><text:s/>, Fr 71x/min , SpO2 rahuolekus 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177219">
            <text:p>15177219</text:p>
          </table:table-cell>
          <table:table-cell office:value-type="float" office:value="209182588">
            <text:p>209182588</text:p>
          </table:table-cell>
          <table:table-cell office:value-type="string">
            <text:p>2013-11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1405679">
            <text:p>67304140567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Fr 52 RR 110/75 </text:p>
          </table:table-cell>
          <table:table-cell office:value-type="string">
            <text:p>RR 110/75 </text:p>
          </table:table-cell>
          <table:table-cell office:value-type="string">
            <text:p>lamades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646786">
            <text:p>5646786</text:p>
          </table:table-cell>
          <table:table-cell office:value-type="float" office:value="152407546">
            <text:p>152407546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table:style-name="ce1" office:value-type="string">
            <text:p>2012-12-14</text:p>
          </table:table-cell>
          <table:table-cell office:value-type="float" office:value="31170974285">
            <text:p>311709742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14.12.2012 - RR110/80mmHg</text:p>
          </table:table-cell>
          <table:table-cell office:value-type="string">
            <text:p>RR110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71878">
            <text:p>8871878</text:p>
          </table:table-cell>
          <table:table-cell office:value-type="float" office:value="186059822">
            <text:p>186059822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0230940159">
            <text:p>4023094015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R : 130/90 - 170/100 - 110/80 mmHg</text:p>
          </table:table-cell>
          <table:table-cell office:value-type="string">
            <text:p>110/80 mmHg</text:p>
          </table:table-cell>
          <table:table-cell office:value-type="string">
            <text:p><text:s/>, reaktsioon koormusele normoto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905456">
            <text:p>5905456</text:p>
          </table:table-cell>
          <table:table-cell office:value-type="float" office:value="84314444">
            <text:p>84314444</text:p>
          </table:table-cell>
          <table:table-cell office:value-type="string">
            <text:p>2012-02-24</text:p>
          </table:table-cell>
          <table:table-cell office:value-type="string">
            <text:p>S</text:p>
          </table:table-cell>
          <table:table-cell table:style-name="ce1" office:value-type="string">
            <text:p>2012-02-23</text:p>
          </table:table-cell>
          <table:table-cell office:value-type="float" office:value="39276543213">
            <text:p>3927654321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monitoril taastub südamerütm , RR110/80 mmhg</text:p>
          </table:table-cell>
          <table:table-cell office:value-type="string">
            <text:p>RR110/80 mmhg</text:p>
          </table:table-cell>
          <table:table-cell office:value-type="string">
            <text:p><text:s/>, SpO2 hapnikuga 82 .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253451">
            <text:p>19253451</text:p>
          </table:table-cell>
          <table:table-cell office:value-type="float" office:value="195755585">
            <text:p>195755585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6897">
            <text:p>6730303668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eavalu , RR 110/80 </text:p>
          </table:table-cell>
          <table:table-cell office:value-type="string">
            <text:p>RR 110/80 </text:p>
          </table:table-cell>
          <table:table-cell office:value-type="string">
            <text:p>, pulss 64´min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915565">
            <text:p>11915565</text:p>
          </table:table-cell>
          <table:table-cell office:value-type="float" office:value="158343732">
            <text:p>158343732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table:style-name="ce1" office:value-type="string">
            <text:p>2012-05-10</text:p>
          </table:table-cell>
          <table:table-cell office:value-type="float" office:value="50584364838">
            <text:p>505843648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- 110/55;112/60mmHg</text:p>
          </table:table-cell>
          <table:table-cell office:value-type="string">
            <text:p>112/60mmHg</text:p>
          </table:table-cell>
          <table:table-cell office:value-type="string">
            <text:p><text:s/>( patsiendi sõnul RR pigem mada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01056">
            <text:p>8801056</text:p>
          </table:table-cell>
          <table:table-cell office:value-type="float" office:value="201132476">
            <text:p>201132476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8014283331">
            <text:p>9801428333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öiste vR keskmised väärtused 112 / 65 mmHG</text:p>
          </table:table-cell>
          <table:table-cell office:value-type="string">
            <text:p>112 / 65 mmHG</text:p>
          </table:table-cell>
          <table:table-cell office:value-type="string">
            <text:p><text:s/>( 95 PT = ) 114 / 66 mmHg )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594802">
            <text:p>14594802</text:p>
          </table:table-cell>
          <table:table-cell office:value-type="float" office:value="173653658">
            <text:p>173653658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table:style-name="ce1" office:value-type="string">
            <text:p>2013-04-24</text:p>
          </table:table-cell>
          <table:table-cell office:value-type="float" office:value="31300462574">
            <text:p>313004625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lal 110/75 mmHg , vasakul jalal 112/75 mmHg</text:p>
          </table:table-cell>
          <table:table-cell office:value-type="string">
            <text:p>112/7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2140122">
            <text:p>12140122</text:p>
          </table:table-cell>
          <table:table-cell office:value-type="float" office:value="204728240">
            <text:p>204728240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table:style-name="ce1" office:value-type="string">
            <text:p>2013-10-14</text:p>
          </table:table-cell>
          <table:table-cell office:value-type="float" office:value="48363956358">
            <text:p>483639563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eriaalne RR sin ( mmHg ) : 112/80 </text:p>
          </table:table-cell>
          <table:table-cell office:value-type="string">
            <text:p>112/8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686966">
            <text:p>9686966</text:p>
          </table:table-cell>
          <table:table-cell office:value-type="float" office:value="169811453">
            <text:p>169811453</text:p>
          </table:table-cell>
          <table:table-cell office:value-type="string">
            <text:p>2013-04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2933235">
            <text:p>67303293323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87 x min , RR 112/87 mmHg</text:p>
          </table:table-cell>
          <table:table-cell office:value-type="string">
            <text:p>RR 112/87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559399">
            <text:p>10559399</text:p>
          </table:table-cell>
          <table:table-cell office:value-type="float" office:value="158537001">
            <text:p>158537001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table:style-name="ce1" office:value-type="string">
            <text:p>2013-01-16</text:p>
          </table:table-cell>
          <table:table-cell office:value-type="float" office:value="37014255749">
            <text:p>3701425574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Hemodünaamiliselt stabiilne , RR 113/63 mmHg</text:p>
          </table:table-cell>
          <table:table-cell office:value-type="string">
            <text:p>RR 113/63 mmHg</text:p>
          </table:table-cell>
          <table:table-cell office:value-type="string">
            <text:p><text:s/>, fr 75x ' , SpO298 %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940245">
            <text:p>15940245</text:p>
          </table:table-cell>
          <table:table-cell office:value-type="float" office:value="209037764">
            <text:p>209037764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table:style-name="ce1" office:value-type="string">
            <text:p>2013-10-28</text:p>
          </table:table-cell>
          <table:table-cell office:value-type="float" office:value="59397457526">
            <text:p>593974575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le stimulatsioonile ja valule - RR 113/68 mmHg</text:p>
          </table:table-cell>
          <table:table-cell office:value-type="string">
            <text:p>RR 113/68 mmHg</text:p>
          </table:table-cell>
          <table:table-cell office:value-type="string">
            <text:p><text:s/>, fr 132-152 x ` , FA , SpO295 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451829">
            <text:p>5451829</text:p>
          </table:table-cell>
          <table:table-cell office:value-type="float" office:value="84393819">
            <text:p>84393819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table:style-name="ce1" office:value-type="string">
            <text:p>2012-02-22</text:p>
          </table:table-cell>
          <table:table-cell office:value-type="float" office:value="41226230843">
            <text:p>412262308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114/71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382535">
            <text:p>5382535</text:p>
          </table:table-cell>
          <table:table-cell office:value-type="float" office:value="124955520">
            <text:p>124955520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table:style-name="ce1" office:value-type="string">
            <text:p>2012-06-13</text:p>
          </table:table-cell>
          <table:table-cell office:value-type="float" office:value="64776595011">
            <text:p>6477659501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R 95/50 mmHg ( 95 ph norm 114/75 mmHg</text:p>
          </table:table-cell>
          <table:table-cell office:value-type="string">
            <text:p>114/75 mmHg</text:p>
          </table:table-cell>
          <table:table-cell office:value-type="string">
            <text:p><text:s/>)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68943">
            <text:p>8868943</text:p>
          </table:table-cell>
          <table:table-cell office:value-type="float" office:value="194126719">
            <text:p>194126719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941047990">
            <text:p>7394104799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Diastoolne rõhk 56-114mmHG</text:p>
          </table:table-cell>
          <table:table-cell office:value-type="string">
            <text:p>114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1319709">
            <text:p>11319709</text:p>
          </table:table-cell>
          <table:table-cell office:value-type="float" office:value="205149437">
            <text:p>205149437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table:style-name="ce1" office:value-type="string">
            <text:p>2013-08-09</text:p>
          </table:table-cell>
          <table:table-cell office:value-type="float" office:value="673038541602">
            <text:p>6730385416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5/6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936840">
            <text:p>18936840</text:p>
          </table:table-cell>
          <table:table-cell office:value-type="float" office:value="181590575">
            <text:p>181590575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6129833211">
            <text:p>761298332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: RR 115/60 mmHg</text:p>
          </table:table-cell>
          <table:table-cell office:value-type="string">
            <text:p>RR 115/6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536092">
            <text:p>14536092</text:p>
          </table:table-cell>
          <table:table-cell office:value-type="float" office:value="201964822">
            <text:p>201964822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table:style-name="ce1" office:value-type="string">
            <text:p>2013-09-27</text:p>
          </table:table-cell>
          <table:table-cell office:value-type="float" office:value="673030499365">
            <text:p>6730304993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täna normipiires!115/65 mmHg</text:p>
          </table:table-cell>
          <table:table-cell office:value-type="string">
            <text:p>115/6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260960">
            <text:p>10260960</text:p>
          </table:table-cell>
          <table:table-cell office:value-type="float" office:value="155190511">
            <text:p>155190511</text:p>
          </table:table-cell>
          <table:table-cell office:value-type="string">
            <text:p>2012-12-10</text:p>
          </table:table-cell>
          <table:table-cell office:value-type="string">
            <text:p>S</text:p>
          </table:table-cell>
          <table:table-cell table:style-name="ce1" office:value-type="string">
            <text:p>2012-12-03</text:p>
          </table:table-cell>
          <table:table-cell office:value-type="float" office:value="81881565214">
            <text:p>818815652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dametoonid tuhmid , fr95x min , RR115/65 mmhg</text:p>
          </table:table-cell>
          <table:table-cell office:value-type="string">
            <text:p>RR115/6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286774">
            <text:p>21286774</text:p>
          </table:table-cell>
          <table:table-cell office:value-type="float" office:value="197045005">
            <text:p>197045005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1895687661">
            <text:p>718956876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15/70 mmHg</text:p>
          </table:table-cell>
          <table:table-cell office:value-type="string">
            <text:p><text:s/>, fr reg 65 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862907">
            <text:p>6862907</text:p>
          </table:table-cell>
          <table:table-cell office:value-type="float" office:value="134364757">
            <text:p>134364757</text:p>
          </table:table-cell>
          <table:table-cell office:value-type="string">
            <text:p>2012-08-27</text:p>
          </table:table-cell>
          <table:table-cell office:value-type="string">
            <text:p>S</text:p>
          </table:table-cell>
          <table:table-cell table:style-name="ce1" office:value-type="string">
            <text:p>2012-08-17</text:p>
          </table:table-cell>
          <table:table-cell office:value-type="float" office:value="13416449909">
            <text:p>1341644990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5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824192">
            <text:p>16824192</text:p>
          </table:table-cell>
          <table:table-cell office:value-type="float" office:value="178090227">
            <text:p>178090227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table:style-name="ce1" office:value-type="string">
            <text:p>2013-05-15</text:p>
          </table:table-cell>
          <table:table-cell office:value-type="float" office:value="673042931867">
            <text:p>6730429318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Ööpäeva keskmine RR 115/70 mmHg</text:p>
          </table:table-cell>
          <table:table-cell office:value-type="string">
            <text:p>RR 115/70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910748">
            <text:p>18910748</text:p>
          </table:table-cell>
          <table:table-cell office:value-type="float" office:value="215563406">
            <text:p>215563406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924543872">
            <text:p>249245438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5/75mmhg</text:p>
          </table:table-cell>
          <table:table-cell office:value-type="string">
            <text:p><text:s/>cor re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234297">
            <text:p>17234297</text:p>
          </table:table-cell>
          <table:table-cell office:value-type="float" office:value="214674301">
            <text:p>214674301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0258151631">
            <text:p>702581516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OBJ : RR 11578</text:p>
          </table:table-cell>
          <table:table-cell office:value-type="string">
            <text:p>RR 11578</text:p>
          </table:table-cell>
          <table:table-cell office:value-type="string">
            <text:p>5 fr 73 K-65 kg-on kodune + 5 kg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953767">
            <text:p>2953767</text:p>
          </table:table-cell>
          <table:table-cell office:value-type="float" office:value="122673279">
            <text:p>122673279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899373239">
            <text:p>278993732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UH Doppler jalgade arteritest 115/80 </text:p>
          </table:table-cell>
          <table:table-cell office:value-type="string">
            <text:p>115/80 </text:p>
          </table:table-cell>
          <table:table-cell office:value-type="string">
            <text:p>fr 69 x min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467629">
            <text:p>9467629</text:p>
          </table:table-cell>
          <table:table-cell office:value-type="float" office:value="161369931">
            <text:p>161369931</text:p>
          </table:table-cell>
          <table:table-cell office:value-type="string">
            <text:p>2013-02-0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7511729">
            <text:p>6730475117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üdame töö regulaarne , fr 70x ` RR 115/80mmHg</text:p>
          </table:table-cell>
          <table:table-cell office:value-type="string">
            <text:p>RR 115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00869">
            <text:p>1700869</text:p>
          </table:table-cell>
          <table:table-cell office:value-type="float" office:value="149306291">
            <text:p>149306291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493549513">
            <text:p>3949354951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Rahuoleku RR 115/90 mmHg</text:p>
          </table:table-cell>
          <table:table-cell office:value-type="string">
            <text:p>RR 115/90 mmHg</text:p>
          </table:table-cell>
          <table:table-cell office:value-type="string">
            <text:p><text:s/>, maksimaalne RR 130/80 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081844">
            <text:p>6081844</text:p>
          </table:table-cell>
          <table:table-cell office:value-type="float" office:value="130417113">
            <text:p>130417113</text:p>
          </table:table-cell>
          <table:table-cell office:value-type="string">
            <text:p>2012-07-2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1943279542">
            <text:p>2194327954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s vesikulaarne hingamiskahin , vererõhk 116/67 mm Hg</text:p>
          </table:table-cell>
          <table:table-cell office:value-type="string">
            <text:p>vererõhk 116/67 mm 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470483">
            <text:p>24470483</text:p>
          </table:table-cell>
          <table:table-cell office:value-type="float" office:value="201323961">
            <text:p>201323961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table:style-name="ce1" office:value-type="string">
            <text:p>2013-10-04</text:p>
          </table:table-cell>
          <table:table-cell office:value-type="float" office:value="75765649528">
            <text:p>757656495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128/80 mmHg , passiivperioodil 116/70 mmHg</text:p>
          </table:table-cell>
          <table:table-cell office:value-type="string">
            <text:p>116/7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6">
            <text:p>116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034126">
            <text:p>10034126</text:p>
          </table:table-cell>
          <table:table-cell office:value-type="float" office:value="178083206">
            <text:p>178083206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4344838333">
            <text:p>1434483833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leid : AR 116/70 mmHg</text:p>
          </table:table-cell>
          <table:table-cell office:value-type="string">
            <text:p>116/70 mmHg</text:p>
          </table:table-cell>
          <table:table-cell office:value-type="string">
            <text:p><text:s/>, südametegevus regul fr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6">
            <text:p>116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364802">
            <text:p>5364802</text:p>
          </table:table-cell>
          <table:table-cell office:value-type="float" office:value="126737072">
            <text:p>126737072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ce1" office:value-type="string">
            <text:p>2012-05-18</text:p>
          </table:table-cell>
          <table:table-cell office:value-type="float" office:value="78363887843">
            <text:p>7836388784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MI : 16.2kg/m2 , BSA 0,90 m2 , RR 116/70 mmHg</text:p>
          </table:table-cell>
          <table:table-cell office:value-type="string">
            <text:p>RR 116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6">
            <text:p>116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004574">
            <text:p>10004574</text:p>
          </table:table-cell>
          <table:table-cell office:value-type="float" office:value="158949467">
            <text:p>158949467</text:p>
          </table:table-cell>
          <table:table-cell office:value-type="string">
            <text:p>2013-01-17</text:p>
          </table:table-cell>
          <table:table-cell office:value-type="string">
            <text:p>S</text:p>
          </table:table-cell>
          <table:table-cell table:style-name="ce1" office:value-type="string">
            <text:p>2012-10-18</text:p>
          </table:table-cell>
          <table:table-cell office:value-type="float" office:value="21367633644">
            <text:p>213676336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=116/77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6">
            <text:p>116</text:p>
          </table:table-cell>
          <table:table-cell office:value-type="float" office:value="77">
            <text:p>77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012442">
            <text:p>10012442</text:p>
          </table:table-cell>
          <table:table-cell office:value-type="float" office:value="198052556">
            <text:p>198052556</text:p>
          </table:table-cell>
          <table:table-cell office:value-type="string">
            <text:p>2013-09-1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1574725467">
            <text:p>1157472546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-l kiire virvendusarütmia ja AR 116/79 mmHg</text:p>
          </table:table-cell>
          <table:table-cell office:value-type="string">
            <text:p>116/79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819248">
            <text:p>5819248</text:p>
          </table:table-cell>
          <table:table-cell office:value-type="float" office:value="139091111">
            <text:p>139091111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1119396401">
            <text:p>5111939640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, Frekvens 91/min , parema käsi 117/78 mm Hg</text:p>
          </table:table-cell>
          <table:table-cell office:value-type="string">
            <text:p>117/78 mm Hg</text:p>
          </table:table-cell>
          <table:table-cell office:value-type="string">
            <text:p><text:s/>, Frekvens 96/min , seistes 115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602717">
            <text:p>5602717</text:p>
          </table:table-cell>
          <table:table-cell office:value-type="float" office:value="134089830">
            <text:p>134089830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4303976332">
            <text:p>6430397633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BMI-26 KG/M2g 23/08/12 AD 117/82 mmHg</text:p>
          </table:table-cell>
          <table:table-cell office:value-type="string">
            <text:p>117/82 mmHg</text:p>
          </table:table-cell>
          <table:table-cell office:value-type="string">
            <text:p><text:s/>, Ps81/min , SUHKUR-5,5 MMOL/L 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203373">
            <text:p>23203373</text:p>
          </table:table-cell>
          <table:table-cell office:value-type="float" office:value="196408950">
            <text:p>196408950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table:style-name="ce1" office:value-type="string">
            <text:p>2012-10-11</text:p>
          </table:table-cell>
          <table:table-cell office:value-type="float" office:value="24930685030">
            <text:p>249306850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8/70mmHg</text:p>
          </table:table-cell>
          <table:table-cell office:value-type="string">
            <text:p><text:s/>, turseteta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24144">
            <text:p>2224144</text:p>
          </table:table-cell>
          <table:table-cell office:value-type="float" office:value="85451110">
            <text:p>85451110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831016160">
            <text:p>888310161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8/71 </text:p>
          </table:table-cell>
          <table:table-cell office:value-type="string">
            <text:p>, Fr-81x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8">
            <text:p>118</text:p>
          </table:table-cell>
          <table:table-cell office:value-type="float" office:value="71">
            <text:p>7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743092">
            <text:p>10743092</text:p>
          </table:table-cell>
          <table:table-cell office:value-type="float" office:value="171034122">
            <text:p>171034122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ce1" office:value-type="string">
            <text:p>2013-04-09</text:p>
          </table:table-cell>
          <table:table-cell office:value-type="float" office:value="48433174177">
            <text:p>484331741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vasakul käel ( mm/Hg ) : 118/71 </text:p>
          </table:table-cell>
          <table:table-cell office:value-type="string">
            <text:p>118/71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8">
            <text:p>118</text:p>
          </table:table-cell>
          <table:table-cell office:value-type="float" office:value="71">
            <text:p>7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432377">
            <text:p>17432377</text:p>
          </table:table-cell>
          <table:table-cell office:value-type="float" office:value="170087365">
            <text:p>170087365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279170709">
            <text:p>352791707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80 RR 118/77 mmHg</text:p>
          </table:table-cell>
          <table:table-cell office:value-type="string">
            <text:p>RR 118/77 mmHg</text:p>
          </table:table-cell>
          <table:table-cell office:value-type="string">
            <text:p><text:s/>Pulm bil vesik hk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269039">
            <text:p>23269039</text:p>
          </table:table-cell>
          <table:table-cell office:value-type="float" office:value="174252900">
            <text:p>174252900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ce1" office:value-type="string">
            <text:p>2012-12-03</text:p>
          </table:table-cell>
          <table:table-cell office:value-type="float" office:value="673031840871">
            <text:p>6730318408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8/78 </text:p>
          </table:table-cell>
          <table:table-cell office:value-type="string">
            <text:p>, F 18 , Ü 85 cm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8">
            <text:p>118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480630">
            <text:p>20480630</text:p>
          </table:table-cell>
          <table:table-cell office:value-type="float" office:value="185609279">
            <text:p>185609279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table:style-name="ce1" office:value-type="string">
            <text:p>2013-01-18</text:p>
          </table:table-cell>
          <table:table-cell office:value-type="float" office:value="673043307635">
            <text:p>6730433076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, rutm regulaarne , fr 88 x min RR 118/80 mm Hg</text:p>
          </table:table-cell>
          <table:table-cell office:value-type="string">
            <text:p>RR 118/8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8">
            <text:p>118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175155">
            <text:p>18175155</text:p>
          </table:table-cell>
          <table:table-cell office:value-type="float" office:value="201205695">
            <text:p>201205695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65998">
            <text:p>6730305659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18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8">
            <text:p>118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2680194">
            <text:p>12680194</text:p>
          </table:table-cell>
          <table:table-cell office:value-type="float" office:value="217284355">
            <text:p>217284355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ce1" office:value-type="string">
            <text:p>2013-09-25</text:p>
          </table:table-cell>
          <table:table-cell office:value-type="float" office:value="48802583710">
            <text:p>488025837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2 . 36,0C , Fr 69x ´ , 119/75mmHg</text:p>
          </table:table-cell>
          <table:table-cell office:value-type="string">
            <text:p>119/75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19">
            <text:p>119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746653">
            <text:p>18746653</text:p>
          </table:table-cell>
          <table:table-cell office:value-type="float" office:value="179687190">
            <text:p>179687190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8845075808">
            <text:p>488450758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kaarbikute hüpertroofia RR dex 120/60 </text:p>
          </table:table-cell>
          <table:table-cell office:value-type="string">
            <text:p>120/60 </text:p>
          </table:table-cell>
          <table:table-cell office:value-type="string">
            <text:p>, RR sin 120/80 , Fr-68x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374326">
            <text:p>10374326</text:p>
          </table:table-cell>
          <table:table-cell office:value-type="float" office:value="184014435">
            <text:p>184014435</text:p>
          </table:table-cell>
          <table:table-cell office:value-type="string">
            <text:p>2013-06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1333755248">
            <text:p>4133375524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100/60-120/60 </text:p>
          </table:table-cell>
          <table:table-cell office:value-type="string">
            <text:p>120/60 </text:p>
          </table:table-cell>
          <table:table-cell office:value-type="string">
            <text:p>; temp 36.5-36.7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705348">
            <text:p>21705348</text:p>
          </table:table-cell>
          <table:table-cell office:value-type="float" office:value="172746284">
            <text:p>172746284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table:style-name="ce1" office:value-type="string">
            <text:p>2013-04-18</text:p>
          </table:table-cell>
          <table:table-cell office:value-type="float" office:value="23110554148">
            <text:p>231105541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tmel , kaelal , paraskapulaarsltRR 120/70mmHg</text:p>
          </table:table-cell>
          <table:table-cell office:value-type="string">
            <text:p>RR 120/70mmHg</text:p>
          </table:table-cell>
          <table:table-cell office:value-type="string">
            <text:p>Cor : toonid puhtad , rütm regul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077230">
            <text:p>18077230</text:p>
          </table:table-cell>
          <table:table-cell office:value-type="float" office:value="166653887">
            <text:p>166653887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979253238">
            <text:p>13979253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: Kopsud ja cor ii RR 120/70 </text:p>
          </table:table-cell>
          <table:table-cell office:value-type="string">
            <text:p>RR 120/70 </text:p>
          </table:table-cell>
          <table:table-cell office:value-type="string">
            <text:p>Kõht palp-l pehme , valulikkkus 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62761">
            <text:p>2462761</text:p>
          </table:table-cell>
          <table:table-cell office:value-type="float" office:value="154427393">
            <text:p>154427393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980380944">
            <text:p>449803809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7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4551">
            <text:p>194551</text:p>
          </table:table-cell>
          <table:table-cell office:value-type="float" office:value="137008091">
            <text:p>137008091</text:p>
          </table:table-cell>
          <table:table-cell office:value-type="string">
            <text:p>2012-09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string">
            <text:p>GBR.UK5346817730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60/90 , oksendas 1 x , hommikul RR 120/70 mmHg</text:p>
          </table:table-cell>
          <table:table-cell office:value-type="string">
            <text:p>RR 12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521422">
            <text:p>11521422</text:p>
          </table:table-cell>
          <table:table-cell office:value-type="float" office:value="215541569">
            <text:p>21554156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table:style-name="ce1" office:value-type="string">
            <text:p>2013-06-28</text:p>
          </table:table-cell>
          <table:table-cell office:value-type="float" office:value="88672854297">
            <text:p>886728542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20/70 mmhg</text:p>
          </table:table-cell>
          <table:table-cell office:value-type="string">
            <text:p><text:s/>Kontr 2 kuud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398255">
            <text:p>14398255</text:p>
          </table:table-cell>
          <table:table-cell office:value-type="float" office:value="158019792">
            <text:p>158019792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table:style-name="ce1" office:value-type="string">
            <text:p>2012-07-26</text:p>
          </table:table-cell>
          <table:table-cell office:value-type="float" office:value="43185919311">
            <text:p>431859193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 / 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183331">
            <text:p>10183331</text:p>
          </table:table-cell>
          <table:table-cell office:value-type="float" office:value="158539798">
            <text:p>158539798</text:p>
          </table:table-cell>
          <table:table-cell office:value-type="string">
            <text:p>2012-09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4278572429">
            <text:p>242785724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Vererõhuväärtused stabiilsed - 120/70</text:p>
          </table:table-cell>
          <table:table-cell office:value-type="string">
            <text:p>120/70</text:p>
          </table:table-cell>
          <table:table-cell office:value-type="string">
            <text:p>-130/80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986142">
            <text:p>8986142</text:p>
          </table:table-cell>
          <table:table-cell office:value-type="float" office:value="173340358">
            <text:p>173340358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11963">
            <text:p>67303051196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Ööpäevane keskmine 120/70 mmHg</text:p>
          </table:table-cell>
          <table:table-cell office:value-type="string">
            <text:p>120/70 mmHg</text:p>
          </table:table-cell>
          <table:table-cell office:value-type="string">
            <text:p><text:s/>, max 150/80 mmH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769980">
            <text:p>14769980</text:p>
          </table:table-cell>
          <table:table-cell office:value-type="float" office:value="157707543">
            <text:p>157707543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table:style-name="ce1" office:value-type="string">
            <text:p>2012-08-27</text:p>
          </table:table-cell>
          <table:table-cell office:value-type="float" office:value="70703628798">
            <text:p>707036287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table:number-columns-repeated="2" office:value-type="string">
            <text:p>RR 120/70</text:p>
          </table:table-cell>
          <table:table-cell office:value-type="string">
            <text:p>124/80 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987903">
            <text:p>10987903</text:p>
          </table:table-cell>
          <table:table-cell office:value-type="float" office:value="208239701">
            <text:p>208239701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ce1" office:value-type="string">
            <text:p>2013-05-10</text:p>
          </table:table-cell>
          <table:table-cell office:value-type="float" office:value="673034073792">
            <text:p>6730340737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20/7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798745">
            <text:p>5798745</text:p>
          </table:table-cell>
          <table:table-cell office:value-type="float" office:value="140798438">
            <text:p>140798438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table:style-name="ce1" office:value-type="string">
            <text:p>2012-10-08</text:p>
          </table:table-cell>
          <table:table-cell office:value-type="float" office:value="17836494003">
            <text:p>1783649400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08.10.2012 - RR : 120/70mmHg</text:p>
          </table:table-cell>
          <table:table-cell office:value-type="string">
            <text:p>120/7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796969">
            <text:p>6796969</text:p>
          </table:table-cell>
          <table:table-cell office:value-type="float" office:value="126123554">
            <text:p>126123554</text:p>
          </table:table-cell>
          <table:table-cell office:value-type="string">
            <text:p>2012-06-20</text:p>
          </table:table-cell>
          <table:table-cell office:value-type="string">
            <text:p>S</text:p>
          </table:table-cell>
          <table:table-cell table:style-name="ce1" office:value-type="string">
            <text:p>2012-05-07</text:p>
          </table:table-cell>
          <table:table-cell office:value-type="float" office:value="46895185258">
            <text:p>4689518525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7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99863">
            <text:p>599863</text:p>
          </table:table-cell>
          <table:table-cell office:value-type="float" office:value="85812843">
            <text:p>85812843</text:p>
          </table:table-cell>
          <table:table-cell office:value-type="string">
            <text:p>2012-02-28</text:p>
          </table:table-cell>
          <table:table-cell office:value-type="string">
            <text:p>S</text:p>
          </table:table-cell>
          <table:table-cell table:style-name="ce1" office:value-type="string">
            <text:p>2012-02-15</text:p>
          </table:table-cell>
          <table:table-cell office:value-type="float" office:value="75310571981">
            <text:p>753105719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Vererõhk 120/70mmHg</text:p>
          </table:table-cell>
          <table:table-cell office:value-type="string">
            <text:p><text:s/>, fr</text:p>
          </table:table-cell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338941">
            <text:p>1338941</text:p>
          </table:table-cell>
          <table:table-cell office:value-type="float" office:value="140083837">
            <text:p>140083837</text:p>
          </table:table-cell>
          <table:table-cell office:value-type="string">
            <text:p>2012-10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8764296525">
            <text:p>98764296525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SÜDA : regulaarne , RR 120/75 mmHg</text:p>
          </table:table-cell>
          <table:table-cell office:value-type="string">
            <text:p>RR 120/75 mmHg</text:p>
          </table:table-cell>
          <table:table-cell office:value-type="string">
            <text:p><text:s/>Pulss 92 korda minuti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23696">
            <text:p>123696</text:p>
          </table:table-cell>
          <table:table-cell office:value-type="float" office:value="129893959">
            <text:p>129893959</text:p>
          </table:table-cell>
          <table:table-cell office:value-type="string">
            <text:p>2012-07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2578897017">
            <text:p>4257889701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nõrgem , Cor toonid reg , 78x , RR 120/75 mmHg</text:p>
          </table:table-cell>
          <table:table-cell office:value-type="string">
            <text:p>RR 120/7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501848">
            <text:p>5501848</text:p>
          </table:table-cell>
          <table:table-cell office:value-type="float" office:value="81277288">
            <text:p>81277288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6541893051">
            <text:p>8654189305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htad , regulaarsed , fr ~ 70x ' RR 120/80mmHg</text:p>
          </table:table-cell>
          <table:table-cell office:value-type="string">
            <text:p>RR 120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772475">
            <text:p>6772475</text:p>
          </table:table-cell>
          <table:table-cell office:value-type="float" office:value="143966394">
            <text:p>143966394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table:style-name="ce1" office:value-type="string">
            <text:p>2012-10-01</text:p>
          </table:table-cell>
          <table:table-cell office:value-type="float" office:value="48381393791">
            <text:p>483813937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= 12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840903">
            <text:p>7840903</text:p>
          </table:table-cell>
          <table:table-cell office:value-type="float" office:value="86644382">
            <text:p>86644382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4309029066">
            <text:p>743090290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 RR 120/80 mmHg</text:p>
          </table:table-cell>
          <table:table-cell office:value-type="string">
            <text:p>RR 12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32572">
            <text:p>2432572</text:p>
          </table:table-cell>
          <table:table-cell office:value-type="float" office:value="144605858">
            <text:p>144605858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table:style-name="ce1" office:value-type="string">
            <text:p>2012-08-17</text:p>
          </table:table-cell>
          <table:table-cell office:value-type="float" office:value="26677152074">
            <text:p>266771520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isund veidi parem valu vähem , RR120/80 </text:p>
          </table:table-cell>
          <table:table-cell office:value-type="string">
            <text:p>RR120/80 </text:p>
          </table:table-cell>
          <table:table-cell office:value-type="string">
            <text:p>, jätkab ravi , soovib minna töö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649263">
            <text:p>19649263</text:p>
          </table:table-cell>
          <table:table-cell office:value-type="float" office:value="158435369">
            <text:p>158435369</text:p>
          </table:table-cell>
          <table:table-cell office:value-type="string">
            <text:p>2011-05-09</text:p>
          </table:table-cell>
          <table:table-cell office:value-type="string">
            <text:p>A</text:p>
          </table:table-cell>
          <table:table-cell table:style-name="ce1" office:value-type="string">
            <text:p>2011-05-09</text:p>
          </table:table-cell>
          <table:table-cell office:value-type="float" office:value="673039326375">
            <text:p>6730393263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RR 120/80 mmHg</text:p>
          </table:table-cell>
          <table:table-cell office:value-type="string">
            <text:p>RR 12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803870">
            <text:p>2803870</text:p>
          </table:table-cell>
          <table:table-cell office:value-type="float" office:value="125644843">
            <text:p>125644843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table:style-name="ce1" office:value-type="string">
            <text:p>2012-06-15</text:p>
          </table:table-cell>
          <table:table-cell office:value-type="float" office:value="67113713662">
            <text:p>671137136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997295">
            <text:p>8997295</text:p>
          </table:table-cell>
          <table:table-cell office:value-type="float" office:value="211642800">
            <text:p>211642800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033160415">
            <text:p>3203316041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isperioodi lõpp ) 130/85-170/90-120/80</text:p>
          </table:table-cell>
          <table:table-cell office:value-type="string">
            <text:p>120/80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70696">
            <text:p>1570696</text:p>
          </table:table-cell>
          <table:table-cell office:value-type="float" office:value="126507185">
            <text:p>126507185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2067977824">
            <text:p>4206797782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3 minutiks taastub art RR 120/80 mmhg</text:p>
          </table:table-cell>
          <table:table-cell office:value-type="string">
            <text:p>RR 120/80 mmhg</text:p>
          </table:table-cell>
          <table:table-cell office:value-type="string">
            <text:p><text:s/>, südamesagedus 95 lööki/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984952">
            <text:p>17984952</text:p>
          </table:table-cell>
          <table:table-cell office:value-type="float" office:value="177176568">
            <text:p>177176568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ce1" office:value-type="string">
            <text:p>2013-03-20</text:p>
          </table:table-cell>
          <table:table-cell office:value-type="float" office:value="70496051794">
            <text:p>704960517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anenud , infiltraati ei esine RR 120/80 mmHg</text:p>
          </table:table-cell>
          <table:table-cell office:value-type="string">
            <text:p>RR 120/80 mmHg</text:p>
          </table:table-cell>
          <table:table-cell office:value-type="string">
            <text:p><text:s/>, Cor t reg 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976915">
            <text:p>18976915</text:p>
          </table:table-cell>
          <table:table-cell office:value-type="float" office:value="180164116">
            <text:p>180164116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ce1" office:value-type="string">
            <text:p>2013-03-13</text:p>
          </table:table-cell>
          <table:table-cell office:value-type="float" office:value="673030377767">
            <text:p>6730303777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<text:s/>Füüsilisel koormusel õhupuudus vererõhk 120/80 mmHg</text:p>
          </table:table-cell>
          <table:table-cell office:value-type="string">
            <text:p>vererõhk 120/80 mmHg</text:p>
          </table:table-cell>
          <table:table-cell office:value-type="string">
            <text:p><text:s/>piirides 20.03.201313 : 31 : He</text:p>
          </table:table-cell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113923">
            <text:p>10113923</text:p>
          </table:table-cell>
          <table:table-cell office:value-type="float" office:value="165129528">
            <text:p>165129528</text:p>
          </table:table-cell>
          <table:table-cell office:value-type="string">
            <text:p>2013-02-28</text:p>
          </table:table-cell>
          <table:table-cell office:value-type="string">
            <text:p>S</text:p>
          </table:table-cell>
          <table:table-cell table:style-name="ce1" office:value-type="string">
            <text:p>2013-02-28</text:p>
          </table:table-cell>
          <table:table-cell office:value-type="float" office:value="53313721615">
            <text:p>5331372161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ts ebaregul -ne 125 ... 150 x' RR 120/80 mm/Hg</text:p>
          </table:table-cell>
          <table:table-cell office:value-type="string">
            <text:p>RR 120/80 mm/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196504">
            <text:p>8196504</text:p>
          </table:table-cell>
          <table:table-cell office:value-type="float" office:value="140806190">
            <text:p>140806190</text:p>
          </table:table-cell>
          <table:table-cell office:value-type="string">
            <text:p>2012-07-16</text:p>
          </table:table-cell>
          <table:table-cell office:value-type="string">
            <text:p>A</text:p>
          </table:table-cell>
          <table:table-cell table:style-name="ce1" office:value-type="string">
            <text:p>2012-03-27</text:p>
          </table:table-cell>
          <table:table-cell office:value-type="float" office:value="28620311333">
            <text:p>2862031133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053790">
            <text:p>19053790</text:p>
          </table:table-cell>
          <table:table-cell office:value-type="float" office:value="183337113">
            <text:p>183337113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3449892074">
            <text:p>834498920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üdame toonid on rütmilised r/r 120/80 mmhg</text:p>
          </table:table-cell>
          <table:table-cell office:value-type="string">
            <text:p>120/80 mmhg</text:p>
          </table:table-cell>
          <table:table-cell office:value-type="string">
            <text:p><text:s/>Südame toonid on rütmilised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951642">
            <text:p>4951642</text:p>
          </table:table-cell>
          <table:table-cell office:value-type="float" office:value="144455663">
            <text:p>144455663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table:style-name="ce1" office:value-type="string">
            <text:p>2012-09-28</text:p>
          </table:table-cell>
          <table:table-cell office:value-type="float" office:value="19668123423">
            <text:p>196681234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80 mm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105034">
            <text:p>23105034</text:p>
          </table:table-cell>
          <table:table-cell office:value-type="float" office:value="183735775">
            <text:p>183735775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8635670">
            <text:p>6730386356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691289">
            <text:p>18691289</text:p>
          </table:table-cell>
          <table:table-cell office:value-type="float" office:value="159481241">
            <text:p>159481241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197972755">
            <text:p>871979727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BMI28 kops ii Cor reg 67 RR 120/80 mm / hg</text:p>
          </table:table-cell>
          <table:table-cell office:value-type="string">
            <text:p>RR 120/80 mm /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/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530965">
            <text:p>5530965</text:p>
          </table:table-cell>
          <table:table-cell office:value-type="float" office:value="82115126">
            <text:p>82115126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table:style-name="ce1" office:value-type="string">
            <text:p>2012-02-02</text:p>
          </table:table-cell>
          <table:table-cell office:value-type="float" office:value="86184762907">
            <text:p>8618476290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02.02.2012 - RR : 120/80mmHg</text:p>
          </table:table-cell>
          <table:table-cell office:value-type="string">
            <text:p>120/8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759630">
            <text:p>6759630</text:p>
          </table:table-cell>
          <table:table-cell office:value-type="float" office:value="127407097">
            <text:p>127407097</text:p>
          </table:table-cell>
          <table:table-cell office:value-type="string">
            <text:p>2012-06-20</text:p>
          </table:table-cell>
          <table:table-cell office:value-type="string">
            <text:p>S</text:p>
          </table:table-cell>
          <table:table-cell table:style-name="ce1" office:value-type="string">
            <text:p>2012-06-08</text:p>
          </table:table-cell>
          <table:table-cell office:value-type="float" office:value="54390883818">
            <text:p>5439088381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R RR 120/80 mmHg</text:p>
          </table:table-cell>
          <table:table-cell office:value-type="string">
            <text:p>RR 12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069617">
            <text:p>22069617</text:p>
          </table:table-cell>
          <table:table-cell office:value-type="float" office:value="157019324">
            <text:p>157019324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table:style-name="ce1" office:value-type="string">
            <text:p>2012-03-06</text:p>
          </table:table-cell>
          <table:table-cell office:value-type="float" office:value="32445551681">
            <text:p>324455516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3436514">
            <text:p>13436514</text:p>
          </table:table-cell>
          <table:table-cell office:value-type="float" office:value="157710192">
            <text:p>157710192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table:style-name="ce1" office:value-type="string">
            <text:p>2012-08-07</text:p>
          </table:table-cell>
          <table:table-cell office:value-type="float" office:value="13889747178">
            <text:p>138897471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table:number-columns-repeated="2" office:value-type="string">
            <text:p>RR 120/80</text:p>
          </table:table-cell>
          <table:table-cell office:value-type="string">
            <text:p>,125/80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724733">
            <text:p>18724733</text:p>
          </table:table-cell>
          <table:table-cell office:value-type="float" office:value="213777421">
            <text:p>213777421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7241898944">
            <text:p>372418989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8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715250">
            <text:p>18715250</text:p>
          </table:table-cell>
          <table:table-cell office:value-type="float" office:value="191464995">
            <text:p>191464995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6994225">
            <text:p>6730469942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8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784428">
            <text:p>23784428</text:p>
          </table:table-cell>
          <table:table-cell office:value-type="float" office:value="210752526">
            <text:p>210752526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ce1" office:value-type="string">
            <text:p>2013-11-21</text:p>
          </table:table-cell>
          <table:table-cell office:value-type="float" office:value="93709415984">
            <text:p>937094159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 / 84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943010">
            <text:p>19943010</text:p>
          </table:table-cell>
          <table:table-cell office:value-type="float" office:value="184203892">
            <text:p>184203892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08453">
            <text:p>6730304084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20/85 </text:p>
          </table:table-cell>
          <table:table-cell office:value-type="string">
            <text:p>andis analüüsi t norm ja köha vä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621952">
            <text:p>5621952</text:p>
          </table:table-cell>
          <table:table-cell office:value-type="float" office:value="140525808">
            <text:p>140525808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table:style-name="ce1" office:value-type="string">
            <text:p>2012-09-10</text:p>
          </table:table-cell>
          <table:table-cell office:value-type="float" office:value="50869973687">
            <text:p>5086997368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85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170298">
            <text:p>24170298</text:p>
          </table:table-cell>
          <table:table-cell office:value-type="float" office:value="176124819">
            <text:p>176124819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table:style-name="ce1" office:value-type="string">
            <text:p>2013-05-07</text:p>
          </table:table-cell>
          <table:table-cell office:value-type="float" office:value="673030571440">
            <text:p>6730305714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0/85 mm/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59378">
            <text:p>1959378</text:p>
          </table:table-cell>
          <table:table-cell office:value-type="float" office:value="121430728">
            <text:p>121430728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328896799">
            <text:p>2732889679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Cor fr regulaarne , RR 120/90 mmHg</text:p>
          </table:table-cell>
          <table:table-cell office:value-type="string">
            <text:p>RR 120/90 mmHg</text:p>
          </table:table-cell>
          <table:table-cell office:value-type="string">
            <text:p><text:s/>, pulm ausk bilat puhas h/k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83239">
            <text:p>1583239</text:p>
          </table:table-cell>
          <table:table-cell office:value-type="float" office:value="127858301">
            <text:p>127858301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687230475">
            <text:p>1368723047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Rahuoleku RR 120/90 mmHg</text:p>
          </table:table-cell>
          <table:table-cell office:value-type="string">
            <text:p>RR 120/90 mmHg</text:p>
          </table:table-cell>
          <table:table-cell office:value-type="string">
            <text:p><text:s/>, maksimaalne RR 190/110 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416227">
            <text:p>17416227</text:p>
          </table:table-cell>
          <table:table-cell office:value-type="float" office:value="164627280">
            <text:p>164627280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1210266641">
            <text:p>912102666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: RR 120/90 </text:p>
          </table:table-cell>
          <table:table-cell office:value-type="string">
            <text:p>RR 120/90 </text:p>
          </table:table-cell>
          <table:table-cell office:value-type="string">
            <text:p>, cor re , normofr sin ry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587414">
            <text:p>6587414</text:p>
          </table:table-cell>
          <table:table-cell office:value-type="float" office:value="85708805">
            <text:p>85708805</text:p>
          </table:table-cell>
          <table:table-cell office:value-type="string">
            <text:p>2012-03-0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4574065524">
            <text:p>3457406552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normi piires , süstoolne rõhk &lt; 120mmHg</text:p>
          </table:table-cell>
          <table:table-cell office:value-type="string">
            <text:p>120mmHg</text:p>
          </table:table-cell>
          <table:table-cell office:value-type="string">
            <text:p><text:s/>ja diast &lt; 80mmH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1137926">
            <text:p>11137926</text:p>
          </table:table-cell>
          <table:table-cell office:value-type="float" office:value="165834819">
            <text:p>165834819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table:style-name="ce1" office:value-type="string">
            <text:p>2013-03-07</text:p>
          </table:table-cell>
          <table:table-cell office:value-type="float" office:value="82967944745">
            <text:p>829679447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eskmine ööpäevane vererõhk 122/74 mmHg</text:p>
          </table:table-cell>
          <table:table-cell office:value-type="string">
            <text:p>vererõhk 122/74 mm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2">
            <text:p>122</text:p>
          </table:table-cell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163862">
            <text:p>24163862</text:p>
          </table:table-cell>
          <table:table-cell office:value-type="float" office:value="205514908">
            <text:p>205514908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table:style-name="ce1" office:value-type="string">
            <text:p>2013-09-26</text:p>
          </table:table-cell>
          <table:table-cell office:value-type="float" office:value="40656236211">
            <text:p>406562362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2/80mmHg</text:p>
          </table:table-cell>
          <table:table-cell office:value-type="string">
            <text:p><text:s/>, Ü 116cm , F 35cm , loode pea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2">
            <text:p>122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029569">
            <text:p>4029569</text:p>
          </table:table-cell>
          <table:table-cell office:value-type="float" office:value="124212085">
            <text:p>124212085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table:style-name="ce1" office:value-type="string">
            <text:p>1186-09-12</text:p>
          </table:table-cell>
          <table:table-cell office:value-type="float" office:value="29808724661">
            <text:p>298087246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lass , ninaverejooksud püsivad RR 122/82 </text:p>
          </table:table-cell>
          <table:table-cell office:value-type="string">
            <text:p>RR 122/82 </text:p>
          </table:table-cell>
          <table:table-cell office:value-type="string">
            <text:p>fr 75 Ravi samas annuses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679661">
            <text:p>6679661</text:p>
          </table:table-cell>
          <table:table-cell office:value-type="float" office:value="122303659">
            <text:p>122303659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table:style-name="ce1" office:value-type="string">
            <text:p>2012-05-17</text:p>
          </table:table-cell>
          <table:table-cell office:value-type="float" office:value="92617165558">
            <text:p>9261716555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üdame töö rütmiline , RR124/70 mmhg</text:p>
          </table:table-cell>
          <table:table-cell office:value-type="string">
            <text:p>RR124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411008">
            <text:p>5411008</text:p>
          </table:table-cell>
          <table:table-cell office:value-type="float" office:value="124073409">
            <text:p>124073409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table:style-name="ce1" office:value-type="string">
            <text:p>2012-06-08</text:p>
          </table:table-cell>
          <table:table-cell office:value-type="float" office:value="66637491040">
            <text:p>6663749104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4/74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4">
            <text:p>124</text:p>
          </table:table-cell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252716">
            <text:p>15252716</text:p>
          </table:table-cell>
          <table:table-cell office:value-type="float" office:value="192858326">
            <text:p>192858326</text:p>
          </table:table-cell>
          <table:table-cell office:value-type="string">
            <text:p>2013-08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7640827747">
            <text:p>87640827747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onitooring : Vererõhk 124/86</text:p>
          </table:table-cell>
          <table:table-cell office:value-type="string">
            <text:p>Vererõhk 124/86</text:p>
          </table:table-cell>
          <table:table-cell/>
          <table:table-cell office:value-type="string">
            <text:p>Vererõhk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4">
            <text:p>124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289650">
            <text:p>19289650</text:p>
          </table:table-cell>
          <table:table-cell office:value-type="float" office:value="176491984">
            <text:p>176491984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041582701">
            <text:p>580415827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RR 125/60 </text:p>
          </table:table-cell>
          <table:table-cell office:value-type="string">
            <text:p>RR 125/60 </text:p>
          </table:table-cell>
          <table:table-cell office:value-type="string">
            <text:p>, cor reg normofr Liigesed artro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868067">
            <text:p>9868067</text:p>
          </table:table-cell>
          <table:table-cell office:value-type="float" office:value="212093973">
            <text:p>212093973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table:style-name="ce1" office:value-type="string">
            <text:p>2013-11-05</text:p>
          </table:table-cell>
          <table:table-cell office:value-type="float" office:value="69191998658">
            <text:p>6919199865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5/65 </text:p>
          </table:table-cell>
          <table:table-cell office:value-type="string">
            <text:p>, Pulss 82 , keskmise täitumuseg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494736">
            <text:p>4494736</text:p>
          </table:table-cell>
          <table:table-cell office:value-type="float" office:value="83152900">
            <text:p>83152900</text:p>
          </table:table-cell>
          <table:table-cell office:value-type="string">
            <text:p>2012-02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6331462679">
            <text:p>563314626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valud on vähenenud liigestes . RR 125/65 mm Hg</text:p>
          </table:table-cell>
          <table:table-cell office:value-type="string">
            <text:p>RR 125/65 mm Hg</text:p>
          </table:table-cell>
          <table:table-cell office:value-type="string">
            <text:p><text:s/>ortopeed , infektsionist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671013">
            <text:p>6671013</text:p>
          </table:table-cell>
          <table:table-cell office:value-type="float" office:value="81832039">
            <text:p>81832039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table:style-name="ce1" office:value-type="string">
            <text:p>2012-01-26</text:p>
          </table:table-cell>
          <table:table-cell office:value-type="float" office:value="75419812495">
            <text:p>7541981249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5/70 mmHg</text:p>
          </table:table-cell>
          <table:table-cell office:value-type="string">
            <text:p><text:s/>, valukaebus pisut vähemana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453308">
            <text:p>5453308</text:p>
          </table:table-cell>
          <table:table-cell office:value-type="float" office:value="79290780">
            <text:p>79290780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table:style-name="ce1" office:value-type="string">
            <text:p>2011-12-27</text:p>
          </table:table-cell>
          <table:table-cell office:value-type="float" office:value="40732569460">
            <text:p>4073256946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olt kaebusteta Obj FR 67 L/min RR 125/70 mm Hg</text:p>
          </table:table-cell>
          <table:table-cell office:value-type="string">
            <text:p>RR 125/70 mm Hg</text:p>
          </table:table-cell>
          <table:table-cell office:value-type="string">
            <text:p><text:s/>Pulmonum , abdomen-korra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869326">
            <text:p>11869326</text:p>
          </table:table-cell>
          <table:table-cell office:value-type="float" office:value="197616934">
            <text:p>197616934</text:p>
          </table:table-cell>
          <table:table-cell office:value-type="string">
            <text:p>2013-09-14</text:p>
          </table:table-cell>
          <table:table-cell office:value-type="string">
            <text:p>A</text:p>
          </table:table-cell>
          <table:table-cell table:style-name="ce1" office:value-type="string">
            <text:p>2013-06-07</text:p>
          </table:table-cell>
          <table:table-cell office:value-type="float" office:value="673035807962">
            <text:p>6730358079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ikkus 176 / kaal 70 RR 125/70 </text:p>
          </table:table-cell>
          <table:table-cell office:value-type="string">
            <text:p>RR 125/70 </text:p>
          </table:table-cell>
          <table:table-cell office:value-type="string">
            <text:p>SF 19/88 liigutused ebamääraselt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106563">
            <text:p>24106563</text:p>
          </table:table-cell>
          <table:table-cell office:value-type="float" office:value="184348575">
            <text:p>184348575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table:style-name="ce1" office:value-type="string">
            <text:p>2013-01-24</text:p>
          </table:table-cell>
          <table:table-cell office:value-type="float" office:value="30110128794">
            <text:p>301101287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5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41106">
            <text:p>8841106</text:p>
          </table:table-cell>
          <table:table-cell office:value-type="float" office:value="218184228">
            <text:p>218184228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5898440842">
            <text:p>4589844084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, rutm regulaarne , fr 74 x min RR 125/75 mm Hg</text:p>
          </table:table-cell>
          <table:table-cell office:value-type="string">
            <text:p>RR 125/75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770603">
            <text:p>18770603</text:p>
          </table:table-cell>
          <table:table-cell office:value-type="float" office:value="193583025">
            <text:p>193583025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16749">
            <text:p>673030316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25/7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527516">
            <text:p>9527516</text:p>
          </table:table-cell>
          <table:table-cell office:value-type="float" office:value="162595951">
            <text:p>162595951</text:p>
          </table:table-cell>
          <table:table-cell office:value-type="string">
            <text:p>2013-02-1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0746141">
            <text:p>6730407461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Vererõhud 114-125/75</text:p>
          </table:table-cell>
          <table:table-cell office:value-type="string">
            <text:p>125/75</text:p>
          </table:table-cell>
          <table:table-cell office:value-type="string">
            <text:p>-55 mmHg , kopsupilt patoloogiat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63763">
            <text:p>1663763</text:p>
          </table:table-cell>
          <table:table-cell office:value-type="float" office:value="153240240">
            <text:p>153240240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6242767466">
            <text:p>4624276746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äevaajal keskmine RR 125/76 mmHg</text:p>
          </table:table-cell>
          <table:table-cell office:value-type="string">
            <text:p>RR 125/76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463599">
            <text:p>15463599</text:p>
          </table:table-cell>
          <table:table-cell office:value-type="float" office:value="210954433">
            <text:p>210954433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7466954062">
            <text:p>57466954062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3 min 125/78</text:p>
          </table:table-cell>
          <table:table-cell office:value-type="string">
            <text:p>125/78</text:p>
          </table:table-cell>
          <table:table-cell office:value-type="float" office:value="85">
            <text:p>8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293478">
            <text:p>14293478</text:p>
          </table:table-cell>
          <table:table-cell office:value-type="float" office:value="208029860">
            <text:p>208029860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table:style-name="ce1" office:value-type="string">
            <text:p>2013-10-31</text:p>
          </table:table-cell>
          <table:table-cell office:value-type="float" office:value="673030549321">
            <text:p>6730305493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125/78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460912">
            <text:p>17460912</text:p>
          </table:table-cell>
          <table:table-cell office:value-type="float" office:value="155032744">
            <text:p>155032744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5358258164">
            <text:p>753582581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5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606947">
            <text:p>20606947</text:p>
          </table:table-cell>
          <table:table-cell office:value-type="float" office:value="196167311">
            <text:p>196167311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ce1" office:value-type="string">
            <text:p>2012-04-10</text:p>
          </table:table-cell>
          <table:table-cell office:value-type="float" office:value="17510273678">
            <text:p>175102736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 s 6.8 mmol l RR 125/80 </text:p>
          </table:table-cell>
          <table:table-cell office:value-type="string">
            <text:p>RR 125/80 </text:p>
          </table:table-cell>
          <table:table-cell office:value-type="string">
            <text:p>kaal 77 kg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729308">
            <text:p>5729308</text:p>
          </table:table-cell>
          <table:table-cell office:value-type="float" office:value="149806266">
            <text:p>149806266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table:style-name="ce1" office:value-type="string">
            <text:p>2012-11-05</text:p>
          </table:table-cell>
          <table:table-cell office:value-type="float" office:value="72698748311">
            <text:p>7269874831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76 x min RR 125/80mmHg</text:p>
          </table:table-cell>
          <table:table-cell office:value-type="string">
            <text:p>RR 125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808730">
            <text:p>5808730</text:p>
          </table:table-cell>
          <table:table-cell office:value-type="float" office:value="147303605">
            <text:p>147303605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table:style-name="ce1" office:value-type="string">
            <text:p>2012-02-23</text:p>
          </table:table-cell>
          <table:table-cell office:value-type="float" office:value="59517226581">
            <text:p>5951722658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23.02.2012 - RR 125/80mmHg</text:p>
          </table:table-cell>
          <table:table-cell office:value-type="string">
            <text:p>RR 125/80mmHg</text:p>
          </table:table-cell>
          <table:table-cell office:value-type="string">
            <text:p><text:s/>kaal 86,8k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780318">
            <text:p>14780318</text:p>
          </table:table-cell>
          <table:table-cell office:value-type="float" office:value="172681243">
            <text:p>172681243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table:style-name="ce1" office:value-type="string">
            <text:p>2013-04-16</text:p>
          </table:table-cell>
          <table:table-cell office:value-type="float" office:value="79632080036">
            <text:p>796320800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5/85 </text:p>
          </table:table-cell>
          <table:table-cell office:value-type="string">
            <text:p>; pulss 90 x ´ ; cor , pulm ii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484899">
            <text:p>11484899</text:p>
          </table:table-cell>
          <table:table-cell office:value-type="float" office:value="157023164">
            <text:p>157023164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table:style-name="ce1" office:value-type="string">
            <text:p>2012-05-10</text:p>
          </table:table-cell>
          <table:table-cell office:value-type="float" office:value="70952761626">
            <text:p>709527616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13/80125/85</text:p>
          </table:table-cell>
          <table:table-cell office:value-type="string">
            <text:p>125/85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318798">
            <text:p>10318798</text:p>
          </table:table-cell>
          <table:table-cell office:value-type="float" office:value="215260112">
            <text:p>215260112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7535752">
            <text:p>67304753575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ebaregulaarne fr 80-88 x min , RR 125/90 mmHg</text:p>
          </table:table-cell>
          <table:table-cell office:value-type="string">
            <text:p>RR 125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969245">
            <text:p>19969245</text:p>
          </table:table-cell>
          <table:table-cell office:value-type="float" office:value="204741302">
            <text:p>204741302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71022">
            <text:p>6730304710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ne : eiNahk , limaskestad puhtadRR 125/100 mmHg</text:p>
          </table:table-cell>
          <table:table-cell office:value-type="string">
            <text:p>RR 125/100 mmHg</text:p>
          </table:table-cell>
          <table:table-cell office:value-type="string">
            <text:p>Südametoonid : regulaarsed , puh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44479">
            <text:p>8844479</text:p>
          </table:table-cell>
          <table:table-cell office:value-type="float" office:value="179529631">
            <text:p>179529631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ce1" office:value-type="string">
            <text:p>2013-03-27</text:p>
          </table:table-cell>
          <table:table-cell office:value-type="float" office:value="673030444477">
            <text:p>67303044447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üst VR väärtused üle 125 mmHg</text:p>
          </table:table-cell>
          <table:table-cell office:value-type="string">
            <text:p>125 mmHg</text:p>
          </table:table-cell>
          <table:table-cell office:value-type="string">
            <text:p><text:s/>( % ) 100.0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21458268">
            <text:p>21458268</text:p>
          </table:table-cell>
          <table:table-cell office:value-type="float" office:value="171100750">
            <text:p>171100750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ce1" office:value-type="string">
            <text:p>2013-04-09</text:p>
          </table:table-cell>
          <table:table-cell office:value-type="float" office:value="24590226750">
            <text:p>245902267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ererõhk rahuolekus 122-126/60 mmHg</text:p>
          </table:table-cell>
          <table:table-cell office:value-type="string">
            <text:p>126/6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534604">
            <text:p>5534604</text:p>
          </table:table-cell>
          <table:table-cell office:value-type="float" office:value="90980712">
            <text:p>90980712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table:style-name="ce1" office:value-type="string">
            <text:p>2012-04-04</text:p>
          </table:table-cell>
          <table:table-cell office:value-type="float" office:value="58524913311">
            <text:p>5852491331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 , toonid tuhmid FR - 69 L/min RR 126/65 mmHg</text:p>
          </table:table-cell>
          <table:table-cell office:value-type="string">
            <text:p>RR 126/65 mmHg</text:p>
          </table:table-cell>
          <table:table-cell office:value-type="string">
            <text:p><text:s/>Kopsudes vesikulaarne hingamine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65">
            <text:p>6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020742">
            <text:p>23020742</text:p>
          </table:table-cell>
          <table:table-cell office:value-type="float" office:value="204623161">
            <text:p>204623161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table:style-name="ce1" office:value-type="string">
            <text:p>2013-10-23</text:p>
          </table:table-cell>
          <table:table-cell office:value-type="float" office:value="66703172256">
            <text:p>667031722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des 114/62 mmHg , püsti tõustes 126/66 mmHg</text:p>
          </table:table-cell>
          <table:table-cell office:value-type="string">
            <text:p>126/66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6">
            <text:p>126</text:p>
          </table:table-cell>
          <table:table-cell office:value-type="float" office:value="66">
            <text:p>6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048062">
            <text:p>11048062</text:p>
          </table:table-cell>
          <table:table-cell office:value-type="float" office:value="209064512">
            <text:p>209064512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ce1" office:value-type="string">
            <text:p>2013-11-14</text:p>
          </table:table-cell>
          <table:table-cell office:value-type="float" office:value="56542036567">
            <text:p>565420365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äevased keskmised vereväärtused 127/68 mmHg</text:p>
          </table:table-cell>
          <table:table-cell office:value-type="string">
            <text:p>127/68 mmHg</text:p>
          </table:table-cell>
          <table:table-cell office:value-type="string">
            <text:p><text:s/>, öised keskmised väärtused 113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7">
            <text:p>127</text:p>
          </table:table-cell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3731211">
            <text:p>3731211</text:p>
          </table:table-cell>
          <table:table-cell office:value-type="float" office:value="141141787">
            <text:p>141141787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table:style-name="ce1" office:value-type="string">
            <text:p>2012-10-07</text:p>
          </table:table-cell>
          <table:table-cell office:value-type="float" office:value="32213187457">
            <text:p>322131874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Fr 72x ` , RR 127/69 mmHg</text:p>
          </table:table-cell>
          <table:table-cell office:value-type="string">
            <text:p>RR 127/69 mmHg</text:p>
          </table:table-cell>
          <table:table-cell office:value-type="string">
            <text:p><text:s/>, SpO298 % , temp 36,3C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7">
            <text:p>127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751825">
            <text:p>17751825</text:p>
          </table:table-cell>
          <table:table-cell office:value-type="float" office:value="163031480">
            <text:p>163031480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181093734">
            <text:p>581810937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Dex 127/72 </text:p>
          </table:table-cell>
          <table:table-cell office:value-type="string">
            <text:p>127/72 </text:p>
          </table:table-cell>
          <table:table-cell office:value-type="string">
            <text:p>sin 116/74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7">
            <text:p>127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071027">
            <text:p>16071027</text:p>
          </table:table-cell>
          <table:table-cell office:value-type="float" office:value="199114000">
            <text:p>199114000</text:p>
          </table:table-cell>
          <table:table-cell office:value-type="string">
            <text:p>2013-09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4110932998">
            <text:p>141109329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regulaarne , normofrekventne , vererõhk 127/74 mmHg</text:p>
          </table:table-cell>
          <table:table-cell office:value-type="string">
            <text:p>vererõhk 127/74 mm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7">
            <text:p>127</text:p>
          </table:table-cell>
          <table:table-cell office:value-type="float" office:value="74">
            <text:p>7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936425">
            <text:p>21936425</text:p>
          </table:table-cell>
          <table:table-cell office:value-type="float" office:value="157998738">
            <text:p>157998738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table:style-name="ce1" office:value-type="string">
            <text:p>2012-11-05</text:p>
          </table:table-cell>
          <table:table-cell office:value-type="float" office:value="673045572451">
            <text:p>6730455724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täna 127/80 </text:p>
          </table:table-cell>
          <table:table-cell office:value-type="string">
            <text:p>127/80 </text:p>
          </table:table-cell>
          <table:table-cell office:value-type="string">
            <text:p>sin=dex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976874">
            <text:p>8976874</text:p>
          </table:table-cell>
          <table:table-cell office:value-type="float" office:value="162013558">
            <text:p>162013558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2549996">
            <text:p>67303254999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Öine maksimaalne vererõhk oli 127/81 mmHg</text:p>
          </table:table-cell>
          <table:table-cell office:value-type="string">
            <text:p>vererõhk oli 127/81 mmHg</text:p>
          </table:table-cell>
          <table:table-cell/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614533">
            <text:p>18614533</text:p>
          </table:table-cell>
          <table:table-cell office:value-type="float" office:value="171429340">
            <text:p>171429340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table:style-name="ce1" office:value-type="string">
            <text:p>2013-04-08</text:p>
          </table:table-cell>
          <table:table-cell office:value-type="float" office:value="50659023086">
            <text:p>506590230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1104 kodus mõõdetud vererõhud 127/90</text:p>
          </table:table-cell>
          <table:table-cell office:value-type="string">
            <text:p>127/90</text:p>
          </table:table-cell>
          <table:table-cell office:value-type="string">
            <text:p>-80 -160/80 mm / 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7">
            <text:p>127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215723">
            <text:p>10215723</text:p>
          </table:table-cell>
          <table:table-cell office:value-type="float" office:value="194592717">
            <text:p>194592717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table:style-name="ce1" office:value-type="string">
            <text:p>2013-04-09</text:p>
          </table:table-cell>
          <table:table-cell office:value-type="float" office:value="97518584395">
            <text:p>9751858439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lgnäitajad : RR 128/52 </text:p>
          </table:table-cell>
          <table:table-cell office:value-type="string">
            <text:p>RR 128/52 </text:p>
          </table:table-cell>
          <table:table-cell office:value-type="string">
            <text:p>, SLS 71 , sat 98 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52">
            <text:p>5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393767">
            <text:p>393767</text:p>
          </table:table-cell>
          <table:table-cell office:value-type="float" office:value="126786616">
            <text:p>126786616</text:p>
          </table:table-cell>
          <table:table-cell office:value-type="string">
            <text:p>2012-06-14</text:p>
          </table:table-cell>
          <table:table-cell office:value-type="string">
            <text:p>S</text:p>
          </table:table-cell>
          <table:table-cell table:style-name="ce1" office:value-type="string">
            <text:p>2012-06-13</text:p>
          </table:table-cell>
          <table:table-cell office:value-type="float" office:value="65831890239">
            <text:p>6583189023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drug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8/78 </text:p>
          </table:table-cell>
          <table:table-cell office:value-type="string">
            <text:p>, puls 58 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89499">
            <text:p>2489499</text:p>
          </table:table-cell>
          <table:table-cell office:value-type="float" office:value="154247990">
            <text:p>154247990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238232805">
            <text:p>272382328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e RR 145/92mmHg , öine keskmine RR 128/79mmHg</text:p>
          </table:table-cell>
          <table:table-cell office:value-type="string">
            <text:p>RR 128/79mmHg</text:p>
          </table:table-cell>
          <table:table-cell office:value-type="string">
            <text:p><text:s/>; 24 keskmine RR 141/89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873265">
            <text:p>10873265</text:p>
          </table:table-cell>
          <table:table-cell office:value-type="float" office:value="174440380">
            <text:p>174440380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table:style-name="ce1" office:value-type="string">
            <text:p>2013-04-29</text:p>
          </table:table-cell>
          <table:table-cell office:value-type="float" office:value="53870291079">
            <text:p>538702910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Lamades RR 128/84 mm Hg</text:p>
          </table:table-cell>
          <table:table-cell office:value-type="string">
            <text:p>RR 128/84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140228">
            <text:p>11140228</text:p>
          </table:table-cell>
          <table:table-cell office:value-type="float" office:value="199009459">
            <text:p>199009459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table:style-name="ce1" office:value-type="string">
            <text:p>2013-09-23</text:p>
          </table:table-cell>
          <table:table-cell office:value-type="float" office:value="12416871732">
            <text:p>124168717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erõhuväärtused ööpäevaringselt 129/76 mmHg</text:p>
          </table:table-cell>
          <table:table-cell office:value-type="string">
            <text:p>129/76 mmHg</text:p>
          </table:table-cell>
          <table:table-cell office:value-type="string">
            <text:p><text:s/>, aktiivperioodil 129/77 mmHg ,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849497">
            <text:p>5849497</text:p>
          </table:table-cell>
          <table:table-cell office:value-type="float" office:value="143590197">
            <text:p>143590197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table:style-name="ce1" office:value-type="string">
            <text:p>2012-10-01</text:p>
          </table:table-cell>
          <table:table-cell office:value-type="float" office:value="49239633145">
            <text:p>4923963314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01.10.2012 - Kaal 25,6 Pikkus RR 12994</text:p>
          </table:table-cell>
          <table:table-cell office:value-type="string">
            <text:p>RR 12994</text:p>
          </table:table-cell>
          <table:table-cell office:value-type="string">
            <text:p>/73 Frekv99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9">
            <text:p>129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14038">
            <text:p>1614038</text:p>
          </table:table-cell>
          <table:table-cell office:value-type="float" office:value="83668866">
            <text:p>83668866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948461110">
            <text:p>2794846111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29/94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9">
            <text:p>129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77140">
            <text:p>8877140</text:p>
          </table:table-cell>
          <table:table-cell office:value-type="float" office:value="161016118">
            <text:p>161016118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7036146917">
            <text:p>8703614691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üstoolne rõhk 74-129mmHG</text:p>
          </table:table-cell>
          <table:table-cell office:value-type="string">
            <text:p>129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9436311">
            <text:p>9436311</text:p>
          </table:table-cell>
          <table:table-cell office:value-type="float" office:value="158414682">
            <text:p>158414682</text:p>
          </table:table-cell>
          <table:table-cell office:value-type="string">
            <text:p>2013-01-22</text:p>
          </table:table-cell>
          <table:table-cell office:value-type="string">
            <text:p>S</text:p>
          </table:table-cell>
          <table:table-cell table:style-name="ce1" office:value-type="string">
            <text:p>2013-01-11</text:p>
          </table:table-cell>
          <table:table-cell office:value-type="float" office:value="673037512381">
            <text:p>67303751238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226765">
            <text:p>17226765</text:p>
          </table:table-cell>
          <table:table-cell office:value-type="float" office:value="206994185">
            <text:p>206994185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750812887">
            <text:p>137508128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430645">
            <text:p>10430645</text:p>
          </table:table-cell>
          <table:table-cell office:value-type="float" office:value="159948059">
            <text:p>159948059</text:p>
          </table:table-cell>
          <table:table-cell office:value-type="string">
            <text:p>2013-01-31</text:p>
          </table:table-cell>
          <table:table-cell office:value-type="string">
            <text:p>S</text:p>
          </table:table-cell>
          <table:table-cell table:style-name="ce1" office:value-type="string">
            <text:p>2013-01-18</text:p>
          </table:table-cell>
          <table:table-cell office:value-type="float" office:value="19198870038">
            <text:p>191988700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Täna hommikul kell 08 on RR 130/70 </text:p>
          </table:table-cell>
          <table:table-cell office:value-type="string">
            <text:p>RR 130/7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048090">
            <text:p>17048090</text:p>
          </table:table-cell>
          <table:table-cell office:value-type="float" office:value="188930991">
            <text:p>188930991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37410">
            <text:p>6730303374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 , kerge pastoossus jalgadel , AVR = 130/78mmHg</text:p>
          </table:table-cell>
          <table:table-cell office:value-type="string">
            <text:p>AVR = 130/78mmHg</text:p>
          </table:table-cell>
          <table:table-cell/>
          <table:table-cell office:value-type="string">
            <text:p>A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560139">
            <text:p>19560139</text:p>
          </table:table-cell>
          <table:table-cell office:value-type="float" office:value="159276565">
            <text:p>159276565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620225276">
            <text:p>936202252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130/78 mmhg</text:p>
          </table:table-cell>
          <table:table-cell office:value-type="string">
            <text:p><text:s/>, fr 72 korda minuti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361911">
            <text:p>17361911</text:p>
          </table:table-cell>
          <table:table-cell office:value-type="float" office:value="169612048">
            <text:p>169612048</text:p>
          </table:table-cell>
          <table:table-cell office:value-type="string">
            <text:p>2013-03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704048779">
            <text:p>277040487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495247">
            <text:p>19495247</text:p>
          </table:table-cell>
          <table:table-cell office:value-type="float" office:value="170303358">
            <text:p>170303358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0409727">
            <text:p>6730404097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odus mõõtes on VR 130/80 </text:p>
          </table:table-cell>
          <table:table-cell office:value-type="string">
            <text:p>VR 130/80 </text:p>
          </table:table-cell>
          <table:table-cell office:value-type="string">
            <text:p>ja vs kõigub 3-20mmol/l vahel</text:p>
          </table:table-cell>
          <table:table-cell office:value-type="string">
            <text:p>V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843668">
            <text:p>9843668</text:p>
          </table:table-cell>
          <table:table-cell office:value-type="float" office:value="188434695">
            <text:p>188434695</text:p>
          </table:table-cell>
          <table:table-cell office:value-type="string">
            <text:p>2013-07-16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7807670924">
            <text:p>2780767092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saabumisel 130/80mm/Hg</text:p>
          </table:table-cell>
          <table:table-cell office:value-type="string">
            <text:p>130/80mm/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554666">
            <text:p>19554666</text:p>
          </table:table-cell>
          <table:table-cell office:value-type="float" office:value="165113016">
            <text:p>165113016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6465360706">
            <text:p>664653607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 </text:p>
          </table:table-cell>
          <table:table-cell office:value-type="string">
            <text:p>, fr 80 x min , südame tegevus r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859853">
            <text:p>6859853</text:p>
          </table:table-cell>
          <table:table-cell office:value-type="float" office:value="123041567">
            <text:p>123041567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table:style-name="ce1" office:value-type="string">
            <text:p>2012-05-29</text:p>
          </table:table-cell>
          <table:table-cell office:value-type="float" office:value="74669767499">
            <text:p>7466976749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- 13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253382">
            <text:p>19253382</text:p>
          </table:table-cell>
          <table:table-cell office:value-type="float" office:value="178751272">
            <text:p>178751272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0874173674">
            <text:p>908741736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wynsta 80/5 mg x1 BMI 40 cor 62 RR130/80 mm / hg</text:p>
          </table:table-cell>
          <table:table-cell office:value-type="string">
            <text:p>RR130/80 mm /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/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250696">
            <text:p>24250696</text:p>
          </table:table-cell>
          <table:table-cell office:value-type="float" office:value="209938066">
            <text:p>209938066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table:style-name="ce1" office:value-type="string">
            <text:p>2013-11-04</text:p>
          </table:table-cell>
          <table:table-cell office:value-type="float" office:value="673035960044">
            <text:p>6730359600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130/80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341035">
            <text:p>6341035</text:p>
          </table:table-cell>
          <table:table-cell office:value-type="float" office:value="82527111">
            <text:p>82527111</text:p>
          </table:table-cell>
          <table:table-cell office:value-type="string">
            <text:p>2012-01-2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6963659385">
            <text:p>9696365938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599294">
            <text:p>17599294</text:p>
          </table:table-cell>
          <table:table-cell office:value-type="float" office:value="210291140">
            <text:p>210291140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830377438">
            <text:p>47830377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19.11.2013 <text:s text:c="2"/>: RR130/80 mmHg</text:p>
          </table:table-cell>
          <table:table-cell office:value-type="string">
            <text:p>RR130/80 mmHg</text:p>
          </table:table-cell>
          <table:table-cell office:value-type="string">
            <text:p><text:s/>suunatud pere�e vv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79599">
            <text:p>2479599</text:p>
          </table:table-cell>
          <table:table-cell office:value-type="float" office:value="151735574">
            <text:p>151735574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3630075498">
            <text:p>236300754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722441">
            <text:p>20722441</text:p>
          </table:table-cell>
          <table:table-cell office:value-type="float" office:value="155825787">
            <text:p>155825787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table:style-name="ce1" office:value-type="string">
            <text:p>2012-11-09</text:p>
          </table:table-cell>
          <table:table-cell office:value-type="float" office:value="673044575979">
            <text:p>6730445759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miskahin , kõht pehme , valutu RR 130/80 </text:p>
          </table:table-cell>
          <table:table-cell office:value-type="string">
            <text:p>RR 130/80 </text:p>
          </table:table-cell>
          <table:table-cell office:value-type="string">
            <text:p>, EKG - siinusbradükardia 57/min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570563">
            <text:p>18570563</text:p>
          </table:table-cell>
          <table:table-cell office:value-type="float" office:value="211208473">
            <text:p>211208473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9595438003">
            <text:p>795954380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üdametoonid on rütmilised , RR 130/80 </text:p>
          </table:table-cell>
          <table:table-cell office:value-type="string">
            <text:p>RR 130/8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168235">
            <text:p>21168235</text:p>
          </table:table-cell>
          <table:table-cell office:value-type="float" office:value="204092897">
            <text:p>204092897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table:style-name="ce1" office:value-type="string">
            <text:p>2013-08-05</text:p>
          </table:table-cell>
          <table:table-cell office:value-type="float" office:value="67616821006">
            <text:p>676168210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äginateta , kõht pehme , valutu RR - 130/80 </text:p>
          </table:table-cell>
          <table:table-cell office:value-type="string">
            <text:p>RR - 130/80 </text:p>
          </table:table-cell>
          <table:table-cell office:value-type="string">
            <text:p>, EKG - siinusrütm 71/min , hori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929499">
            <text:p>11929499</text:p>
          </table:table-cell>
          <table:table-cell office:value-type="float" office:value="174845036">
            <text:p>174845036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085662448">
            <text:p>930856624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innaku taga Määratud koormusEKG RR 130/80</text:p>
          </table:table-cell>
          <table:table-cell office:value-type="string">
            <text:p>RR 130/80</text:p>
          </table:table-cell>
          <table:table-cell office:value-type="string">
            <text:p>30.04.2013 KoormusEKG on normis 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469338">
            <text:p>17469338</text:p>
          </table:table-cell>
          <table:table-cell office:value-type="float" office:value="156862739">
            <text:p>156862739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9019424">
            <text:p>6730390194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.01.2013 <text:s text:c="2"/>: RR kodus mõõdetuna 130/80 mmHg</text:p>
          </table:table-cell>
          <table:table-cell office:value-type="string">
            <text:p>130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697801">
            <text:p>19697801</text:p>
          </table:table-cell>
          <table:table-cell office:value-type="float" office:value="177600056">
            <text:p>177600056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3848850">
            <text:p>673033848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 </text:p>
          </table:table-cell>
          <table:table-cell office:value-type="string">
            <text:p>pulm : cor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46276">
            <text:p>1046276</text:p>
          </table:table-cell>
          <table:table-cell office:value-type="float" office:value="132051427">
            <text:p>132051427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670111418">
            <text:p>88670111418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kompuuteranalüüsiga Põhjendus : RR 130/80 mmHg</text:p>
          </table:table-cell>
          <table:table-cell office:value-type="string">
            <text:p>RR 130/80 mmHg</text:p>
          </table:table-cell>
          <table:table-cell office:value-type="string">
            <text:p><text:s/>Kirjeldus : Siinusrütm , fr - 8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273641">
            <text:p>21273641</text:p>
          </table:table-cell>
          <table:table-cell office:value-type="float" office:value="210388502">
            <text:p>210388502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table:style-name="ce1" office:value-type="string">
            <text:p>2010-03-01</text:p>
          </table:table-cell>
          <table:table-cell office:value-type="float" office:value="54449536405">
            <text:p>544495364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R : 140/70 - 170/100 - 130/80 mmHg</text:p>
          </table:table-cell>
          <table:table-cell office:value-type="string">
            <text:p>130/80 mmHg</text:p>
          </table:table-cell>
          <table:table-cell office:value-type="string">
            <text:p><text:s/>, reaktsioon koormusele hüperto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669675">
            <text:p>5669675</text:p>
          </table:table-cell>
          <table:table-cell office:value-type="float" office:value="153072735">
            <text:p>153072735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table:style-name="ce1" office:value-type="string">
            <text:p>2012-12-18</text:p>
          </table:table-cell>
          <table:table-cell office:value-type="float" office:value="23749045754">
            <text:p>2374904575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18.12.2012 - RR : 130/80 mmHg</text:p>
          </table:table-cell>
          <table:table-cell office:value-type="string">
            <text:p>130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979470">
            <text:p>16979470</text:p>
          </table:table-cell>
          <table:table-cell office:value-type="float" office:value="214418736">
            <text:p>214418736</text:p>
          </table:table-cell>
          <table:table-cell office:value-type="string">
            <text:p>2013-12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6538749174">
            <text:p>265387491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rr 130/80 </text:p>
          </table:table-cell>
          <table:table-cell office:value-type="string">
            <text:p>rr 130/80 </text:p>
          </table:table-cell>
          <table:table-cell office:value-type="string">
            <text:p>fr 66 x jalad turseta , silmaars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955248">
            <text:p>22955248</text:p>
          </table:table-cell>
          <table:table-cell office:value-type="float" office:value="191290846">
            <text:p>191290846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116020990">
            <text:p>571160209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148889">
            <text:p>19148889</text:p>
          </table:table-cell>
          <table:table-cell office:value-type="float" office:value="190923521">
            <text:p>190923521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4528525394">
            <text:p>545285253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R kontroll , tihti peavalud Obj RR 130/80</text:p>
          </table:table-cell>
          <table:table-cell office:value-type="string">
            <text:p>RR 130/80</text:p>
          </table:table-cell>
          <table:table-cell office:value-type="string">
            <text:p>cor toonid reg , fr 76x1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11948">
            <text:p>2011948</text:p>
          </table:table-cell>
          <table:table-cell office:value-type="float" office:value="130224155">
            <text:p>130224155</text:p>
          </table:table-cell>
          <table:table-cell office:value-type="string">
            <text:p>2012-07-16</text:p>
          </table:table-cell>
          <table:table-cell office:value-type="string">
            <text:p>A</text:p>
          </table:table-cell>
          <table:table-cell table:style-name="ce1" office:value-type="string">
            <text:p>2012-07-16</text:p>
          </table:table-cell>
          <table:table-cell office:value-type="float" office:value="71033286248">
            <text:p>710332862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Uriin N RR 130/80 mmHg</text:p>
          </table:table-cell>
          <table:table-cell office:value-type="string">
            <text:p>RR 13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3130682">
            <text:p>3130682</text:p>
          </table:table-cell>
          <table:table-cell office:value-type="float" office:value="81228137">
            <text:p>81228137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table:style-name="ce1" office:value-type="string">
            <text:p>2012-01-12</text:p>
          </table:table-cell>
          <table:table-cell office:value-type="float" office:value="65079924052">
            <text:p>650799240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, pulsi defits umbes 10 lööki . RR130/80 mmHg</text:p>
          </table:table-cell>
          <table:table-cell office:value-type="string">
            <text:p>RR13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986333">
            <text:p>5986333</text:p>
          </table:table-cell>
          <table:table-cell office:value-type="float" office:value="89234180">
            <text:p>89234180</text:p>
          </table:table-cell>
          <table:table-cell office:value-type="string">
            <text:p>2012-04-0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3909338087">
            <text:p>1390933808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80 mm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975224">
            <text:p>16975224</text:p>
          </table:table-cell>
          <table:table-cell office:value-type="float" office:value="201230368">
            <text:p>201230368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8683282170">
            <text:p>686832821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30/80mmhg</text:p>
          </table:table-cell>
          <table:table-cell office:value-type="string">
            <text:p><text:s/>Cor akts regul fr 66*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581244">
            <text:p>19581244</text:p>
          </table:table-cell>
          <table:table-cell office:value-type="float" office:value="204686308">
            <text:p>204686308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table:style-name="ce1" office:value-type="string">
            <text:p>2013-10-03</text:p>
          </table:table-cell>
          <table:table-cell office:value-type="float" office:value="673034598396">
            <text:p>6730345983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kõhul ii , siidid eemaldatud , AVR = 130/82mmHg</text:p>
          </table:table-cell>
          <table:table-cell office:value-type="string">
            <text:p>AVR = 130/82mmHg</text:p>
          </table:table-cell>
          <table:table-cell office:value-type="string">
            <text:p><text:s/>, cor ii</text:p>
          </table:table-cell>
          <table:table-cell office:value-type="string">
            <text:p>A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527595">
            <text:p>22527595</text:p>
          </table:table-cell>
          <table:table-cell office:value-type="float" office:value="218554287">
            <text:p>218554287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09804">
            <text:p>6730304098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Kehat 36,1 C RR 130/83 mmHg</text:p>
          </table:table-cell>
          <table:table-cell office:value-type="string">
            <text:p>RR 130/83 mmHg</text:p>
          </table:table-cell>
          <table:table-cell office:value-type="string">
            <text:p><text:s/>, pulss 69 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941719">
            <text:p>8941719</text:p>
          </table:table-cell>
          <table:table-cell office:value-type="float" office:value="206458340">
            <text:p>206458340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1744246085">
            <text:p>2174424608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: 130/83 </text:p>
          </table:table-cell>
          <table:table-cell office:value-type="string">
            <text:p>130/83 </text:p>
          </table:table-cell>
          <table:table-cell office:value-type="string">
            <text:p>&gt; 150/74 &gt; 176/89 &gt; 202/91 / nor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849773">
            <text:p>21849773</text:p>
          </table:table-cell>
          <table:table-cell office:value-type="float" office:value="197900352">
            <text:p>197900352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table:style-name="ce1" office:value-type="string">
            <text:p>2013-07-03</text:p>
          </table:table-cell>
          <table:table-cell office:value-type="float" office:value="74617286383">
            <text:p>746172863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nia - pt sõnul kodus mõõdetuna 130/85 mmHg</text:p>
          </table:table-cell>
          <table:table-cell office:value-type="string">
            <text:p>130/8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117775">
            <text:p>22117775</text:p>
          </table:table-cell>
          <table:table-cell office:value-type="float" office:value="187429620">
            <text:p>187429620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42826">
            <text:p>6730304428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äevaajal keskmine RR 130/85 mmHg</text:p>
          </table:table-cell>
          <table:table-cell office:value-type="string">
            <text:p>RR 130/85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3451678">
            <text:p>13451678</text:p>
          </table:table-cell>
          <table:table-cell office:value-type="float" office:value="206206087">
            <text:p>20620608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ce1" office:value-type="string">
            <text:p>2013-08-23</text:p>
          </table:table-cell>
          <table:table-cell office:value-type="float" office:value="673030337285">
            <text:p>6730303372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0/86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923045">
            <text:p>20923045</text:p>
          </table:table-cell>
          <table:table-cell office:value-type="float" office:value="216049239">
            <text:p>216049239</text:p>
          </table:table-cell>
          <table:table-cell office:value-type="string">
            <text:p>2013-12-14</text:p>
          </table:table-cell>
          <table:table-cell office:value-type="string">
            <text:p>A</text:p>
          </table:table-cell>
          <table:table-cell table:style-name="ce1" office:value-type="string">
            <text:p>2013-11-28</text:p>
          </table:table-cell>
          <table:table-cell office:value-type="float" office:value="78825365952">
            <text:p>788253659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-monit ( RR-rohu foonita ) : 130/87 </text:p>
          </table:table-cell>
          <table:table-cell office:value-type="string">
            <text:p>130/87 </text:p>
          </table:table-cell>
          <table:table-cell office:value-type="string">
            <text:p>, päeval 131/89 , öösel 124/80 m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398950">
            <text:p>18398950</text:p>
          </table:table-cell>
          <table:table-cell office:value-type="float" office:value="218655796">
            <text:p>218655796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table:style-name="ce1" office:value-type="string">
            <text:p>2013-12-27</text:p>
          </table:table-cell>
          <table:table-cell office:value-type="float" office:value="673030400573">
            <text:p>6730304005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27.12.2013 : AVR ? 130/88mmHg</text:p>
          </table:table-cell>
          <table:table-cell office:value-type="string">
            <text:p>130/88mmHg</text:p>
          </table:table-cell>
          <table:table-cell office:value-type="string">
            <text:p><text:s/>, cor normofr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517736">
            <text:p>18517736</text:p>
          </table:table-cell>
          <table:table-cell office:value-type="float" office:value="164285909">
            <text:p>164285909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ce1" office:value-type="string">
            <text:p>2013-02-19</text:p>
          </table:table-cell>
          <table:table-cell office:value-type="float" office:value="23428278512">
            <text:p>234282785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- AVR = 130/88mmHg</text:p>
          </table:table-cell>
          <table:table-cell office:value-type="string">
            <text:p>AVR = 130/88mmHg</text:p>
          </table:table-cell>
          <table:table-cell office:value-type="string">
            <text:p><text:s/>, cor ii</text:p>
          </table:table-cell>
          <table:table-cell office:value-type="string">
            <text:p>AV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67390">
            <text:p>8867390</text:p>
          </table:table-cell>
          <table:table-cell office:value-type="float" office:value="183675813">
            <text:p>183675813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408758366">
            <text:p>92408758366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3-minutiks taasrtub art RR 13090 mmhg</text:p>
          </table:table-cell>
          <table:table-cell office:value-type="string">
            <text:p>RR 13090 mmhg</text:p>
          </table:table-cell>
          <table:table-cell office:value-type="string">
            <text:p><text:s/>, südmesagedus 93 lööki/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408370">
            <text:p>4408370</text:p>
          </table:table-cell>
          <table:table-cell office:value-type="float" office:value="87181927">
            <text:p>87181927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table:style-name="ce1" office:value-type="string">
            <text:p>2012-03-09</text:p>
          </table:table-cell>
          <table:table-cell office:value-type="float" office:value="11015239873">
            <text:p>110152398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ULTATSIOONILE COR : FR 67 MIN , RR 130/90 </text:p>
          </table:table-cell>
          <table:table-cell office:value-type="string">
            <text:p>RR 130/90 </text:p>
          </table:table-cell>
          <table:table-cell office:value-type="string">
            <text:p>MM HG RAVI : MAREVANI 4 , 5 MG ,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583493">
            <text:p>20583493</text:p>
          </table:table-cell>
          <table:table-cell office:value-type="float" office:value="183638615">
            <text:p>183638615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ce1" office:value-type="string">
            <text:p>2013-06-14</text:p>
          </table:table-cell>
          <table:table-cell office:value-type="float" office:value="72289518966">
            <text:p>722895189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el on sage SVES-d , VASTUVÕTUL rr 130/90 </text:p>
          </table:table-cell>
          <table:table-cell office:value-type="string">
            <text:p>rr 130/90 </text:p>
          </table:table-cell>
          <table:table-cell office:value-type="string">
            <text:p>, fr - 96/min , regul Ravis Beta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31780">
            <text:p>1631780</text:p>
          </table:table-cell>
          <table:table-cell office:value-type="float" office:value="91958406">
            <text:p>91958406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0177011039">
            <text:p>5017701103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Ööpäeva keskmine RR 131/68 mmHg</text:p>
          </table:table-cell>
          <table:table-cell office:value-type="string">
            <text:p>RR 131/68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1">
            <text:p>131</text:p>
          </table:table-cell>
          <table:table-cell office:value-type="float" office:value="68">
            <text:p>6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372968">
            <text:p>9372968</text:p>
          </table:table-cell>
          <table:table-cell office:value-type="float" office:value="214313272">
            <text:p>214313272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605643357">
            <text:p>35605643357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Ööajal keskmine RR 132/71 mmHg</text:p>
          </table:table-cell>
          <table:table-cell office:value-type="string">
            <text:p>RR 132/71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71">
            <text:p>7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396431">
            <text:p>5396431</text:p>
          </table:table-cell>
          <table:table-cell office:value-type="float" office:value="124754360">
            <text:p>124754360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table:style-name="ce1" office:value-type="string">
            <text:p>2012-06-13</text:p>
          </table:table-cell>
          <table:table-cell office:value-type="float" office:value="97498924209">
            <text:p>9749892420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sin 141/80 , dex 132/80 mm hg</text:p>
          </table:table-cell>
          <table:table-cell office:value-type="string">
            <text:p>132/80 mm 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78172">
            <text:p>1678172</text:p>
          </table:table-cell>
          <table:table-cell office:value-type="float" office:value="141663320">
            <text:p>141663320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4037228812">
            <text:p>9403722881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Ööpäeva keskmine RR 132/83 mmHg</text:p>
          </table:table-cell>
          <table:table-cell office:value-type="string">
            <text:p>RR 132/83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305492">
            <text:p>9305492</text:p>
          </table:table-cell>
          <table:table-cell office:value-type="float" office:value="208529731">
            <text:p>208529731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4914">
            <text:p>67303036491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Ööpäeva keskmine RR 132/84 mmHg</text:p>
          </table:table-cell>
          <table:table-cell office:value-type="string">
            <text:p>RR 132/84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80408">
            <text:p>2180408</text:p>
          </table:table-cell>
          <table:table-cell office:value-type="float" office:value="82879512">
            <text:p>82879512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6074483720">
            <text:p>560744837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dex 122/94 , RR sin 132/92 </text:p>
          </table:table-cell>
          <table:table-cell office:value-type="string">
            <text:p>132/92 </text:p>
          </table:table-cell>
          <table:table-cell office:value-type="string">
            <text:p>, Fr-64x , regul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64667">
            <text:p>1864667</text:p>
          </table:table-cell>
          <table:table-cell office:value-type="float" office:value="121621206">
            <text:p>121621206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4483773632">
            <text:p>444837736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152-&gt; 132/94 mmHg</text:p>
          </table:table-cell>
          <table:table-cell office:value-type="string">
            <text:p>132/94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690251">
            <text:p>6690251</text:p>
          </table:table-cell>
          <table:table-cell office:value-type="float" office:value="148532331">
            <text:p>148532331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table:style-name="ce1" office:value-type="string">
            <text:p>2012-11-21</text:p>
          </table:table-cell>
          <table:table-cell office:value-type="float" office:value="88065677281">
            <text:p>880656772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2/100 </text:p>
          </table:table-cell>
          <table:table-cell office:value-type="string">
            <text:p>, KERGE PAREMPOOLNE HEMIPAREES R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2">
            <text:p>132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539804">
            <text:p>6539804</text:p>
          </table:table-cell>
          <table:table-cell office:value-type="float" office:value="90685818">
            <text:p>90685818</text:p>
          </table:table-cell>
          <table:table-cell office:value-type="string">
            <text:p>2012-04-1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8555884590">
            <text:p>5855588459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g , FA , tahhükardia , 109 x , RR 133/72 mmHg</text:p>
          </table:table-cell>
          <table:table-cell office:value-type="string">
            <text:p>RR 133/72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757692">
            <text:p>23757692</text:p>
          </table:table-cell>
          <table:table-cell office:value-type="float" office:value="194163059">
            <text:p>194163059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ce1" office:value-type="string">
            <text:p>2013-08-27</text:p>
          </table:table-cell>
          <table:table-cell office:value-type="float" office:value="673044527831">
            <text:p>6730445278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raegu RR monitor päeval 134/79 </text:p>
          </table:table-cell>
          <table:table-cell office:value-type="string">
            <text:p>134/79 </text:p>
          </table:table-cell>
          <table:table-cell office:value-type="string">
            <text:p>( 161-118/88-65 ) , õõsel 124-1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4">
            <text:p>134</text:p>
          </table:table-cell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077890">
            <text:p>8077890</text:p>
          </table:table-cell>
          <table:table-cell office:value-type="float" office:value="152369464">
            <text:p>152369464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8094425161">
            <text:p>8809442516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ed : 13.12.2012 - Kell 17 : 40 RR 135/72 mmHg</text:p>
          </table:table-cell>
          <table:table-cell office:value-type="string">
            <text:p>RR 135/72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386362">
            <text:p>5386362</text:p>
          </table:table-cell>
          <table:table-cell office:value-type="float" office:value="120802164">
            <text:p>120802164</text:p>
          </table:table-cell>
          <table:table-cell office:value-type="string">
            <text:p>2012-05-18</text:p>
          </table:table-cell>
          <table:table-cell office:value-type="string">
            <text:p>A</text:p>
          </table:table-cell>
          <table:table-cell table:style-name="ce1" office:value-type="string">
            <text:p>2012-05-18</text:p>
          </table:table-cell>
          <table:table-cell office:value-type="float" office:value="77446156331">
            <text:p>7744615633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35/80mmHg</text:p>
          </table:table-cell>
          <table:table-cell office:value-type="string">
            <text:p><text:s/>, südame rütm regul , toonid ta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216903">
            <text:p>15216903</text:p>
          </table:table-cell>
          <table:table-cell office:value-type="float" office:value="210212281">
            <text:p>210212281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8019149">
            <text:p>673038019149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onitooring : Vererõhk 135/81</text:p>
          </table:table-cell>
          <table:table-cell office:value-type="string">
            <text:p>Vererõhk 135/81</text:p>
          </table:table-cell>
          <table:table-cell/>
          <table:table-cell office:value-type="string">
            <text:p>Vererõhk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628689">
            <text:p>5628689</text:p>
          </table:table-cell>
          <table:table-cell office:value-type="float" office:value="135012263">
            <text:p>135012263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table:style-name="ce1" office:value-type="string">
            <text:p>2012-08-30</text:p>
          </table:table-cell>
          <table:table-cell office:value-type="float" office:value="97688434679">
            <text:p>9768843467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: 110/70 mmHg norm kuni 135/85 mmHg</text:p>
          </table:table-cell>
          <table:table-cell office:value-type="string">
            <text:p>135/85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943490">
            <text:p>17943490</text:p>
          </table:table-cell>
          <table:table-cell office:value-type="float" office:value="210446244">
            <text:p>210446244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3370753350">
            <text:p>533707533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5/85mmHg</text:p>
          </table:table-cell>
          <table:table-cell office:value-type="string">
            <text:p><text:s/>, s�damet �� regul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161422">
            <text:p>17161422</text:p>
          </table:table-cell>
          <table:table-cell office:value-type="float" office:value="174846762">
            <text:p>174846762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067294654">
            <text:p>720672946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ravimeid ei võta , RR püsib 135/85 </text:p>
          </table:table-cell>
          <table:table-cell office:value-type="string">
            <text:p>135/85 </text:p>
          </table:table-cell>
          <table:table-cell office:value-type="string">
            <text:p>piires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578847">
            <text:p>2578847</text:p>
          </table:table-cell>
          <table:table-cell office:value-type="float" office:value="137788413">
            <text:p>137788413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9856122375">
            <text:p>798561223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Losartan 50 mg x 1 RR väärtused 135/90 mm/Hg</text:p>
          </table:table-cell>
          <table:table-cell office:value-type="string">
            <text:p>135/90 mm/Hg</text:p>
          </table:table-cell>
          <table:table-cell office:value-type="string">
            <text:p><text:s/>piirides</text:p>
          </table:table-cell>
          <table:table-cell table:number-columns-repeated="4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280644">
            <text:p>15280644</text:p>
          </table:table-cell>
          <table:table-cell office:value-type="float" office:value="195358407">
            <text:p>195358407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table:style-name="ce1" office:value-type="string">
            <text:p>2013-08-14</text:p>
          </table:table-cell>
          <table:table-cell office:value-type="float" office:value="19153016333">
            <text:p>1915301633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üst VR väärtused üle 135 mmHg</text:p>
          </table:table-cell>
          <table:table-cell office:value-type="string">
            <text:p>135 mmHg</text:p>
          </table:table-cell>
          <table:table-cell office:value-type="string">
            <text:p><text:s/>( % ) 100.0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9015845">
            <text:p>9015845</text:p>
          </table:table-cell>
          <table:table-cell office:value-type="float" office:value="168578948">
            <text:p>168578948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203071684">
            <text:p>3920307168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<text:s/>normaalse piiri - 88.4 % ( üle 135 mmHg</text:p>
          </table:table-cell>
          <table:table-cell office:value-type="string">
            <text:p>135 mmHg</text:p>
          </table:table-cell>
          <table:table-cell office:value-type="string">
            <text:p><text:s/>) , diastoolne VR ületas normaa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3623449">
            <text:p>3623449</text:p>
          </table:table-cell>
          <table:table-cell office:value-type="float" office:value="153214501">
            <text:p>153214501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883626991">
            <text:p>938836269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Vastuvõtul RR 136/85</text:p>
          </table:table-cell>
          <table:table-cell office:value-type="string">
            <text:p>RR 136/85</text:p>
          </table:table-cell>
          <table:table-cell office:value-type="string">
            <text:p>--&gt; 135/86 mmHg , f 67x ' , kodu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6">
            <text:p>136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7574">
            <text:p>227574</text:p>
          </table:table-cell>
          <table:table-cell office:value-type="float" office:value="149468543">
            <text:p>149468543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4511718858">
            <text:p>745117188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äljakirjutamisel RR 137/70 mmHg</text:p>
          </table:table-cell>
          <table:table-cell office:value-type="string">
            <text:p>RR 137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7">
            <text:p>137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604223">
            <text:p>5604223</text:p>
          </table:table-cell>
          <table:table-cell office:value-type="float" office:value="139332790">
            <text:p>139332790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table:style-name="ce1" office:value-type="string">
            <text:p>2012-09-27</text:p>
          </table:table-cell>
          <table:table-cell office:value-type="float" office:value="19910015581">
            <text:p>1991001558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80 x minutis , RR 138/72 mmHg</text:p>
          </table:table-cell>
          <table:table-cell office:value-type="string">
            <text:p>RR 138/72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909210">
            <text:p>18909210</text:p>
          </table:table-cell>
          <table:table-cell office:value-type="float" office:value="203251827">
            <text:p>203251827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table:style-name="ce1" office:value-type="string">
            <text:p>2013-10-11</text:p>
          </table:table-cell>
          <table:table-cell office:value-type="float" office:value="673030509784">
            <text:p>673030509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15.10.2013 : RR 138/85mmHG</text:p>
          </table:table-cell>
          <table:table-cell office:value-type="string">
            <text:p>RR 138/85mmHG</text:p>
          </table:table-cell>
          <table:table-cell office:value-type="float" office:value="0">
            <text:p>0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457011">
            <text:p>21457011</text:p>
          </table:table-cell>
          <table:table-cell office:value-type="float" office:value="188578898">
            <text:p>188578898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table:style-name="ce1" office:value-type="string">
            <text:p>2013-05-24</text:p>
          </table:table-cell>
          <table:table-cell office:value-type="float" office:value="50606272993">
            <text:p>506062729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38/8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392390">
            <text:p>19392390</text:p>
          </table:table-cell>
          <table:table-cell office:value-type="float" office:value="194045037">
            <text:p>194045037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0605219872">
            <text:p>206052198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22.07.2013 : Rr 138/86 </text:p>
          </table:table-cell>
          <table:table-cell office:value-type="string">
            <text:p>138/86 </text:p>
          </table:table-cell>
          <table:table-cell office:value-type="string">
            <text:p>toonid regul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8">
            <text:p>138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959989">
            <text:p>18959989</text:p>
          </table:table-cell>
          <table:table-cell office:value-type="float" office:value="176769410">
            <text:p>176769410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41491">
            <text:p>6730305414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39/85 mmHg</text:p>
          </table:table-cell>
          <table:table-cell office:value-type="string">
            <text:p><text:s/>, fr 78 x min - hetkel ravui ei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9">
            <text:p>139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348657">
            <text:p>7348657</text:p>
          </table:table-cell>
          <table:table-cell office:value-type="float" office:value="124226775">
            <text:p>124226775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table:style-name="ce1" office:value-type="string">
            <text:p>2012-05-03</text:p>
          </table:table-cell>
          <table:table-cell office:value-type="float" office:value="98246890742">
            <text:p>9824689074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50 W ) pulsisagedus 191 x min , RR 139/90 mm Hg</text:p>
          </table:table-cell>
          <table:table-cell office:value-type="string">
            <text:p>RR 139/9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914886">
            <text:p>22914886</text:p>
          </table:table-cell>
          <table:table-cell office:value-type="float" office:value="213046386">
            <text:p>213046386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table:style-name="ce1" office:value-type="string">
            <text:p>2013-12-03</text:p>
          </table:table-cell>
          <table:table-cell office:value-type="float" office:value="673030402499">
            <text:p>6730304024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öajal keskmine 124/74 mmHg , max139/94mmHg</text:p>
          </table:table-cell>
          <table:table-cell office:value-type="string">
            <text:p>139/94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39">
            <text:p>139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461798">
            <text:p>9461798</text:p>
          </table:table-cell>
          <table:table-cell office:value-type="float" office:value="195046155">
            <text:p>195046155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8639829363">
            <text:p>5863982936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a käe peenmotoorika häire AR120-140/70</text:p>
          </table:table-cell>
          <table:table-cell office:value-type="string">
            <text:p>140/70</text:p>
          </table:table-cell>
          <table:table-cell office:value-type="string">
            <text:p>-80 mm/Hg Veresuhkru väärtused 5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573197">
            <text:p>2573197</text:p>
          </table:table-cell>
          <table:table-cell office:value-type="float" office:value="150377467">
            <text:p>150377467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0177443411">
            <text:p>601774434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eavalu RR 140/75 </text:p>
          </table:table-cell>
          <table:table-cell office:value-type="string">
            <text:p>RR 140/75 </text:p>
          </table:table-cell>
          <table:table-cell office:value-type="string">
            <text:p>Neeluring turses , hüpereemilin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94889">
            <text:p>1194889</text:p>
          </table:table-cell>
          <table:table-cell office:value-type="float" office:value="151821630">
            <text:p>151821630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6322410788">
            <text:p>5632241078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u RR 130/82 mmHg , maksimaalne RR 140/75 mmHg</text:p>
          </table:table-cell>
          <table:table-cell office:value-type="string">
            <text:p>RR 140/7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794847">
            <text:p>6794847</text:p>
          </table:table-cell>
          <table:table-cell office:value-type="float" office:value="90504047">
            <text:p>90504047</text:p>
          </table:table-cell>
          <table:table-cell office:value-type="string">
            <text:p>2012-04-09</text:p>
          </table:table-cell>
          <table:table-cell office:value-type="string">
            <text:p>S</text:p>
          </table:table-cell>
          <table:table-cell table:style-name="ce1" office:value-type="string">
            <text:p>2012-04-04</text:p>
          </table:table-cell>
          <table:table-cell office:value-type="float" office:value="38931556881">
            <text:p>389315568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u väärtused korrigeritud raviga 140/80mmHg</text:p>
          </table:table-cell>
          <table:table-cell office:value-type="string">
            <text:p>140/8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375567">
            <text:p>6375567</text:p>
          </table:table-cell>
          <table:table-cell office:value-type="float" office:value="147549291">
            <text:p>147549291</text:p>
          </table:table-cell>
          <table:table-cell office:value-type="string">
            <text:p>2012-10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6176465461">
            <text:p>3617646546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uvõte : Saabudes temp 37,0 C ; RR 140/80 mmHg</text:p>
          </table:table-cell>
          <table:table-cell office:value-type="string">
            <text:p>RR 14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358486">
            <text:p>21358486</text:p>
          </table:table-cell>
          <table:table-cell office:value-type="float" office:value="165090942">
            <text:p>165090942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94636">
            <text:p>6730304946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40 / 80 mmHg</text:p>
          </table:table-cell>
          <table:table-cell office:value-type="string">
            <text:p><text:s/>EKG perearsti juures vasema vat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730890">
            <text:p>18730890</text:p>
          </table:table-cell>
          <table:table-cell office:value-type="float" office:value="187034091">
            <text:p>187034091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745619858">
            <text:p>957456198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0/8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72028">
            <text:p>2372028</text:p>
          </table:table-cell>
          <table:table-cell office:value-type="float" office:value="83502572">
            <text:p>83502572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1851025749">
            <text:p>818510257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Ö-sse Annab ülevaate tervisest RR 140/80</text:p>
          </table:table-cell>
          <table:table-cell office:value-type="string">
            <text:p>RR 140/8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2451540">
            <text:p>12451540</text:p>
          </table:table-cell>
          <table:table-cell office:value-type="float" office:value="213921640">
            <text:p>213921640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table:style-name="ce1" office:value-type="string">
            <text:p>2013-10-14</text:p>
          </table:table-cell>
          <table:table-cell office:value-type="float" office:value="54938012667">
            <text:p>549380126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0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939750">
            <text:p>14939750</text:p>
          </table:table-cell>
          <table:table-cell office:value-type="float" office:value="184959889">
            <text:p>184959889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table:style-name="ce1" office:value-type="string">
            <text:p>2013-04-23</text:p>
          </table:table-cell>
          <table:table-cell office:value-type="float" office:value="42066455716">
            <text:p>420664557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0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2980886">
            <text:p>12980886</text:p>
          </table:table-cell>
          <table:table-cell office:value-type="float" office:value="194643208">
            <text:p>194643208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7450963629">
            <text:p>574509636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40/80 </text:p>
          </table:table-cell>
          <table:table-cell office:value-type="string">
            <text:p>pulls 72 Cor toonid regulaarsed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941274">
            <text:p>8941274</text:p>
          </table:table-cell>
          <table:table-cell office:value-type="float" office:value="196162765">
            <text:p>196162765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3453685914">
            <text:p>73453685914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3-minutiks taastub art RR 140/80 mmHg</text:p>
          </table:table-cell>
          <table:table-cell office:value-type="string">
            <text:p>RR 140/80 mmHg</text:p>
          </table:table-cell>
          <table:table-cell office:value-type="string">
            <text:p><text:s/>, südamesagedus 76 lööki/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183805">
            <text:p>10183805</text:p>
          </table:table-cell>
          <table:table-cell office:value-type="float" office:value="165617962">
            <text:p>165617962</text:p>
          </table:table-cell>
          <table:table-cell office:value-type="string">
            <text:p>2013-02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9200783">
            <text:p>67303920078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iga vererõhk stabiliseerunud - 140/80mmHg</text:p>
          </table:table-cell>
          <table:table-cell office:value-type="string">
            <text:p>140/80mmHg</text:p>
          </table:table-cell>
          <table:table-cell office:value-type="string">
            <text:p><text:s/>piires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459352">
            <text:p>17459352</text:p>
          </table:table-cell>
          <table:table-cell office:value-type="float" office:value="202866543">
            <text:p>202866543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582962">
            <text:p>6730305829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ererõhk : 140/80</text:p>
          </table:table-cell>
          <table:table-cell office:value-type="string">
            <text:p>140/80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067303">
            <text:p>19067303</text:p>
          </table:table-cell>
          <table:table-cell office:value-type="float" office:value="192459515">
            <text:p>192459515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82913">
            <text:p>6730304829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244152">
            <text:p>10244152</text:p>
          </table:table-cell>
          <table:table-cell office:value-type="float" office:value="206421368">
            <text:p>206421368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table:style-name="ce1" office:value-type="string">
            <text:p>2013-10-22</text:p>
          </table:table-cell>
          <table:table-cell office:value-type="float" office:value="78824920310">
            <text:p>7882492031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b end veidi paremini Köha vähem Vererõhk 140/80 mmHg</text:p>
          </table:table-cell>
          <table:table-cell office:value-type="string">
            <text:p>Vererõhk 140/80 mmHg</text:p>
          </table:table-cell>
          <table:table-cell office:value-type="string">
            <text:p><text:s/>Jalgadel turseid ei ole ravi jä</text:p>
          </table:table-cell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5235">
            <text:p>85235</text:p>
          </table:table-cell>
          <table:table-cell office:value-type="float" office:value="135450631">
            <text:p>135450631</text:p>
          </table:table-cell>
          <table:table-cell office:value-type="string">
            <text:p>2012-09-0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6327360203">
            <text:p>563273602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aabudes RR 140/80 </text:p>
          </table:table-cell>
          <table:table-cell office:value-type="string">
            <text:p>RR 140/80 </text:p>
          </table:table-cell>
          <table:table-cell office:value-type="string">
            <text:p>, hiljem kontrollitud N piires (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582331">
            <text:p>9582331</text:p>
          </table:table-cell>
          <table:table-cell office:value-type="float" office:value="201183011">
            <text:p>201183011</text:p>
          </table:table-cell>
          <table:table-cell office:value-type="string">
            <text:p>2013-10-03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3167625">
            <text:p>67304316762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Vererõhk 140/80 mmHg</text:p>
          </table:table-cell>
          <table:table-cell office:value-type="string">
            <text:p><text:s/>Kõht palpat lt pehme , valutu</text:p>
          </table:table-cell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962707">
            <text:p>15962707</text:p>
          </table:table-cell>
          <table:table-cell office:value-type="float" office:value="166917150">
            <text:p>166917150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6842731302">
            <text:p>168427313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pressioonidega I-II aVL V3-6 , RR 140/80 mmHg</text:p>
          </table:table-cell>
          <table:table-cell office:value-type="string">
            <text:p>RR 140/80 mmHg</text:p>
          </table:table-cell>
          <table:table-cell office:value-type="string">
            <text:p><text:s/>Maks ei ole palpeeritav , jalad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763887">
            <text:p>5763887</text:p>
          </table:table-cell>
          <table:table-cell office:value-type="float" office:value="139134400">
            <text:p>139134400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table:style-name="ce1" office:value-type="string">
            <text:p>2012-08-07</text:p>
          </table:table-cell>
          <table:table-cell office:value-type="float" office:value="95571379444">
            <text:p>9557137944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84 x min RR140/90mmHg</text:p>
          </table:table-cell>
          <table:table-cell office:value-type="string">
            <text:p>RR140/9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982533">
            <text:p>2982533</text:p>
          </table:table-cell>
          <table:table-cell office:value-type="float" office:value="122057925">
            <text:p>122057925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table:style-name="ce1" office:value-type="string">
            <text:p>2012-05-24</text:p>
          </table:table-cell>
          <table:table-cell office:value-type="float" office:value="61789979016">
            <text:p>617899790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727980">
            <text:p>22727980</text:p>
          </table:table-cell>
          <table:table-cell office:value-type="float" office:value="219533691">
            <text:p>219533691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table:style-name="ce1" office:value-type="string">
            <text:p>2013-09-29</text:p>
          </table:table-cell>
          <table:table-cell office:value-type="float" office:value="92585952888">
            <text:p>925859528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40/90 mmHg</text:p>
          </table:table-cell>
          <table:table-cell office:value-type="string">
            <text:p><text:s/>ja 140/95 mmHg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070075">
            <text:p>10070075</text:p>
          </table:table-cell>
          <table:table-cell office:value-type="float" office:value="174436621">
            <text:p>174436621</text:p>
          </table:table-cell>
          <table:table-cell office:value-type="string">
            <text:p>2013-04-2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8473151198">
            <text:p>7847315119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FR 78 min RR 140/90 mm hg</text:p>
          </table:table-cell>
          <table:table-cell office:value-type="string">
            <text:p>RR 140/90 mm hg</text:p>
          </table:table-cell>
          <table:table-cell office:value-type="string">
            <text:p><text:s/>Kehatemperatuur 36,2C Palpatioo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593863">
            <text:p>2593863</text:p>
          </table:table-cell>
          <table:table-cell office:value-type="float" office:value="146330559">
            <text:p>146330559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7613556444">
            <text:p>776135564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ll Hüretoonia tõbi RR 190/110 - 140/90 </text:p>
          </table:table-cell>
          <table:table-cell office:value-type="string">
            <text:p>140/90 </text:p>
          </table:table-cell>
          <table:table-cell office:value-type="string">
            <text:p>Tarvitab lusopress 20mg , cardac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142423">
            <text:p>17142423</text:p>
          </table:table-cell>
          <table:table-cell office:value-type="float" office:value="206678583">
            <text:p>206678583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282344475">
            <text:p>952823444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0/90 </text:p>
          </table:table-cell>
          <table:table-cell office:value-type="string">
            <text:p>kaal 76,5 , pikkus 156 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42279">
            <text:p>1042279</text:p>
          </table:table-cell>
          <table:table-cell office:value-type="float" office:value="140473534">
            <text:p>140473534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0209641794">
            <text:p>30209641794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ax BP : 140/90 </text:p>
          </table:table-cell>
          <table:table-cell office:value-type="string">
            <text:p>140/90 </text:p>
          </table:table-cell>
          <table:table-cell office:value-type="string">
            <text:p>Maximum Workload : 7.00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032112">
            <text:p>21032112</text:p>
          </table:table-cell>
          <table:table-cell office:value-type="float" office:value="159754670">
            <text:p>159754670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table:style-name="ce1" office:value-type="string">
            <text:p>2013-01-30</text:p>
          </table:table-cell>
          <table:table-cell office:value-type="float" office:value="673041479260">
            <text:p>6730414792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löögisagedus 60 korda minutis , RR 140/90 mmHg</text:p>
          </table:table-cell>
          <table:table-cell office:value-type="string">
            <text:p>RR 140/90 mmHg</text:p>
          </table:table-cell>
          <table:table-cell office:value-type="string">
            <text:p><text:s/>Kõhukatted palpatsioonil pehmed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90439">
            <text:p>2290439</text:p>
          </table:table-cell>
          <table:table-cell office:value-type="float" office:value="90370581">
            <text:p>90370581</text:p>
          </table:table-cell>
          <table:table-cell office:value-type="string">
            <text:p>2011-05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6115820920">
            <text:p>361158209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: RR 140/90 mmHg</text:p>
          </table:table-cell>
          <table:table-cell office:value-type="string">
            <text:p>RR 14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308409">
            <text:p>1308409</text:p>
          </table:table-cell>
          <table:table-cell office:value-type="float" office:value="148668093">
            <text:p>148668093</text:p>
          </table:table-cell>
          <table:table-cell office:value-type="string">
            <text:p>2012-11-25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8057415845">
            <text:p>18057415845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äevase vererõhu väärtusi üle 140/90 mmHg</text:p>
          </table:table-cell>
          <table:table-cell office:value-type="string">
            <text:p>140/90 mmHg</text:p>
          </table:table-cell>
          <table:table-cell office:value-type="string">
            <text:p><text:s/>oli 77 %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574057">
            <text:p>4574057</text:p>
          </table:table-cell>
          <table:table-cell office:value-type="float" office:value="80310583">
            <text:p>80310583</text:p>
          </table:table-cell>
          <table:table-cell office:value-type="string">
            <text:p>2012-01-05</text:p>
          </table:table-cell>
          <table:table-cell office:value-type="string">
            <text:p>A</text:p>
          </table:table-cell>
          <table:table-cell table:style-name="ce1" office:value-type="string">
            <text:p>2011-12-09</text:p>
          </table:table-cell>
          <table:table-cell office:value-type="float" office:value="64248185263">
            <text:p>642481852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dex 140/90 mmHg</text:p>
          </table:table-cell>
          <table:table-cell office:value-type="string">
            <text:p>140/9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063027">
            <text:p>17063027</text:p>
          </table:table-cell>
          <table:table-cell office:value-type="float" office:value="172464334">
            <text:p>172464334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ce1" office:value-type="string">
            <text:p>2013-04-15</text:p>
          </table:table-cell>
          <table:table-cell office:value-type="float" office:value="98775620490">
            <text:p>987756204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* 17.04.2013 : RR 140/90mmHg</text:p>
          </table:table-cell>
          <table:table-cell office:value-type="string">
            <text:p>RR 140/90mmHg</text:p>
          </table:table-cell>
          <table:table-cell office:value-type="string">
            <text:p><text:s/>Cipramil määratud 5 a tagasi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3424481">
            <text:p>13424481</text:p>
          </table:table-cell>
          <table:table-cell office:value-type="float" office:value="185991300">
            <text:p>185991300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table:style-name="ce1" office:value-type="string">
            <text:p>2013-07-01</text:p>
          </table:table-cell>
          <table:table-cell office:value-type="float" office:value="673030585789">
            <text:p>6730305857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erearsti juures 152/94-&gt; 140/92 </text:p>
          </table:table-cell>
          <table:table-cell office:value-type="string">
            <text:p>140/92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05265">
            <text:p>2105265</text:p>
          </table:table-cell>
          <table:table-cell office:value-type="float" office:value="83480722">
            <text:p>83480722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916261123">
            <text:p>359162611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leid ; RR 160/90 , hiljem RR 140/94 </text:p>
          </table:table-cell>
          <table:table-cell office:value-type="string">
            <text:p>RR 140/94 </text:p>
          </table:table-cell>
          <table:table-cell office:value-type="string">
            <text:p>, peanahal kaks tihket nahaalust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80453">
            <text:p>1980453</text:p>
          </table:table-cell>
          <table:table-cell office:value-type="float" office:value="123157920">
            <text:p>123157920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941649572">
            <text:p>329416495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VR 140/95 </text:p>
          </table:table-cell>
          <table:table-cell office:value-type="string">
            <text:p>.</text:p>
          </table:table-cell>
          <table:table-cell office:value-type="string">
            <text:p>V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182353">
            <text:p>19182353</text:p>
          </table:table-cell>
          <table:table-cell office:value-type="float" office:value="178034621">
            <text:p>178034621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table:style-name="ce1" office:value-type="string">
            <text:p>2013-04-18</text:p>
          </table:table-cell>
          <table:table-cell office:value-type="float" office:value="50544620912">
            <text:p>505446209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0/10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459317">
            <text:p>7459317</text:p>
          </table:table-cell>
          <table:table-cell office:value-type="float" office:value="90047214">
            <text:p>90047214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table:style-name="ce1" office:value-type="string">
            <text:p>2012-03-20</text:p>
          </table:table-cell>
          <table:table-cell office:value-type="float" office:value="46616919272">
            <text:p>466169192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Täna süda-84/min , RR-140/105 mmH</text:p>
          </table:table-cell>
          <table:table-cell office:value-type="string">
            <text:p>RR-140/105 mmH</text:p>
          </table:table-cell>
          <table:table-cell office:value-type="string">
            <text:p><text:s/>( dex )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office:value-type="float" office:value="105">
            <text:p>10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8680">
            <text:p>178680</text:p>
          </table:table-cell>
          <table:table-cell office:value-type="float" office:value="82856440">
            <text:p>82856440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7072075341">
            <text:p>170720753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ooringu alusel süstoolne 22 % &gt; 140 mmHg</text:p>
          </table:table-cell>
          <table:table-cell office:value-type="string">
            <text:p>140 mmHg</text:p>
          </table:table-cell>
          <table:table-cell office:value-type="string">
            <text:p><text:s/>, diastoolne 16 % &gt; 90 mmHg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2711810">
            <text:p>2711810</text:p>
          </table:table-cell>
          <table:table-cell office:value-type="float" office:value="131161837">
            <text:p>131161837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1551935014">
            <text:p>515519350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03.08.2012 ÕDE : RR 142/76mmHg</text:p>
          </table:table-cell>
          <table:table-cell office:value-type="string">
            <text:p>RR 142/76mmHg</text:p>
          </table:table-cell>
          <table:table-cell office:value-type="string">
            <text:p><text:s/>; inj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76">
            <text:p>7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647722">
            <text:p>5647722</text:p>
          </table:table-cell>
          <table:table-cell office:value-type="float" office:value="131115817">
            <text:p>131115817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table:style-name="ce1" office:value-type="string">
            <text:p>2012-05-17</text:p>
          </table:table-cell>
          <table:table-cell office:value-type="float" office:value="34047236821">
            <text:p>3404723682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= 142/81 mmHg</text:p>
          </table:table-cell>
          <table:table-cell office:value-type="string">
            <text:p><text:s/>; FR = 80 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166891">
            <text:p>17166891</text:p>
          </table:table-cell>
          <table:table-cell office:value-type="float" office:value="176142697">
            <text:p>176142697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1487">
            <text:p>6730303214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l 133/88 PS 82 , kesk RR öösel 142/88 </text:p>
          </table:table-cell>
          <table:table-cell office:value-type="string">
            <text:p>142/88 </text:p>
          </table:table-cell>
          <table:table-cell office:value-type="string">
            <text:p>PS 73 Non-Dipper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998527">
            <text:p>16998527</text:p>
          </table:table-cell>
          <table:table-cell office:value-type="float" office:value="168413165">
            <text:p>168413165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78613">
            <text:p>6730303786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ljades üksikud märjad räginad , RR142/90</text:p>
          </table:table-cell>
          <table:table-cell office:value-type="string">
            <text:p>RR142/90</text:p>
          </table:table-cell>
          <table:table-cell office:value-type="string">
            <text:p>;140/90;142/90 ; cor : rütmilin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168508">
            <text:p>6168508</text:p>
          </table:table-cell>
          <table:table-cell office:value-type="float" office:value="87127273">
            <text:p>87127273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table:style-name="ce1" office:value-type="string">
            <text:p>2012-02-23</text:p>
          </table:table-cell>
          <table:table-cell office:value-type="float" office:value="19010673286">
            <text:p>1901067328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42/91mmHg</text:p>
          </table:table-cell>
          <table:table-cell office:value-type="string">
            <text:p><text:s/>, dr 47 x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91">
            <text:p>9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995539">
            <text:p>15995539</text:p>
          </table:table-cell>
          <table:table-cell office:value-type="float" office:value="210946638">
            <text:p>210946638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table:style-name="ce1" office:value-type="string">
            <text:p>2013-11-17</text:p>
          </table:table-cell>
          <table:table-cell office:value-type="float" office:value="81342380954">
            <text:p>813423809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sin 142/94 </text:p>
          </table:table-cell>
          <table:table-cell office:value-type="string">
            <text:p>142/94 </text:p>
          </table:table-cell>
          <table:table-cell office:value-type="string">
            <text:p>; dex 152/94 pls 100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2">
            <text:p>142</text:p>
          </table:table-cell>
          <table:table-cell office:value-type="float" office:value="94">
            <text:p>9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106826">
            <text:p>9106826</text:p>
          </table:table-cell>
          <table:table-cell office:value-type="float" office:value="169018691">
            <text:p>169018691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751878">
            <text:p>673030751878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äeval keskmine VR 125/70 ( N 143/83 </text:p>
          </table:table-cell>
          <table:table-cell office:value-type="string">
            <text:p>143/83 </text:p>
          </table:table-cell>
          <table:table-cell office:value-type="string">
            <text:p>) päeval süstoolse VR koormus 0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3">
            <text:p>143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760962">
            <text:p>17760962</text:p>
          </table:table-cell>
          <table:table-cell office:value-type="float" office:value="181435828">
            <text:p>181435828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63694">
            <text:p>6730303636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-?\s*)?(?P&lt;systolic&gt;(([12][0-9]{2})|([4-9][0-9])))\s*/\s*(?P&lt;diastolic&gt;(([12][0-9]{2})|([3-9][0-9])))\s*[Pp]\s*-?\s*(?P&lt;pulse&gt;(([12][0-9]{2})|([3-9][0-9])))</text:p>
          </table:table-cell>
          <table:table-cell office:value-type="string">
            <text:p>NULL</text:p>
          </table:table-cell>
          <table:table-cell office:value-type="string">
            <text:p>* 05.06.2013 : RR144/81 p 79</text:p>
          </table:table-cell>
          <table:table-cell office:value-type="string">
            <text:p>RR144/81 p 79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4">
            <text:p>144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750598">
            <text:p>750598</text:p>
          </table:table-cell>
          <table:table-cell office:value-type="float" office:value="95721217">
            <text:p>95721217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table:style-name="ce1" office:value-type="string">
            <text:p>2012-04-24</text:p>
          </table:table-cell>
          <table:table-cell office:value-type="float" office:value="69155030715">
            <text:p>691550307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 = 145 / 70 mmHg</text:p>
          </table:table-cell>
          <table:table-cell office:value-type="string">
            <text:p>145 / 7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843698">
            <text:p>6843698</text:p>
          </table:table-cell>
          <table:table-cell office:value-type="float" office:value="126948945">
            <text:p>126948945</text:p>
          </table:table-cell>
          <table:table-cell office:value-type="string">
            <text:p>2012-06-26</text:p>
          </table:table-cell>
          <table:table-cell office:value-type="string">
            <text:p>S</text:p>
          </table:table-cell>
          <table:table-cell table:style-name="ce1" office:value-type="string">
            <text:p>2012-06-14</text:p>
          </table:table-cell>
          <table:table-cell office:value-type="float" office:value="97423218911">
            <text:p>9742321891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5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684305">
            <text:p>4684305</text:p>
          </table:table-cell>
          <table:table-cell office:value-type="float" office:value="138510128">
            <text:p>138510128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table:style-name="ce1" office:value-type="string">
            <text:p>2012-06-18</text:p>
          </table:table-cell>
          <table:table-cell office:value-type="float" office:value="40470393908">
            <text:p>404703939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vitab ajuti erüniiti väga harva RR 145/80mmhg</text:p>
          </table:table-cell>
          <table:table-cell office:value-type="string">
            <text:p>RR 145/80mmhg</text:p>
          </table:table-cell>
          <table:table-cell office:value-type="string">
            <text:p><text:s/>ei suitseta , kolesterool ja gl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659450">
            <text:p>10659450</text:p>
          </table:table-cell>
          <table:table-cell office:value-type="float" office:value="212789645">
            <text:p>212789645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1093438146">
            <text:p>910934381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02.12.2013 <text:s text:c="2"/>: RR 145/80 </text:p>
          </table:table-cell>
          <table:table-cell office:value-type="string">
            <text:p>RR 145/80 </text:p>
          </table:table-cell>
          <table:table-cell office:value-type="string">
            <text:p>, fr regul 68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2651285">
            <text:p>12651285</text:p>
          </table:table-cell>
          <table:table-cell office:value-type="float" office:value="179257024">
            <text:p>179257024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table:style-name="ce1" office:value-type="string">
            <text:p>2013-04-23</text:p>
          </table:table-cell>
          <table:table-cell office:value-type="float" office:value="11549531010">
            <text:p>115495310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5/85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636273">
            <text:p>4636273</text:p>
          </table:table-cell>
          <table:table-cell office:value-type="float" office:value="90638009">
            <text:p>90638009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table:style-name="ce1" office:value-type="string">
            <text:p>2012-02-06</text:p>
          </table:table-cell>
          <table:table-cell office:value-type="float" office:value="79009132321">
            <text:p>790091323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78xmin RR 145/85 mm Hg</text:p>
          </table:table-cell>
          <table:table-cell office:value-type="string">
            <text:p>RR 145/85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192917">
            <text:p>6192917</text:p>
          </table:table-cell>
          <table:table-cell office:value-type="float" office:value="138559420">
            <text:p>138559420</text:p>
          </table:table-cell>
          <table:table-cell office:value-type="string">
            <text:p>2012-09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5842833157">
            <text:p>1584283315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tõttu ( ambulatoorsel visiidil 145/90 </text:p>
          </table:table-cell>
          <table:table-cell office:value-type="string">
            <text:p>145/90 </text:p>
          </table:table-cell>
          <table:table-cell office:value-type="string">
            <text:p>; 150/100 mmHg , vastuvõtutoas 1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073358">
            <text:p>20073358</text:p>
          </table:table-cell>
          <table:table-cell office:value-type="float" office:value="187090584">
            <text:p>187090584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table:style-name="ce1" office:value-type="string">
            <text:p>2012-11-16</text:p>
          </table:table-cell>
          <table:table-cell office:value-type="float" office:value="73485437341">
            <text:p>73485437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, rutm regulaarne , fr 74 x min RR 145/90mm Hg</text:p>
          </table:table-cell>
          <table:table-cell office:value-type="string">
            <text:p>RR 145/90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18198">
            <text:p>2118198</text:p>
          </table:table-cell>
          <table:table-cell office:value-type="float" office:value="82139673">
            <text:p>82139673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5392432020">
            <text:p>653924320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simaalne vererõhuväärtus olnud 145/90mmHg</text:p>
          </table:table-cell>
          <table:table-cell office:value-type="string">
            <text:p>145/90mmHg</text:p>
          </table:table-cell>
          <table:table-cell office:value-type="string">
            <text:p><text:s/>( randme pealt mõõtes )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092095">
            <text:p>21092095</text:p>
          </table:table-cell>
          <table:table-cell office:value-type="float" office:value="159080787">
            <text:p>159080787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5224818830">
            <text:p>652248188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5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046600">
            <text:p>8046600</text:p>
          </table:table-cell>
          <table:table-cell office:value-type="float" office:value="150352076">
            <text:p>150352076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0426110395">
            <text:p>8042611039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 RR 145/90 mm Hg</text:p>
          </table:table-cell>
          <table:table-cell office:value-type="string">
            <text:p>RR 145/9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396479">
            <text:p>9396479</text:p>
          </table:table-cell>
          <table:table-cell office:value-type="float" office:value="184171026">
            <text:p>184171026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6164463">
            <text:p>67304616446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äevaajal keskmine RR 145/92 mmHg</text:p>
          </table:table-cell>
          <table:table-cell office:value-type="string">
            <text:p>RR 145/92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92">
            <text:p>9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410056">
            <text:p>11410056</text:p>
          </table:table-cell>
          <table:table-cell office:value-type="float" office:value="162660720">
            <text:p>162660720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table:style-name="ce1" office:value-type="string">
            <text:p>2013-02-13</text:p>
          </table:table-cell>
          <table:table-cell office:value-type="float" office:value="72875285282">
            <text:p>728752852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Vererõhk 145/95 mm/Hg</text:p>
          </table:table-cell>
          <table:table-cell office:value-type="string">
            <text:p><text:s/>, SpO295 %</text:p>
          </table:table-cell>
          <table:table-cell office:value-type="string">
            <text:p>Vererõhk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582284">
            <text:p>17582284</text:p>
          </table:table-cell>
          <table:table-cell office:value-type="float" office:value="203467572">
            <text:p>203467572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1544562647">
            <text:p>115445626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-?\s*)?(?P&lt;systolic&gt;(([12][0-9]{2})|([4-9][0-9])))\s*/\s*(?P&lt;diastolic&gt;(([12][0-9]{2})|([3-9][0-9])))\s*[Pp]\s*-?\s*(?P&lt;pulse&gt;(([12][0-9]{2})|([3-9][0-9])))</text:p>
          </table:table-cell>
          <table:table-cell office:value-type="string">
            <text:p>NULL</text:p>
          </table:table-cell>
          <table:table-cell office:value-type="string">
            <text:p><text:s/>lähevad kinni , halvasti magab RR 145/99 p76</text:p>
          </table:table-cell>
          <table:table-cell office:value-type="string">
            <text:p>RR 145/99 p76</text:p>
          </table:table-cell>
          <table:table-cell office:value-type="string">
            <text:p><text:s/>arsti korraldusel sol Tavegiili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5">
            <text:p>145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8562297">
            <text:p>18562297</text:p>
          </table:table-cell>
          <table:table-cell office:value-type="float" office:value="191472864">
            <text:p>191472864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0590840">
            <text:p>673040590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46/7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95577">
            <text:p>2095577</text:p>
          </table:table-cell>
          <table:table-cell office:value-type="float" office:value="86411375">
            <text:p>86411375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9201118432">
            <text:p>592011184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fr 63 , füüsilise koormuse ajal 146/91 </text:p>
          </table:table-cell>
          <table:table-cell office:value-type="string">
            <text:p>146/91 </text:p>
          </table:table-cell>
          <table:table-cell office:value-type="string">
            <text:p>, fr 80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6">
            <text:p>146</text:p>
          </table:table-cell>
          <table:table-cell office:value-type="float" office:value="91">
            <text:p>9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971197">
            <text:p>20971197</text:p>
          </table:table-cell>
          <table:table-cell office:value-type="float" office:value="156513508">
            <text:p>156513508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table:style-name="ce1" office:value-type="string">
            <text:p>2013-01-04</text:p>
          </table:table-cell>
          <table:table-cell office:value-type="float" office:value="83796356412">
            <text:p>837963564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ifedipini 10mg , meile saabudes 147/87 </text:p>
          </table:table-cell>
          <table:table-cell office:value-type="string">
            <text:p>147/87 </text:p>
          </table:table-cell>
          <table:table-cell office:value-type="string">
            <text:p>, fr 80 , SpO295 , T 36,1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7">
            <text:p>147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879667">
            <text:p>5879667</text:p>
          </table:table-cell>
          <table:table-cell office:value-type="float" office:value="138999567">
            <text:p>138999567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5345123472">
            <text:p>8534512347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UHKUR-4,4 MMOL/L , AD 147/103 mmHg</text:p>
          </table:table-cell>
          <table:table-cell office:value-type="string">
            <text:p>147/103 mmHg</text:p>
          </table:table-cell>
          <table:table-cell office:value-type="string">
            <text:p><text:s/>, Ps 90/min , 08/08/12 CT &lt;0,59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7">
            <text:p>147</text:p>
          </table:table-cell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32315">
            <text:p>1632315</text:p>
          </table:table-cell>
          <table:table-cell office:value-type="float" office:value="85621128">
            <text:p>85621128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7957928810">
            <text:p>4795792881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nne jooksu 133/72 peale jooksu 148/79 </text:p>
          </table:table-cell>
          <table:table-cell office:value-type="string">
            <text:p>148/79 </text:p>
          </table:table-cell>
          <table:table-cell office:value-type="string">
            <text:p>, 10min möödudes 120/82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8">
            <text:p>148</text:p>
          </table:table-cell>
          <table:table-cell office:value-type="float" office:value="79">
            <text:p>79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602552">
            <text:p>8602552</text:p>
          </table:table-cell>
          <table:table-cell office:value-type="float" office:value="144482084">
            <text:p>144482084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table:style-name="ce1" office:value-type="string">
            <text:p>2011-09-22</text:p>
          </table:table-cell>
          <table:table-cell office:value-type="float" office:value="33549843106">
            <text:p>3354984310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eriaalne RR dex ( mm/Hg ) : 148/90 </text:p>
          </table:table-cell>
          <table:table-cell office:value-type="string">
            <text:p>148/9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8">
            <text:p>148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634983">
            <text:p>18634983</text:p>
          </table:table-cell>
          <table:table-cell office:value-type="float" office:value="218726390">
            <text:p>218726390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014436216">
            <text:p>720144362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04.11.2013 <text:s text:c="2"/>: RR 148/90 </text:p>
          </table:table-cell>
          <table:table-cell office:value-type="string">
            <text:p>RR 148/90 </text:p>
          </table:table-cell>
          <table:table-cell office:value-type="string">
            <text:p>, ar�tmia , EKG , veri , uriin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48">
            <text:p>148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631198">
            <text:p>17631198</text:p>
          </table:table-cell>
          <table:table-cell office:value-type="float" office:value="198886128">
            <text:p>198886128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40478195">
            <text:p>6730404781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05.08.2013 <text:s text:c="2"/>: Õe vastuvõtt : RR 150/70 mmHg</text:p>
          </table:table-cell>
          <table:table-cell office:value-type="string">
            <text:p>RR 150/70 mmHg</text:p>
          </table:table-cell>
          <table:table-cell office:value-type="string">
            <text:p><text:s/>; frek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518127">
            <text:p>11518127</text:p>
          </table:table-cell>
          <table:table-cell office:value-type="float" office:value="155241848">
            <text:p>155241848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table:style-name="ce1" office:value-type="string">
            <text:p>2012-11-09</text:p>
          </table:table-cell>
          <table:table-cell office:value-type="float" office:value="673037547755">
            <text:p>6730375477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alud üldidelt väikesemad , RR 150/80mmhg</text:p>
          </table:table-cell>
          <table:table-cell office:value-type="string">
            <text:p>RR 150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850939">
            <text:p>19850939</text:p>
          </table:table-cell>
          <table:table-cell office:value-type="float" office:value="184158880">
            <text:p>184158880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437371334">
            <text:p>784373713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76 x min , AR 150/80 mmHg</text:p>
          </table:table-cell>
          <table:table-cell office:value-type="string">
            <text:p>150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00892">
            <text:p>2200892</text:p>
          </table:table-cell>
          <table:table-cell office:value-type="float" office:value="91787011">
            <text:p>91787011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3876631402">
            <text:p>438766314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50/80 </text:p>
          </table:table-cell>
          <table:table-cell office:value-type="string">
            <text:p>, südame toonid reg , perifeers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3679729">
            <text:p>3679729</text:p>
          </table:table-cell>
          <table:table-cell office:value-type="float" office:value="147992022">
            <text:p>147992022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table:style-name="ce1" office:value-type="string">
            <text:p>2012-11-20</text:p>
          </table:table-cell>
          <table:table-cell office:value-type="float" office:value="85256416873">
            <text:p>852564168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Obj saab : VR 150/80mmgh</text:p>
          </table:table-cell>
          <table:table-cell office:value-type="string">
            <text:p>VR 150/80mmgh</text:p>
          </table:table-cell>
          <table:table-cell office:value-type="string">
            <text:p><text:s/>, ps 68/min</text:p>
          </table:table-cell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gh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496226">
            <text:p>18496226</text:p>
          </table:table-cell>
          <table:table-cell office:value-type="float" office:value="156991719">
            <text:p>156991719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1957843158">
            <text:p>119578431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- vesikulaarne hingamiskahin , RR - 150/80</text:p>
          </table:table-cell>
          <table:table-cell office:value-type="string">
            <text:p>RR - 150/8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10301">
            <text:p>8810301</text:p>
          </table:table-cell>
          <table:table-cell office:value-type="float" office:value="160495073">
            <text:p>160495073</text:p>
          </table:table-cell>
          <table:table-cell office:value-type="string">
            <text:p>2013-02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8969487513">
            <text:p>3896948751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Cor fr reg 66x ` RR dex 150/80 </text:p>
          </table:table-cell>
          <table:table-cell office:value-type="string">
            <text:p>150/80 </text:p>
          </table:table-cell>
          <table:table-cell office:value-type="string">
            <text:p>, sin 130/80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745668">
            <text:p>5745668</text:p>
          </table:table-cell>
          <table:table-cell office:value-type="float" office:value="146612858">
            <text:p>146612858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398033439">
            <text:p>413980334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mHg ( vastuvõtul ) Kodus olnud 150/80 mmHg</text:p>
          </table:table-cell>
          <table:table-cell office:value-type="string">
            <text:p>150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962243">
            <text:p>15962243</text:p>
          </table:table-cell>
          <table:table-cell office:value-type="float" office:value="214651227">
            <text:p>214651227</text:p>
          </table:table-cell>
          <table:table-cell office:value-type="string">
            <text:p>2013-12-10</text:p>
          </table:table-cell>
          <table:table-cell office:value-type="string">
            <text:p>S</text:p>
          </table:table-cell>
          <table:table-cell table:style-name="ce1" office:value-type="string">
            <text:p>2013-12-09</text:p>
          </table:table-cell>
          <table:table-cell office:value-type="float" office:value="29645354912">
            <text:p>296453549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50/8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13321">
            <text:p>2113321</text:p>
          </table:table-cell>
          <table:table-cell office:value-type="float" office:value="86343466">
            <text:p>86343466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1048796158">
            <text:p>210487961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i ole Vererõhk tavaliselt 140 - 150/80 mm Hg</text:p>
          </table:table-cell>
          <table:table-cell office:value-type="string">
            <text:p>150/80 mm Hg</text:p>
          </table:table-cell>
          <table:table-cell office:value-type="string">
            <text:p><text:s/>piirides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974160">
            <text:p>7974160</text:p>
          </table:table-cell>
          <table:table-cell office:value-type="float" office:value="135212029">
            <text:p>135212029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81112193815">
            <text:p>8111219381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 RR 150/80 mm Hg</text:p>
          </table:table-cell>
          <table:table-cell office:value-type="string">
            <text:p>RR 150/8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2740506">
            <text:p>12740506</text:p>
          </table:table-cell>
          <table:table-cell office:value-type="float" office:value="158129749">
            <text:p>158129749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table:style-name="ce1" office:value-type="string">
            <text:p>2012-12-04</text:p>
          </table:table-cell>
          <table:table-cell office:value-type="float" office:value="97087384328">
            <text:p>970873843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ta 80/10 Praegu on rõhud korras RR 150 / 85 mmHg</text:p>
          </table:table-cell>
          <table:table-cell office:value-type="string">
            <text:p>RR 150 / 85 mmHg</text:p>
          </table:table-cell>
          <table:table-cell office:value-type="string">
            <text:p><text:s/>( kodus olevat 120/80 ). Kuumad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084262">
            <text:p>23084262</text:p>
          </table:table-cell>
          <table:table-cell office:value-type="float" office:value="189554340">
            <text:p>189554340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table:style-name="ce1" office:value-type="string">
            <text:p>2013-06-10</text:p>
          </table:table-cell>
          <table:table-cell office:value-type="float" office:value="43963383710">
            <text:p>439633837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50/88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897686">
            <text:p>17897686</text:p>
          </table:table-cell>
          <table:table-cell office:value-type="float" office:value="211720157">
            <text:p>211720157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154268152">
            <text:p>411542681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-150/90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95182">
            <text:p>1795182</text:p>
          </table:table-cell>
          <table:table-cell office:value-type="float" office:value="101209606">
            <text:p>101209606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8803553692">
            <text:p>788035536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160/100-150/90 mmHg</text:p>
          </table:table-cell>
          <table:table-cell office:value-type="string">
            <text:p>150/90 mmHg</text:p>
          </table:table-cell>
          <table:table-cell office:value-type="string">
            <text:p><text:s/>, cor toonid regulaarsed , EKG 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326079">
            <text:p>21326079</text:p>
          </table:table-cell>
          <table:table-cell office:value-type="float" office:value="157425756">
            <text:p>157425756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7144840">
            <text:p>673037144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olne kahin aordil , V punktis , RR 150/90mmHg</text:p>
          </table:table-cell>
          <table:table-cell office:value-type="string">
            <text:p>RR 150/90mmHg</text:p>
          </table:table-cell>
          <table:table-cell office:value-type="string">
            <text:p><text:s/>, turseteta EHHOKG : vas vats 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675541">
            <text:p>17675541</text:p>
          </table:table-cell>
          <table:table-cell office:value-type="float" office:value="173294356">
            <text:p>173294356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8472011013">
            <text:p>184720110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5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448637">
            <text:p>14448637</text:p>
          </table:table-cell>
          <table:table-cell office:value-type="float" office:value="162390225">
            <text:p>162390225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136348135">
            <text:p>241363481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se hüpertroofia , frekvents 84 RR 150 / 90 mmhg</text:p>
          </table:table-cell>
          <table:table-cell office:value-type="string">
            <text:p>RR 150 / 90 mmhg</text:p>
          </table:table-cell>
          <table:table-cell office:value-type="string">
            <text:p><text:s/>Cor toonid regulaarsed Perearst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214677">
            <text:p>19214677</text:p>
          </table:table-cell>
          <table:table-cell office:value-type="float" office:value="169138064">
            <text:p>169138064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29167">
            <text:p>673030329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50/90 mmHg</text:p>
          </table:table-cell>
          <table:table-cell office:value-type="string">
            <text:p><text:s/>, cor reg , fr 70 x ' Kopsudes 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864998">
            <text:p>23864998</text:p>
          </table:table-cell>
          <table:table-cell office:value-type="float" office:value="155352462">
            <text:p>155352462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ce1" office:value-type="string">
            <text:p>2012-10-04</text:p>
          </table:table-cell>
          <table:table-cell office:value-type="float" office:value="54118759651">
            <text:p>541187596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õdetud vererõhkusid , mis 130 - 150/90 mmHg</text:p>
          </table:table-cell>
          <table:table-cell office:value-type="string">
            <text:p>150/9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170558">
            <text:p>6170558</text:p>
          </table:table-cell>
          <table:table-cell office:value-type="float" office:value="130877672">
            <text:p>130877672</text:p>
          </table:table-cell>
          <table:table-cell office:value-type="string">
            <text:p>2012-08-01</text:p>
          </table:table-cell>
          <table:table-cell office:value-type="string">
            <text:p>S</text:p>
          </table:table-cell>
          <table:table-cell table:style-name="ce1" office:value-type="string">
            <text:p>2012-07-26</text:p>
          </table:table-cell>
          <table:table-cell office:value-type="float" office:value="66911396689">
            <text:p>669113966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220/110 -&gt; 150/90 </text:p>
          </table:table-cell>
          <table:table-cell office:value-type="string">
            <text:p>150/9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840038">
            <text:p>17840038</text:p>
          </table:table-cell>
          <table:table-cell office:value-type="float" office:value="178524762">
            <text:p>178524762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92554">
            <text:p>6730304925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l ~ 2tundi peale ravimi võtmist 150/95mmHg</text:p>
          </table:table-cell>
          <table:table-cell office:value-type="string">
            <text:p>150/95mmHg</text:p>
          </table:table-cell>
          <table:table-cell office:value-type="string">
            <text:p><text:s/>d=s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611708">
            <text:p>24611708</text:p>
          </table:table-cell>
          <table:table-cell office:value-type="float" office:value="183608931">
            <text:p>183608931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table:style-name="ce1" office:value-type="string">
            <text:p>2013-04-24</text:p>
          </table:table-cell>
          <table:table-cell office:value-type="float" office:value="673030399623">
            <text:p>6730303996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50/96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96">
            <text:p>9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455801">
            <text:p>14455801</text:p>
          </table:table-cell>
          <table:table-cell office:value-type="float" office:value="199533465">
            <text:p>199533465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441866654">
            <text:p>274418666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50/100 </text:p>
          </table:table-cell>
          <table:table-cell office:value-type="string">
            <text:p>mmol/l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226123">
            <text:p>21226123</text:p>
          </table:table-cell>
          <table:table-cell office:value-type="float" office:value="170329206">
            <text:p>170329206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ce1" office:value-type="string">
            <text:p>2013-03-28</text:p>
          </table:table-cell>
          <table:table-cell office:value-type="float" office:value="45027127203">
            <text:p>450271272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50/10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942379">
            <text:p>8942379</text:p>
          </table:table-cell>
          <table:table-cell office:value-type="float" office:value="172078582">
            <text:p>172078582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5860913643">
            <text:p>25860913643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õrged , ka seistes püsivad 160-150/100 mmHg</text:p>
          </table:table-cell>
          <table:table-cell office:value-type="string">
            <text:p>150/10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453263">
            <text:p>18453263</text:p>
          </table:table-cell>
          <table:table-cell office:value-type="float" office:value="204217655">
            <text:p>204217655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17892">
            <text:p>6730304178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Peab vererõhku 150/100 mmHg</text:p>
          </table:table-cell>
          <table:table-cell office:value-type="string">
            <text:p>150/100 mmHg</text:p>
          </table:table-cell>
          <table:table-cell office:value-type="string">
            <text:p><text:s/>enda jaoks normaalseks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712168">
            <text:p>14712168</text:p>
          </table:table-cell>
          <table:table-cell office:value-type="float" office:value="176532533">
            <text:p>176532533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ce1" office:value-type="string">
            <text:p>2013-04-25</text:p>
          </table:table-cell>
          <table:table-cell office:value-type="float" office:value="81194613028">
            <text:p>811946130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eriaalne RR dex ( mm/Hg ) : 150/100 </text:p>
          </table:table-cell>
          <table:table-cell office:value-type="string">
            <text:p>150/10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413511">
            <text:p>4413511</text:p>
          </table:table-cell>
          <table:table-cell office:value-type="float" office:value="84741948">
            <text:p>84741948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table:style-name="ce1" office:value-type="string">
            <text:p>2012-02-17</text:p>
          </table:table-cell>
          <table:table-cell office:value-type="float" office:value="33308348566">
            <text:p>333083485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eriaalne RR sin ( mmHg ) : 150/100 </text:p>
          </table:table-cell>
          <table:table-cell office:value-type="string">
            <text:p>150/10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451503">
            <text:p>17451503</text:p>
          </table:table-cell>
          <table:table-cell office:value-type="float" office:value="174300306">
            <text:p>174300306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ce1" office:value-type="string">
            <text:p>2013-04-22</text:p>
          </table:table-cell>
          <table:table-cell office:value-type="float" office:value="75428591488">
            <text:p>754285914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rtooniline 145/100 &gt; 210/100 &gt; 150/100 mmHg</text:p>
          </table:table-cell>
          <table:table-cell office:value-type="string">
            <text:p>150/10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837058">
            <text:p>19837058</text:p>
          </table:table-cell>
          <table:table-cell office:value-type="float" office:value="212111906">
            <text:p>212111906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9731411465">
            <text:p>39731411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151/106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3306911">
            <text:p>3306911</text:p>
          </table:table-cell>
          <table:table-cell office:value-type="float" office:value="90996430">
            <text:p>90996430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table:style-name="ce1" office:value-type="string">
            <text:p>2012-03-27</text:p>
          </table:table-cell>
          <table:table-cell office:value-type="float" office:value="19171896853">
            <text:p>191718968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RR 155/84 mmHg , jaanuaris 2012152/80 mmHg</text:p>
          </table:table-cell>
          <table:table-cell office:value-type="string">
            <text:p>152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2">
            <text:p>152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48404">
            <text:p>1648404</text:p>
          </table:table-cell>
          <table:table-cell office:value-type="float" office:value="80171810">
            <text:p>80171810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0580321833">
            <text:p>3058032183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52/82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2">
            <text:p>152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3314052">
            <text:p>13314052</text:p>
          </table:table-cell>
          <table:table-cell office:value-type="float" office:value="171564813">
            <text:p>171564813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table:style-name="ce1" office:value-type="string">
            <text:p>2013-04-11</text:p>
          </table:table-cell>
          <table:table-cell office:value-type="float" office:value="673030436799">
            <text:p>6730304367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l olnud vererõhk 135/95 , täna 152/90 mm HG</text:p>
          </table:table-cell>
          <table:table-cell office:value-type="string">
            <text:p>152/90 mm HG</text:p>
          </table:table-cell>
          <table:table-cell office:value-type="string">
            <text:p><text:s/>Vajab vererõhu jälgimist dünaam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2">
            <text:p>152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408720">
            <text:p>18408720</text:p>
          </table:table-cell>
          <table:table-cell office:value-type="float" office:value="187655500">
            <text:p>187655500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table:style-name="ce1" office:value-type="string">
            <text:p>2013-05-21</text:p>
          </table:table-cell>
          <table:table-cell office:value-type="float" office:value="54882537323">
            <text:p>548825373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53/98 mm Hg</text:p>
          </table:table-cell>
          <table:table-cell office:value-type="string">
            <text:p><text:s/>trepist tulles -&gt; 146/94 mm Hg 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3">
            <text:p>153</text:p>
          </table:table-cell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295118">
            <text:p>8295118</text:p>
          </table:table-cell>
          <table:table-cell office:value-type="float" office:value="135253864">
            <text:p>135253864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table:style-name="ce1" office:value-type="string">
            <text:p>2012-08-22</text:p>
          </table:table-cell>
          <table:table-cell office:value-type="float" office:value="92332910055">
            <text:p>9233291005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55/105 </text:p>
          </table:table-cell>
          <table:table-cell office:value-type="string">
            <text:p>Cor - toonid regul , kahinaid ei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162855">
            <text:p>9162855</text:p>
          </table:table-cell>
          <table:table-cell office:value-type="float" office:value="179305059">
            <text:p>179305059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56023">
            <text:p>67303045602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jal ( 19 t ) keskmine ööpäevane RR=156/86mmHg</text:p>
          </table:table-cell>
          <table:table-cell office:value-type="string">
            <text:p>RR=156/86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6">
            <text:p>156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913366">
            <text:p>21913366</text:p>
          </table:table-cell>
          <table:table-cell office:value-type="float" office:value="176600613">
            <text:p>176600613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table:style-name="ce1" office:value-type="string">
            <text:p>2013-04-11</text:p>
          </table:table-cell>
          <table:table-cell office:value-type="float" office:value="75414721902">
            <text:p>754147219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=157/88 mmHg</text:p>
          </table:table-cell>
          <table:table-cell office:value-type="string">
            <text:p><text:s/>;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7">
            <text:p>157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869333">
            <text:p>19869333</text:p>
          </table:table-cell>
          <table:table-cell office:value-type="float" office:value="193586212">
            <text:p>193586212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8665151295">
            <text:p>186651512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õõtnud RR 140/90 mmHg-157/90 mmHg</text:p>
          </table:table-cell>
          <table:table-cell office:value-type="string">
            <text:p>157/9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7">
            <text:p>157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471524">
            <text:p>9471524</text:p>
          </table:table-cell>
          <table:table-cell office:value-type="float" office:value="207550045">
            <text:p>207550045</text:p>
          </table:table-cell>
          <table:table-cell office:value-type="string">
            <text:p>2013-11-06</text:p>
          </table:table-cell>
          <table:table-cell office:value-type="string">
            <text:p>S</text:p>
          </table:table-cell>
          <table:table-cell table:style-name="ce1" office:value-type="string">
            <text:p>2013-10-12</text:p>
          </table:table-cell>
          <table:table-cell office:value-type="float" office:value="43568721948">
            <text:p>4356872194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58/110 mmHg</text:p>
          </table:table-cell>
          <table:table-cell office:value-type="string">
            <text:p><text:s/>, SR fr 70 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8">
            <text:p>158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206285">
            <text:p>16206285</text:p>
          </table:table-cell>
          <table:table-cell office:value-type="float" office:value="203154095">
            <text:p>203154095</text:p>
          </table:table-cell>
          <table:table-cell office:value-type="string">
            <text:p>2013-10-15</text:p>
          </table:table-cell>
          <table:table-cell office:value-type="string">
            <text:p>S</text:p>
          </table:table-cell>
          <table:table-cell table:style-name="ce1" office:value-type="string">
            <text:p>2013-10-08</text:p>
          </table:table-cell>
          <table:table-cell office:value-type="float" office:value="77770434392">
            <text:p>777704343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0.71 , vasak neer 11,1 cm , ARS 159/43 </text:p>
          </table:table-cell>
          <table:table-cell office:value-type="string">
            <text:p>159/43 </text:p>
          </table:table-cell>
          <table:table-cell office:value-type="string">
            <text:p>RI 0.73 , vasaku neeru ülapoolus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9">
            <text:p>159</text:p>
          </table:table-cell>
          <table:table-cell office:value-type="float" office:value="43">
            <text:p>43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868819">
            <text:p>21868819</text:p>
          </table:table-cell>
          <table:table-cell office:value-type="float" office:value="211210065">
            <text:p>211210065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table:style-name="ce1" office:value-type="string">
            <text:p>2013-11-19</text:p>
          </table:table-cell>
          <table:table-cell office:value-type="float" office:value="95444779372">
            <text:p>954447793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187/115 mmHg Päevaajal keskmine RR 159/93 mmHg</text:p>
          </table:table-cell>
          <table:table-cell office:value-type="string">
            <text:p>RR 159/93 mmHg</text:p>
          </table:table-cell>
          <table:table-cell office:value-type="string">
            <text:p><text:s/>, max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59">
            <text:p>159</text:p>
          </table:table-cell>
          <table:table-cell office:value-type="float" office:value="93">
            <text:p>93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378368">
            <text:p>5378368</text:p>
          </table:table-cell>
          <table:table-cell office:value-type="float" office:value="122751715">
            <text:p>122751715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6477077722">
            <text:p>564770777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Südameleid : * 22.05.2012 <text:s text:c="2"/>: RR 160/70 mmHg</text:p>
          </table:table-cell>
          <table:table-cell office:value-type="string">
            <text:p>RR 160/70 mmHg</text:p>
          </table:table-cell>
          <table:table-cell office:value-type="string">
            <text:p><text:s/>, pulss 90 x 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805236">
            <text:p>10805236</text:p>
          </table:table-cell>
          <table:table-cell office:value-type="float" office:value="157193411">
            <text:p>157193411</text:p>
          </table:table-cell>
          <table:table-cell office:value-type="string">
            <text:p>2012-05-26</text:p>
          </table:table-cell>
          <table:table-cell office:value-type="string">
            <text:p>A</text:p>
          </table:table-cell>
          <table:table-cell table:style-name="ce1" office:value-type="string">
            <text:p>2012-05-22</text:p>
          </table:table-cell>
          <table:table-cell office:value-type="float" office:value="15635253468">
            <text:p>156352534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table:number-columns-repeated="2" office:value-type="string">
            <text:p>RR 160/70</text:p>
          </table:table-cell>
          <table:table-cell office:value-type="string">
            <text:p>150/70 mmHg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07853">
            <text:p>1807853</text:p>
          </table:table-cell>
          <table:table-cell office:value-type="float" office:value="128583461">
            <text:p>128583461</text:p>
          </table:table-cell>
          <table:table-cell office:value-type="string">
            <text:p>2012-07-1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2705720024">
            <text:p>327057200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: RR 160/75mmHg</text:p>
          </table:table-cell>
          <table:table-cell office:value-type="string">
            <text:p>RR 160/75mmHg</text:p>
          </table:table-cell>
          <table:table-cell office:value-type="string">
            <text:p><text:s/>( Täna ka rohud võtmata ! )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695144">
            <text:p>19695144</text:p>
          </table:table-cell>
          <table:table-cell office:value-type="float" office:value="185459139">
            <text:p>185459139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45644">
            <text:p>6730303456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õhku mõõtma täna rohi võtmata Rr160/80 mmHg</text:p>
          </table:table-cell>
          <table:table-cell office:value-type="string">
            <text:p>160/80 mmHg</text:p>
          </table:table-cell>
          <table:table-cell office:value-type="string">
            <text:p><text:s/>fr reg vasak kõrv sumiseb , kur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162635">
            <text:p>19162635</text:p>
          </table:table-cell>
          <table:table-cell office:value-type="float" office:value="201169441">
            <text:p>201169441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04493">
            <text:p>6730303044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õõdetud RR 160/80 </text:p>
          </table:table-cell>
          <table:table-cell office:value-type="string">
            <text:p>RR 160/80 </text:p>
          </table:table-cell>
          <table:table-cell office:value-type="string">
            <text:p>+ Pandud valmis ravimid järgmise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321732">
            <text:p>22321732</text:p>
          </table:table-cell>
          <table:table-cell office:value-type="float" office:value="205856394">
            <text:p>205856394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ce1" office:value-type="string">
            <text:p>2013-10-21</text:p>
          </table:table-cell>
          <table:table-cell office:value-type="float" office:value="673030356508">
            <text:p>6730303565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odud RR 160/80 mm Hg</text:p>
          </table:table-cell>
          <table:table-cell office:value-type="string">
            <text:p>RR 160/8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437444">
            <text:p>4437444</text:p>
          </table:table-cell>
          <table:table-cell office:value-type="float" office:value="82035083">
            <text:p>82035083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table:style-name="ce1" office:value-type="string">
            <text:p>2012-02-01</text:p>
          </table:table-cell>
          <table:table-cell office:value-type="float" office:value="15904065711">
            <text:p>159040657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Ogj : RR160/80 mmHg</text:p>
          </table:table-cell>
          <table:table-cell office:value-type="string">
            <text:p>RR160/80 mmHg</text:p>
          </table:table-cell>
          <table:table-cell office:value-type="string">
            <text:p><text:s/>, fr 63 xregul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821057">
            <text:p>11821057</text:p>
          </table:table-cell>
          <table:table-cell office:value-type="float" office:value="178366604">
            <text:p>178366604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table:style-name="ce1" office:value-type="string">
            <text:p>2013-05-20</text:p>
          </table:table-cell>
          <table:table-cell office:value-type="float" office:value="61883967295">
            <text:p>618839672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60/80 mmHg</text:p>
          </table:table-cell>
          <table:table-cell office:value-type="string">
            <text:p><text:s/>, SP nähte ei ole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821465">
            <text:p>5821465</text:p>
          </table:table-cell>
          <table:table-cell office:value-type="float" office:value="154179436">
            <text:p>154179436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871480395">
            <text:p>9587148039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27.12.2012 : 160/80</text:p>
          </table:table-cell>
          <table:table-cell office:value-type="string">
            <text:p>160/80</text:p>
          </table:table-cell>
          <table:table-cell office:value-type="string">
            <text:p>-tab veel ei võtnud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17704">
            <text:p>2317704</text:p>
          </table:table-cell>
          <table:table-cell office:value-type="float" office:value="83208873">
            <text:p>83208873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5320010615">
            <text:p>553200106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ererõhk 150 - 160/80 mm Hg</text:p>
          </table:table-cell>
          <table:table-cell office:value-type="string">
            <text:p>160/80 mm Hg</text:p>
          </table:table-cell>
          <table:table-cell office:value-type="string">
            <text:p><text:s/>piirides raviga 2004 a liigespõ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015247">
            <text:p>22015247</text:p>
          </table:table-cell>
          <table:table-cell office:value-type="float" office:value="159029652">
            <text:p>159029652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table:style-name="ce1" office:value-type="string">
            <text:p>2010-08-17</text:p>
          </table:table-cell>
          <table:table-cell office:value-type="float" office:value="67447467860">
            <text:p>674474678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eriaalne RR dex ( mm/Hg ) : 160/85 </text:p>
          </table:table-cell>
          <table:table-cell office:value-type="string">
            <text:p>160/85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223140">
            <text:p>6223140</text:p>
          </table:table-cell>
          <table:table-cell office:value-type="float" office:value="91205191">
            <text:p>91205191</text:p>
          </table:table-cell>
          <table:table-cell office:value-type="string">
            <text:p>2012-03-1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46670786567">
            <text:p>4667078656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, RR 171/106 EMO-s , osakonnas 160/85 </text:p>
          </table:table-cell>
          <table:table-cell office:value-type="string">
            <text:p>160/85 </text:p>
          </table:table-cell>
          <table:table-cell office:value-type="string">
            <text:p>, südamel tahhüarütmia 100 l/min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823564">
            <text:p>14823564</text:p>
          </table:table-cell>
          <table:table-cell office:value-type="float" office:value="156380331">
            <text:p>156380331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table:style-name="ce1" office:value-type="string">
            <text:p>2011-10-13</text:p>
          </table:table-cell>
          <table:table-cell office:value-type="float" office:value="78019370383">
            <text:p>780193703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d150/90 s160/90mmHg</text:p>
          </table:table-cell>
          <table:table-cell office:value-type="string">
            <text:p>160/9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63354">
            <text:p>863354</text:p>
          </table:table-cell>
          <table:table-cell office:value-type="float" office:value="80233819">
            <text:p>80233819</text:p>
          </table:table-cell>
          <table:table-cell office:value-type="string">
            <text:p>2012-01-05</text:p>
          </table:table-cell>
          <table:table-cell office:value-type="string">
            <text:p>A</text:p>
          </table:table-cell>
          <table:table-cell table:style-name="ce1" office:value-type="string">
            <text:p>2011-12-22</text:p>
          </table:table-cell>
          <table:table-cell office:value-type="float" office:value="67085152211">
            <text:p>67085152211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u RR 150/90 mmHg , maksimaalne RR 160/90 mmHg</text:p>
          </table:table-cell>
          <table:table-cell office:value-type="string">
            <text:p>RR 16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136658">
            <text:p>10136658</text:p>
          </table:table-cell>
          <table:table-cell office:value-type="float" office:value="186873368">
            <text:p>186873368</text:p>
          </table:table-cell>
          <table:table-cell office:value-type="string">
            <text:p>2013-07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0309467538">
            <text:p>303094675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60/90mmHg</text:p>
          </table:table-cell>
          <table:table-cell office:value-type="string">
            <text:p><text:s/>, EKGs siinusrütm , 75xmin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541386">
            <text:p>7541386</text:p>
          </table:table-cell>
          <table:table-cell office:value-type="float" office:value="80291894">
            <text:p>80291894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table:style-name="ce1" office:value-type="string">
            <text:p>2011-12-09</text:p>
          </table:table-cell>
          <table:table-cell office:value-type="float" office:value="78731414079">
            <text:p>7873141407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SÜSTOOLNE KAHIN AORIKLAPI PEAL RR 160/90 </text:p>
          </table:table-cell>
          <table:table-cell office:value-type="string">
            <text:p>RR 160/90 </text:p>
          </table:table-cell>
          <table:table-cell office:value-type="string">
            <text:p>MM HG TEHTUD KORDUV EKG -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843318">
            <text:p>17843318</text:p>
          </table:table-cell>
          <table:table-cell office:value-type="float" office:value="216841663">
            <text:p>216841663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9712893516">
            <text:p>597128935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: RR 160/90 mHg</text:p>
          </table:table-cell>
          <table:table-cell office:value-type="string">
            <text:p>RR 160/90 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13240">
            <text:p>1813240</text:p>
          </table:table-cell>
          <table:table-cell office:value-type="float" office:value="121910645">
            <text:p>121910645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5424283884">
            <text:p>554242838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 RR 160/90 mmHg</text:p>
          </table:table-cell>
          <table:table-cell office:value-type="string">
            <text:p>RR 160/9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373235">
            <text:p>20373235</text:p>
          </table:table-cell>
          <table:table-cell office:value-type="float" office:value="218203667">
            <text:p>218203667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table:style-name="ce1" office:value-type="string">
            <text:p>2012-05-23</text:p>
          </table:table-cell>
          <table:table-cell office:value-type="float" office:value="673030317079">
            <text:p>6730303170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160/95mm Hg</text:p>
          </table:table-cell>
          <table:table-cell office:value-type="string">
            <text:p><text:s/>lamades 160/95 mm HG</text:p>
          </table:table-cell>
          <table:table-cell table:number-columns-repeated="4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763337">
            <text:p>5763337</text:p>
          </table:table-cell>
          <table:table-cell office:value-type="float" office:value="145044148">
            <text:p>145044148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2611719770">
            <text:p>9261171977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60/10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3220430">
            <text:p>3220430</text:p>
          </table:table-cell>
          <table:table-cell office:value-type="float" office:value="79285923">
            <text:p>79285923</text:p>
          </table:table-cell>
          <table:table-cell office:value-type="string">
            <text:p>2011-12-01</text:p>
          </table:table-cell>
          <table:table-cell office:value-type="string">
            <text:p>A</text:p>
          </table:table-cell>
          <table:table-cell table:style-name="ce1" office:value-type="string">
            <text:p>2012-01-03</text:p>
          </table:table-cell>
          <table:table-cell office:value-type="float" office:value="67795349383">
            <text:p>677953493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175/105 mmHg s = 160/100 mmHg</text:p>
          </table:table-cell>
          <table:table-cell office:value-type="string">
            <text:p>160/10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004985">
            <text:p>2004985</text:p>
          </table:table-cell>
          <table:table-cell office:value-type="float" office:value="123038908">
            <text:p>123038908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5607012853">
            <text:p>956070128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: VR 160/100 </text:p>
          </table:table-cell>
          <table:table-cell office:value-type="string">
            <text:p>VR 160/100 </text:p>
          </table:table-cell>
          <table:table-cell office:value-type="string">
            <text:p>Cor - toonid rütm , Fr / min , 3</text:p>
          </table:table-cell>
          <table:table-cell office:value-type="string">
            <text:p>V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3011843">
            <text:p>3011843</text:p>
          </table:table-cell>
          <table:table-cell office:value-type="float" office:value="124520730">
            <text:p>124520730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table:style-name="ce1" office:value-type="string">
            <text:p>2012-05-07</text:p>
          </table:table-cell>
          <table:table-cell office:value-type="float" office:value="47096426916">
            <text:p>470964269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tekkivad koormusel RRtõusad kuni160/100</text:p>
          </table:table-cell>
          <table:table-cell office:value-type="string">
            <text:p>160/100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706442">
            <text:p>5706442</text:p>
          </table:table-cell>
          <table:table-cell office:value-type="float" office:value="149892152">
            <text:p>149892152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table:style-name="ce1" office:value-type="string">
            <text:p>2012-11-30</text:p>
          </table:table-cell>
          <table:table-cell office:value-type="float" office:value="28793930494">
            <text:p>2879393049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30.11.2012 - kaal 90,5 RR 160/100mmHg</text:p>
          </table:table-cell>
          <table:table-cell office:value-type="string">
            <text:p>RR 160/100mmHg</text:p>
          </table:table-cell>
          <table:table-cell office:value-type="string">
            <text:p><text:s/>( kodus 140/80mmmHg )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178301">
            <text:p>6178301</text:p>
          </table:table-cell>
          <table:table-cell office:value-type="float" office:value="81257855">
            <text:p>81257855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table:style-name="ce1" office:value-type="string">
            <text:p>2012-01-11</text:p>
          </table:table-cell>
          <table:table-cell office:value-type="float" office:value="15061737635">
            <text:p>1506173763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tsionaaris vererõhud kõrged-150-160/100</text:p>
          </table:table-cell>
          <table:table-cell office:value-type="string">
            <text:p>160/100</text:p>
          </table:table-cell>
          <table:table-cell office:value-type="string">
            <text:p>-102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798585">
            <text:p>18798585</text:p>
          </table:table-cell>
          <table:table-cell office:value-type="float" office:value="170322997">
            <text:p>170322997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931048084">
            <text:p>249310480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160/11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98955">
            <text:p>898955</text:p>
          </table:table-cell>
          <table:table-cell office:value-type="float" office:value="83978906">
            <text:p>83978906</text:p>
          </table:table-cell>
          <table:table-cell office:value-type="string">
            <text:p>2012-02-08</text:p>
          </table:table-cell>
          <table:table-cell office:value-type="string">
            <text:p>A</text:p>
          </table:table-cell>
          <table:table-cell table:style-name="ce1" office:value-type="string">
            <text:p>2012-02-21</text:p>
          </table:table-cell>
          <table:table-cell office:value-type="float" office:value="49333390701">
            <text:p>49333390701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62/84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2">
            <text:p>162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268933">
            <text:p>23268933</text:p>
          </table:table-cell>
          <table:table-cell office:value-type="float" office:value="177579821">
            <text:p>177579821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table:style-name="ce1" office:value-type="string">
            <text:p>2013-04-03</text:p>
          </table:table-cell>
          <table:table-cell office:value-type="float" office:value="93522287029">
            <text:p>935222870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62/86 </text:p>
          </table:table-cell>
          <table:table-cell office:value-type="string">
            <text:p>, südametoonid kahinateta , rütm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2">
            <text:p>162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318051">
            <text:p>19318051</text:p>
          </table:table-cell>
          <table:table-cell office:value-type="float" office:value="187271723">
            <text:p>187271723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357213930">
            <text:p>933572139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ÕDE <text:s/>: Soovib retsepti pik , RR 162/98mmHg</text:p>
          </table:table-cell>
          <table:table-cell office:value-type="string">
            <text:p>RR 162/98mmHg</text:p>
          </table:table-cell>
          <table:table-cell office:value-type="string">
            <text:p><text:s/>( tegi hom aias tööd )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2">
            <text:p>162</text:p>
          </table:table-cell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1949666">
            <text:p>21949666</text:p>
          </table:table-cell>
          <table:table-cell office:value-type="float" office:value="171891698">
            <text:p>171891698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table:style-name="ce1" office:value-type="string">
            <text:p>2013-03-21</text:p>
          </table:table-cell>
          <table:table-cell office:value-type="float" office:value="673037593888">
            <text:p>6730375938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g Täna on küll vererõhud kõrged RR 162/110 mmHg</text:p>
          </table:table-cell>
          <table:table-cell office:value-type="string">
            <text:p>RR 162/110 mmHg</text:p>
          </table:table-cell>
          <table:table-cell office:value-type="string">
            <text:p><text:s/>ja 170/110 mmHg Homme dr <text:s text:c="2"/>vast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2">
            <text:p>162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949275">
            <text:p>19949275</text:p>
          </table:table-cell>
          <table:table-cell office:value-type="float" office:value="168748533">
            <text:p>168748533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table:style-name="ce1" office:value-type="string">
            <text:p>2013-03-23</text:p>
          </table:table-cell>
          <table:table-cell office:value-type="float" office:value="673030327487">
            <text:p>6730303274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Hemodünaamika stabiilne , RR 163/71mmHg</text:p>
          </table:table-cell>
          <table:table-cell office:value-type="string">
            <text:p>RR 163/71mm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3">
            <text:p>163</text:p>
          </table:table-cell>
          <table:table-cell office:value-type="float" office:value="71">
            <text:p>71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947738">
            <text:p>5947738</text:p>
          </table:table-cell>
          <table:table-cell office:value-type="float" office:value="134673635">
            <text:p>134673635</text:p>
          </table:table-cell>
          <table:table-cell office:value-type="string">
            <text:p>2012-08-2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27175955970">
            <text:p>2717595597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RR haiglas 119-164 / 70</text:p>
          </table:table-cell>
          <table:table-cell office:value-type="string">
            <text:p>164 / 70</text:p>
          </table:table-cell>
          <table:table-cell office:value-type="string">
            <text:p>-100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4">
            <text:p>164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974483">
            <text:p>7974483</text:p>
          </table:table-cell>
          <table:table-cell office:value-type="float" office:value="140857143">
            <text:p>140857143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table:style-name="ce1" office:value-type="string">
            <text:p>2012-09-17</text:p>
          </table:table-cell>
          <table:table-cell office:value-type="float" office:value="51140689019">
            <text:p>5114068901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rmofrekvente FA , kahinateta , 165/80mmhg</text:p>
          </table:table-cell>
          <table:table-cell office:value-type="string">
            <text:p>165/8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5">
            <text:p>165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644064">
            <text:p>2644064</text:p>
          </table:table-cell>
          <table:table-cell office:value-type="float" office:value="144955301">
            <text:p>144955301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5812638240">
            <text:p>558126382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65/84 mmHg</text:p>
          </table:table-cell>
          <table:table-cell office:value-type="string">
            <text:p><text:s/>fr 95*----&gt; RR 152/86 mmHg fr 9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5">
            <text:p>165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522199">
            <text:p>18522199</text:p>
          </table:table-cell>
          <table:table-cell office:value-type="float" office:value="164076451">
            <text:p>164076451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6420199619">
            <text:p>564201996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Kg ägeda isheemiata , RR 165/100</text:p>
          </table:table-cell>
          <table:table-cell office:value-type="string">
            <text:p>RR 165/100</text:p>
          </table:table-cell>
          <table:table-cell/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5">
            <text:p>165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743180">
            <text:p>16743180</text:p>
          </table:table-cell>
          <table:table-cell office:value-type="float" office:value="195528579">
            <text:p>195528579</text:p>
          </table:table-cell>
          <table:table-cell office:value-type="string">
            <text:p>2013-09-03</text:p>
          </table:table-cell>
          <table:table-cell office:value-type="string">
            <text:p>S</text:p>
          </table:table-cell>
          <table:table-cell table:style-name="ce1" office:value-type="string">
            <text:p>2013-08-15</text:p>
          </table:table-cell>
          <table:table-cell office:value-type="float" office:value="85207771112">
            <text:p>852077711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office:value-type="string">
            <text:p>15.08.2013 RR 167/80 mmHg</text:p>
          </table:table-cell>
          <table:table-cell office:value-type="string">
            <text:p>RR 167/80 mmHg</text:p>
          </table:table-cell>
          <table:table-cell office:value-type="string">
            <text:p><text:s/>, pulss 70 x minuti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274493">
            <text:p>10274493</text:p>
          </table:table-cell>
          <table:table-cell office:value-type="float" office:value="200556145">
            <text:p>200556145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18044876093">
            <text:p>1804487609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, kus vererõhk on kõrgem ( kuni 168/96 mmHg</text:p>
          </table:table-cell>
          <table:table-cell office:value-type="string">
            <text:p>168/96 mmHg</text:p>
          </table:table-cell>
          <table:table-cell office:value-type="string">
            <text:p><text:s/>) - esialgu patsient ravi ei va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8">
            <text:p>168</text:p>
          </table:table-cell>
          <table:table-cell office:value-type="float" office:value="96">
            <text:p>96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512545">
            <text:p>9512545</text:p>
          </table:table-cell>
          <table:table-cell office:value-type="float" office:value="178461860">
            <text:p>178461860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table:style-name="ce1" office:value-type="string">
            <text:p>2013-04-10</text:p>
          </table:table-cell>
          <table:table-cell office:value-type="float" office:value="52576425046">
            <text:p>5257642504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vererõhu väärtused 120/52 - max 169/80 mmHg</text:p>
          </table:table-cell>
          <table:table-cell office:value-type="string">
            <text:p>169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69">
            <text:p>169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17651">
            <text:p>1617651</text:p>
          </table:table-cell>
          <table:table-cell office:value-type="float" office:value="82204513">
            <text:p>82204513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4769666755">
            <text:p>2476966675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rt RR rahuolekus 170/80 mmHg</text:p>
          </table:table-cell>
          <table:table-cell office:value-type="string">
            <text:p>170/80 mmHg</text:p>
          </table:table-cell>
          <table:table-cell office:value-type="string">
            <text:p><text:s/>; EKG-s Siinusrütm , QS V2 - V4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18181">
            <text:p>1718181</text:p>
          </table:table-cell>
          <table:table-cell office:value-type="float" office:value="152337754">
            <text:p>152337754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1472631700">
            <text:p>4147263170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u RR 150/90 mmHg , maksimaalne RR 170/80 mmHg</text:p>
          </table:table-cell>
          <table:table-cell office:value-type="string">
            <text:p>RR 170/8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3995189">
            <text:p>13995189</text:p>
          </table:table-cell>
          <table:table-cell office:value-type="float" office:value="215990333">
            <text:p>215990333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ce1" office:value-type="string">
            <text:p>2013-12-16</text:p>
          </table:table-cell>
          <table:table-cell office:value-type="float" office:value="673043642619">
            <text:p>6730436426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70/82 </text:p>
          </table:table-cell>
          <table:table-cell office:value-type="string">
            <text:p>.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73684">
            <text:p>1973684</text:p>
          </table:table-cell>
          <table:table-cell office:value-type="float" office:value="128243815">
            <text:p>128243815</text:p>
          </table:table-cell>
          <table:table-cell office:value-type="string">
            <text:p>2012-07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35692616564">
            <text:p>356926165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?P&lt;key&gt;(AVR|RR|BP|rr|VR|V/R|(V|v)ererõhk|süs/dia))\s*(\-|=|oli|olnud)?\s*(?P&lt;systolic&gt;(([12][0-9]{2})|([4-9][0-9])))[/ ]*(?P&lt;diastolic&gt;(([12][0-9]{2})|([3-9][0-9])))(\s*(?P&lt;unit&gt;(mm|Mm|m)\s*/?\s*(hg|Hg|HG|gh|H)))?</text:p>
          </table:table-cell>
          <table:table-cell office:value-type="string">
            <text:p>NULL</text:p>
          </table:table-cell>
          <table:table-cell table:number-columns-repeated="2" office:value-type="string">
            <text:p>RR 170/90mmHg</text:p>
          </table:table-cell>
          <table:table-cell office:value-type="string">
            <text:p>---&gt; 162/78mmHg ,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787389">
            <text:p>15787389</text:p>
          </table:table-cell>
          <table:table-cell office:value-type="float" office:value="165085922">
            <text:p>165085922</text:p>
          </table:table-cell>
          <table:table-cell office:value-type="string">
            <text:p>2013-03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41695575">
            <text:p>6730416955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70/90 </text:p>
          </table:table-cell>
          <table:table-cell office:value-type="string">
            <text:p>, Jalgadel olid tursed poole sää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285535">
            <text:p>7285535</text:p>
          </table:table-cell>
          <table:table-cell office:value-type="float" office:value="122399499">
            <text:p>122399499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table:style-name="ce1" office:value-type="string">
            <text:p>2012-05-04</text:p>
          </table:table-cell>
          <table:table-cell office:value-type="float" office:value="87724999657">
            <text:p>8772499965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line : koormuse järgselt sama : 170/90 </text:p>
          </table:table-cell>
          <table:table-cell office:value-type="string">
            <text:p>170/90 </text:p>
          </table:table-cell>
          <table:table-cell office:value-type="string">
            <text:p>-&gt; 175/75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503701">
            <text:p>4503701</text:p>
          </table:table-cell>
          <table:table-cell office:value-type="float" office:value="85340909">
            <text:p>85340909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table:style-name="ce1" office:value-type="string">
            <text:p>2012-03-06</text:p>
          </table:table-cell>
          <table:table-cell office:value-type="float" office:value="98892994959">
            <text:p>988929949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75xmi9n RR 170/100 mm Hg</text:p>
          </table:table-cell>
          <table:table-cell office:value-type="string">
            <text:p>RR 170/100 mm 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897415">
            <text:p>10897415</text:p>
          </table:table-cell>
          <table:table-cell office:value-type="float" office:value="186479413">
            <text:p>186479413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table:style-name="ce1" office:value-type="string">
            <text:p>2013-07-03</text:p>
          </table:table-cell>
          <table:table-cell office:value-type="float" office:value="45963643795">
            <text:p>459636437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ax BP : 170/100 </text:p>
          </table:table-cell>
          <table:table-cell office:value-type="string">
            <text:p>170/100 </text:p>
          </table:table-cell>
          <table:table-cell office:value-type="string">
            <text:p>PWC 130 : 0.96 W/kg Max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534294">
            <text:p>2534294</text:p>
          </table:table-cell>
          <table:table-cell office:value-type="float" office:value="149193314">
            <text:p>149193314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5965586211">
            <text:p>159655862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70/100 </text:p>
          </table:table-cell>
          <table:table-cell office:value-type="string">
            <text:p>, fr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573467">
            <text:p>6573467</text:p>
          </table:table-cell>
          <table:table-cell office:value-type="float" office:value="147127503">
            <text:p>147127503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34667210737">
            <text:p>3466721073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70/12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0">
            <text:p>170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882643">
            <text:p>15882643</text:p>
          </table:table-cell>
          <table:table-cell office:value-type="float" office:value="167813128">
            <text:p>167813128</text:p>
          </table:table-cell>
          <table:table-cell office:value-type="string">
            <text:p>2013-02-22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52797997095">
            <text:p>527979970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dis esimestel päevadel RR kuni 174/99 mmHg</text:p>
          </table:table-cell>
          <table:table-cell office:value-type="string">
            <text:p>174/99 mmHg</text:p>
          </table:table-cell>
          <table:table-cell office:value-type="string">
            <text:p><text:s/>, jätkus antihüpertensiivne rav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4">
            <text:p>174</text:p>
          </table:table-cell>
          <table:table-cell office:value-type="float" office:value="99">
            <text:p>99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763703">
            <text:p>18763703</text:p>
          </table:table-cell>
          <table:table-cell office:value-type="float" office:value="160132424">
            <text:p>160132424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319308">
            <text:p>6730303193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-?\s*)?(?P&lt;systolic&gt;(([12][0-9]{2})|([4-9][0-9])))\s*/\s*(?P&lt;diastolic&gt;(([12][0-9]{2})|([3-9][0-9])))\s*[Pp]\s*-?\s*(?P&lt;pulse&gt;(([12][0-9]{2})|([3-9][0-9])))</text:p>
          </table:table-cell>
          <table:table-cell office:value-type="string">
            <text:p>NULL</text:p>
          </table:table-cell>
          <table:table-cell office:value-type="string">
            <text:p>Vererõhk : 174/103 p86</text:p>
          </table:table-cell>
          <table:table-cell office:value-type="string">
            <text:p>174/103 p86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4">
            <text:p>174</text:p>
          </table:table-cell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9727929">
            <text:p>9727929</text:p>
          </table:table-cell>
          <table:table-cell office:value-type="float" office:value="202124244">
            <text:p>202124244</text:p>
          </table:table-cell>
          <table:table-cell office:value-type="string">
            <text:p>2013-10-09</text:p>
          </table:table-cell>
          <table:table-cell office:value-type="string">
            <text:p>S</text:p>
          </table:table-cell>
          <table:table-cell table:style-name="ce1" office:value-type="string">
            <text:p>2013-09-20</text:p>
          </table:table-cell>
          <table:table-cell office:value-type="float" office:value="85679193892">
            <text:p>8567919389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KG - fc 145-160x ' RR 175/125 mmHg</text:p>
          </table:table-cell>
          <table:table-cell office:value-type="string">
            <text:p>RR 175/125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34381">
            <text:p>1734381</text:p>
          </table:table-cell>
          <table:table-cell office:value-type="float" office:value="146830791">
            <text:p>146830791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4762383922">
            <text:p>5476238392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u RR 145/85 mmHg , maksimaalne RR 176/60 mmHg</text:p>
          </table:table-cell>
          <table:table-cell office:value-type="string">
            <text:p>RR 176/6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6">
            <text:p>176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234159">
            <text:p>15234159</text:p>
          </table:table-cell>
          <table:table-cell office:value-type="float" office:value="216510387">
            <text:p>216510387</text:p>
          </table:table-cell>
          <table:table-cell office:value-type="string">
            <text:p>2013-12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3424076761">
            <text:p>63424076761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üstoolne rõhk 122-176mmHG</text:p>
          </table:table-cell>
          <table:table-cell office:value-type="string">
            <text:p>176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14536899">
            <text:p>14536899</text:p>
          </table:table-cell>
          <table:table-cell office:value-type="float" office:value="205982847">
            <text:p>205982847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ce1" office:value-type="string">
            <text:p>2013-10-30</text:p>
          </table:table-cell>
          <table:table-cell office:value-type="float" office:value="47328764741">
            <text:p>473287647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äeval 178 / 125 mmHg ning öösel 179 / 123 mmHg</text:p>
          </table:table-cell>
          <table:table-cell office:value-type="string">
            <text:p>179 / 123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79">
            <text:p>179</text:p>
          </table:table-cell>
          <table:table-cell office:value-type="float" office:value="123">
            <text:p>123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370385">
            <text:p>18370385</text:p>
          </table:table-cell>
          <table:table-cell office:value-type="float" office:value="206745770">
            <text:p>206745770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6477077722">
            <text:p>564770777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erõhk raviga kõrge , täna vv-l 180/80 mmHg</text:p>
          </table:table-cell>
          <table:table-cell office:value-type="string">
            <text:p>180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662149">
            <text:p>19662149</text:p>
          </table:table-cell>
          <table:table-cell office:value-type="float" office:value="179440805">
            <text:p>179440805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1649989611">
            <text:p>616499896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õik mõõtmised v kõrge RRga 156-180/80 mmHg</text:p>
          </table:table-cell>
          <table:table-cell office:value-type="string">
            <text:p>180/8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6898638">
            <text:p>16898638</text:p>
          </table:table-cell>
          <table:table-cell office:value-type="float" office:value="211570500">
            <text:p>211570500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93345972377">
            <text:p>933459723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<text:s/>momendil siinusr�tm fr 66x min RR 180 / 80mmhg</text:p>
          </table:table-cell>
          <table:table-cell office:value-type="string">
            <text:p>RR 180 / 80mmhg</text:p>
          </table:table-cell>
          <table:table-cell office:value-type="string">
            <text:p><text:s/>Ravimite uuendus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9040629">
            <text:p>19040629</text:p>
          </table:table-cell>
          <table:table-cell office:value-type="float" office:value="155843944">
            <text:p>155843944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23038">
            <text:p>6730304230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-180/84 </text:p>
          </table:table-cell>
          <table:table-cell office:value-type="string">
            <text:p>, p-70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84">
            <text:p>84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083574">
            <text:p>7083574</text:p>
          </table:table-cell>
          <table:table-cell office:value-type="float" office:value="124081812">
            <text:p>124081812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table:style-name="ce1" office:value-type="string">
            <text:p>2012-06-01</text:p>
          </table:table-cell>
          <table:table-cell office:value-type="float" office:value="42303544064">
            <text:p>4230354406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OBJ : RR 180/88 mmHg</text:p>
          </table:table-cell>
          <table:table-cell office:value-type="string">
            <text:p>RR 180/88 mmHg</text:p>
          </table:table-cell>
          <table:table-cell office:value-type="string">
            <text:p><text:s/>, olulisi SP nähte ei ol4e , ko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88">
            <text:p>8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908593">
            <text:p>4908593</text:p>
          </table:table-cell>
          <table:table-cell office:value-type="float" office:value="136423771">
            <text:p>136423771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table:style-name="ce1" office:value-type="string">
            <text:p>2012-04-02</text:p>
          </table:table-cell>
          <table:table-cell office:value-type="float" office:value="71574848171">
            <text:p>715748481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ne RR sin ( mmHg ) : 180/100--&gt; 180/90 </text:p>
          </table:table-cell>
          <table:table-cell office:value-type="string">
            <text:p>180/90 </text:p>
          </table:table-cell>
          <table:table-cell office:value-type="string">
            <text:p>Toonid : puhtad , tasased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91836">
            <text:p>891836</text:p>
          </table:table-cell>
          <table:table-cell office:value-type="float" office:value="81920950">
            <text:p>81920950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9675462218">
            <text:p>79675462218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otensiivne VR reaktsioon ( max VR = 180/90 mm Hg</text:p>
          </table:table-cell>
          <table:table-cell office:value-type="string">
            <text:p>VR = 180/90 mm Hg</text:p>
          </table:table-cell>
          <table:table-cell office:value-type="string">
            <text:p><text:s/>)</text:p>
          </table:table-cell>
          <table:table-cell office:value-type="string">
            <text:p>VR</text:p>
          </table:table-cell>
          <table:table-cell table:number-columns-repeated="3" office:value-type="string">
            <text:p>NULL</text:p>
          </table:table-cell>
          <table:table-cell office:value-type="string">
            <text:p>mm 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928161">
            <text:p>22928161</text:p>
          </table:table-cell>
          <table:table-cell office:value-type="float" office:value="171530982">
            <text:p>171530982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table:style-name="ce1" office:value-type="string">
            <text:p>2013-04-08</text:p>
          </table:table-cell>
          <table:table-cell office:value-type="float" office:value="74010783799">
            <text:p>740107837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Täna kell 11.00 RR 180/95mmHg</text:p>
          </table:table-cell>
          <table:table-cell office:value-type="string">
            <text:p>RR 180/95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063170">
            <text:p>10063170</text:p>
          </table:table-cell>
          <table:table-cell office:value-type="float" office:value="170720924">
            <text:p>170720924</text:p>
          </table:table-cell>
          <table:table-cell office:value-type="string">
            <text:p>2013-04-04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673033494028">
            <text:p>67303349402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?\s*(?P&lt;pulse&gt;(([12][0-9]{2})|([3-9][0-9]))))\s*(?P&lt;unit&gt;(((l|x|X|lööki))\s*/?</text:p>
          </table:table-cell>
          <table:table-cell office:value-type="string">
            <text:p>NULL</text:p>
          </table:table-cell>
          <table:table-cell office:value-type="string">
            <text:p>Kaebused : vererõhu kõikumised 180/100</text:p>
          </table:table-cell>
          <table:table-cell office:value-type="string">
            <text:p>180/100</text:p>
          </table:table-cell>
          <table:table-cell office:value-type="string">
            <text:p>-120-60mmHg , jalad külmetavad ;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6080563">
            <text:p>6080563</text:p>
          </table:table-cell>
          <table:table-cell office:value-type="float" office:value="144846606">
            <text:p>144846606</text:p>
          </table:table-cell>
          <table:table-cell office:value-type="string">
            <text:p>2012-10-18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1768555249">
            <text:p>7176855524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umisel kodade virvenduse foonil 180/100 </text:p>
          </table:table-cell>
          <table:table-cell office:value-type="string">
            <text:p>180/100 </text:p>
          </table:table-cell>
          <table:table-cell office:value-type="string">
            <text:p>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8745941">
            <text:p>18745941</text:p>
          </table:table-cell>
          <table:table-cell office:value-type="float" office:value="154853571">
            <text:p>154853571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72549260967">
            <text:p>725492609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80/10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60108">
            <text:p>1560108</text:p>
          </table:table-cell>
          <table:table-cell office:value-type="float" office:value="128999789">
            <text:p>128999789</text:p>
          </table:table-cell>
          <table:table-cell office:value-type="string">
            <text:p>2012-07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49217975702">
            <text:p>49217975702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eltest01 : 200092180/102</text:p>
          </table:table-cell>
          <table:table-cell office:value-type="string">
            <text:p>180/102</text:p>
          </table:table-cell>
          <table:table-cell/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102">
            <text:p>10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341343">
            <text:p>2341343</text:p>
          </table:table-cell>
          <table:table-cell office:value-type="float" office:value="88111382">
            <text:p>88111382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27837466748">
            <text:p>278374667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60kr RR180/110mmhg</text:p>
          </table:table-cell>
          <table:table-cell office:value-type="string">
            <text:p>RR180/110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7064723">
            <text:p>17064723</text:p>
          </table:table-cell>
          <table:table-cell office:value-type="float" office:value="167547623">
            <text:p>167547623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15186">
            <text:p>6730304151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nis mõõdetud vererõhk oli kõrge 180 / 110 mmHg</text:p>
          </table:table-cell>
          <table:table-cell office:value-type="string">
            <text:p>180 / 110 mmHg</text:p>
          </table:table-cell>
          <table:table-cell office:value-type="string">
            <text:p><text:s/>: patsient pole ravimeid regula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7360027">
            <text:p>7360027</text:p>
          </table:table-cell>
          <table:table-cell office:value-type="float" office:value="122346411">
            <text:p>122346411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table:style-name="ce1" office:value-type="string">
            <text:p>2012-04-16</text:p>
          </table:table-cell>
          <table:table-cell office:value-type="float" office:value="47704350300">
            <text:p>4770435030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On mõõdetud verreõhkusid kuni 180 mmHg</text:p>
          </table:table-cell>
          <table:table-cell office:value-type="string">
            <text:p>180 mmHg</text:p>
          </table:table-cell>
          <table:table-cell office:value-type="string">
            <text:p><text:s/>, mille tõttu käis ka EMO-s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2487298">
            <text:p>2487298</text:p>
          </table:table-cell>
          <table:table-cell office:value-type="float" office:value="145379299">
            <text:p>145379299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3058047748">
            <text:p>630580477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81/84/63</text:p>
          </table:table-cell>
          <table:table-cell office:value-type="string">
            <text:p>188/91/61187/103 / 79178/102/74 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1">
            <text:p>181</text:p>
          </table:table-cell>
          <table:table-cell office:value-type="float" office:value="84">
            <text:p>84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0044308">
            <text:p>10044308</text:p>
          </table:table-cell>
          <table:table-cell office:value-type="float" office:value="159718487">
            <text:p>159718487</text:p>
          </table:table-cell>
          <table:table-cell office:value-type="string">
            <text:p>2013-01-30</text:p>
          </table:table-cell>
          <table:table-cell office:value-type="string">
            <text:p>S</text:p>
          </table:table-cell>
          <table:table-cell table:style-name="ce1" office:value-type="string">
            <text:p>2013-01-18</text:p>
          </table:table-cell>
          <table:table-cell office:value-type="float" office:value="673043563046">
            <text:p>67304356304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Hemodünaamika stabiilne , RR 185/98mmHg</text:p>
          </table:table-cell>
          <table:table-cell office:value-type="string">
            <text:p>RR 185/98mmHg</text:p>
          </table:table-cell>
          <table:table-cell office:value-type="string">
            <text:p><text:s/>, fr</text:p>
          </table:table-cell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5">
            <text:p>185</text:p>
          </table:table-cell>
          <table:table-cell office:value-type="float" office:value="98">
            <text:p>98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4153734">
            <text:p>14153734</text:p>
          </table:table-cell>
          <table:table-cell office:value-type="float" office:value="165374613">
            <text:p>165374613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table:style-name="ce1" office:value-type="string">
            <text:p>2013-03-05</text:p>
          </table:table-cell>
          <table:table-cell office:value-type="float" office:value="98260097601">
            <text:p>982600976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aksimaalne vererõhk koormusel 186/70mmHg</text:p>
          </table:table-cell>
          <table:table-cell office:value-type="string">
            <text:p>186/70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6">
            <text:p>186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085993">
            <text:p>10085993</text:p>
          </table:table-cell>
          <table:table-cell office:value-type="float" office:value="198263760">
            <text:p>198263760</text:p>
          </table:table-cell>
          <table:table-cell office:value-type="string">
            <text:p>2013-09-17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89614893817">
            <text:p>896148938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Saabumisel AR 187/100 mmHg</text:p>
          </table:table-cell>
          <table:table-cell office:value-type="string">
            <text:p>187/100 mmHg</text:p>
          </table:table-cell>
          <table:table-cell/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87">
            <text:p>187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48119">
            <text:p>948119</text:p>
          </table:table-cell>
          <table:table-cell office:value-type="float" office:value="84458738">
            <text:p>84458738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table:style-name="ce1" office:value-type="string">
            <text:p>2012-02-27</text:p>
          </table:table-cell>
          <table:table-cell office:value-type="float" office:value="84608738297">
            <text:p>84608738297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oormus - taastumine ) 135/80 , 190/100 </text:p>
          </table:table-cell>
          <table:table-cell office:value-type="string">
            <text:p>190/100 </text:p>
          </table:table-cell>
          <table:table-cell office:value-type="string">
            <text:p>, 130/75 mmHg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90">
            <text:p>19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917228">
            <text:p>2917228</text:p>
          </table:table-cell>
          <table:table-cell office:value-type="float" office:value="123717610">
            <text:p>123717610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table:style-name="ce1" office:value-type="string">
            <text:p>2012-05-02</text:p>
          </table:table-cell>
          <table:table-cell office:value-type="float" office:value="70071394249">
            <text:p>700713942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Abd ii RR 190 / 120 mm/Hg</text:p>
          </table:table-cell>
          <table:table-cell office:value-type="string">
            <text:p>RR 190 / 120 mm/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/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90">
            <text:p>190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561978">
            <text:p>1561978</text:p>
          </table:table-cell>
          <table:table-cell office:value-type="float" office:value="129030183">
            <text:p>129030183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201830608">
            <text:p>13201830608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193/82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93">
            <text:p>193</text:p>
          </table:table-cell>
          <table:table-cell office:value-type="float" office:value="82">
            <text:p>82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794227">
            <text:p>5794227</text:p>
          </table:table-cell>
          <table:table-cell office:value-type="float" office:value="139558711">
            <text:p>139558711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table:style-name="ce1" office:value-type="string">
            <text:p>2012-08-23</text:p>
          </table:table-cell>
          <table:table-cell office:value-type="float" office:value="44573454988">
            <text:p>4457345498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194/135 </text:p>
          </table:table-cell>
          <table:table-cell office:value-type="string">
            <text:p>puls 66 - 193/136 puls 64 ,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94">
            <text:p>194</text:p>
          </table:table-cell>
          <table:table-cell office:value-type="float" office:value="135">
            <text:p>13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0311554">
            <text:p>10311554</text:p>
          </table:table-cell>
          <table:table-cell office:value-type="float" office:value="194174950">
            <text:p>194174950</text:p>
          </table:table-cell>
          <table:table-cell office:value-type="string">
            <text:p>2013-08-27</text:p>
          </table:table-cell>
          <table:table-cell office:value-type="string">
            <text:p>S</text:p>
          </table:table-cell>
          <table:table-cell table:style-name="ce1" office:value-type="string">
            <text:p>2013-08-02</text:p>
          </table:table-cell>
          <table:table-cell office:value-type="float" office:value="28988862647">
            <text:p>289888626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genenud ja kõikuvad RR-näitajad 195/90 mmHg</text:p>
          </table:table-cell>
          <table:table-cell office:value-type="string">
            <text:p>195/90 mmHg</text:p>
          </table:table-cell>
          <table:table-cell office:value-type="string">
            <text:p><text:s/>, lamatiste tekkimise oht , tur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195">
            <text:p>195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064229">
            <text:p>9064229</text:p>
          </table:table-cell>
          <table:table-cell office:value-type="float" office:value="218180451">
            <text:p>218180451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50214">
            <text:p>67303045021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Max BP : 200/90 </text:p>
          </table:table-cell>
          <table:table-cell office:value-type="string">
            <text:p>200/90 </text:p>
          </table:table-cell>
          <table:table-cell office:value-type="string">
            <text:p>Maximum Workload : 5.50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474854">
            <text:p>2474854</text:p>
          </table:table-cell>
          <table:table-cell office:value-type="float" office:value="138194049">
            <text:p>138194049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967959938">
            <text:p>589679599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* 20.09.2012 <text:s text:c="2"/>: RR 200/110 mmHg</text:p>
          </table:table-cell>
          <table:table-cell office:value-type="string">
            <text:p>RR 200/11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5388645">
            <text:p>5388645</text:p>
          </table:table-cell>
          <table:table-cell office:value-type="float" office:value="99288326">
            <text:p>99288326</text:p>
          </table:table-cell>
          <table:table-cell office:value-type="string">
            <text:p>2012-05-07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58210822018">
            <text:p>5821082201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table:number-columns-repeated="2" office:value-type="string">
            <text:p>RR 200/115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4126333">
            <text:p>4126333</text:p>
          </table:table-cell>
          <table:table-cell office:value-type="float" office:value="122400580">
            <text:p>122400580</text:p>
          </table:table-cell>
          <table:table-cell office:value-type="string">
            <text:p>2012-05-09</text:p>
          </table:table-cell>
          <table:table-cell office:value-type="string">
            <text:p>A</text:p>
          </table:table-cell>
          <table:table-cell table:style-name="ce1" office:value-type="string">
            <text:p>2012-05-09</text:p>
          </table:table-cell>
          <table:table-cell office:value-type="float" office:value="24489129966">
            <text:p>244891299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sioon ( päevased väärtused ligi 200mmHg</text:p>
          </table:table-cell>
          <table:table-cell office:value-type="string">
            <text:p>200mmHg</text:p>
          </table:table-cell>
          <table:table-cell office:value-type="string">
            <text:p><text:s/>) , MIC ; raviks Micardis plus/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9931586">
            <text:p>9931586</text:p>
          </table:table-cell>
          <table:table-cell office:value-type="float" office:value="168000665">
            <text:p>168000665</text:p>
          </table:table-cell>
          <table:table-cell office:value-type="string">
            <text:p>2013-03-2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94253040643">
            <text:p>9425304064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(?P&lt;unit&gt;(mm|Mm|m)\s*/?\s*(hg|Hg|HG|gh|H))</text:p>
          </table:table-cell>
          <table:table-cell office:value-type="string">
            <text:p>NULL</text:p>
          </table:table-cell>
          <table:table-cell office:value-type="string">
            <text:p>vererõhk , süstoolne vererõhk &gt; 200mmHg</text:p>
          </table:table-cell>
          <table:table-cell office:value-type="string">
            <text:p>200mmHg</text:p>
          </table:table-cell>
          <table:table-cell office:value-type="string">
            <text:p><text:s/>ja valu rindkeres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NULL</text:p>
          </table:table-cell>
          <table:table-cell/>
        </table:table-row>
        <table:table-row table:style-name="ro1">
          <table:table-cell office:value-type="float" office:value="21905754">
            <text:p>21905754</text:p>
          </table:table-cell>
          <table:table-cell office:value-type="float" office:value="183180879">
            <text:p>183180879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table:style-name="ce1" office:value-type="string">
            <text:p>2013-06-13</text:p>
          </table:table-cell>
          <table:table-cell office:value-type="float" office:value="673030427678">
            <text:p>6730304276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akts hüpertooniline , 140/85 - 205/85 </text:p>
          </table:table-cell>
          <table:table-cell office:value-type="string">
            <text:p>205/85 </text:p>
          </table:table-cell>
          <table:table-cell office:value-type="string">
            <text:p>- 200/80 - 160/80 EKG-s olulist 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05">
            <text:p>205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65849">
            <text:p>1165849</text:p>
          </table:table-cell>
          <table:table-cell office:value-type="float" office:value="144644579">
            <text:p>144644579</text:p>
          </table:table-cell>
          <table:table-cell office:value-type="string">
            <text:p>2012-11-01</text:p>
          </table:table-cell>
          <table:table-cell office:value-type="string">
            <text:p>S</text:p>
          </table:table-cell>
          <table:table-cell office:value-type="string">
            <text:p>NULL</text:p>
          </table:table-cell>
          <table:table-cell office:value-type="float" office:value="73242157527">
            <text:p>7324215752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2 min Fr 124 RR 220/100 </text:p>
          </table:table-cell>
          <table:table-cell office:value-type="string">
            <text:p>RR 220/100 </text:p>
          </table:table-cell>
          <table:table-cell office:value-type="string">
            <text:p>SpO293 %</text:p>
          </table:table-cell>
          <table:table-cell office:value-type="string">
            <text:p>RR</text:p>
          </table:table-cell>
          <table:table-cell table:number-columns-repeated="4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11214465">
            <text:p>11214465</text:p>
          </table:table-cell>
          <table:table-cell office:value-type="float" office:value="210915817">
            <text:p>210915817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ce1" office:value-type="string">
            <text:p>2013-11-14</text:p>
          </table:table-cell>
          <table:table-cell office:value-type="float" office:value="673030371118">
            <text:p>6730303711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ku RR 140/90 mmHg , maksimaalne RR 220/100 mmHg</text:p>
          </table:table-cell>
          <table:table-cell office:value-type="string">
            <text:p>RR 220/10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61954">
            <text:p>8861954</text:p>
          </table:table-cell>
          <table:table-cell office:value-type="float" office:value="211171791">
            <text:p>211171791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13399766550">
            <text:p>1339976655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RR : 210/100 &gt; 225/100 </text:p>
          </table:table-cell>
          <table:table-cell office:value-type="string">
            <text:p>225/100 </text:p>
          </table:table-cell>
          <table:table-cell office:value-type="string">
            <text:p>/ h�pertooniline , taastumine N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25">
            <text:p>225</text:p>
          </table:table-cell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22687944">
            <text:p>22687944</text:p>
          </table:table-cell>
          <table:table-cell office:value-type="float" office:value="206010310">
            <text:p>206010310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table:style-name="ce1" office:value-type="string">
            <text:p>2013-10-30</text:p>
          </table:table-cell>
          <table:table-cell office:value-type="float" office:value="84488888502">
            <text:p>844888885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eakts hüpertooniline , 175/90 - 230/95 </text:p>
          </table:table-cell>
          <table:table-cell office:value-type="string">
            <text:p>230/95 </text:p>
          </table:table-cell>
          <table:table-cell office:value-type="string">
            <text:p>- 230/95 - 170/90 .</text:p>
          </table:table-cell>
          <table:table-cell table:number-columns-repeated="5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30">
            <text:p>230</text:p>
          </table:table-cell>
          <table:table-cell office:value-type="float" office:value="95">
            <text:p>95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9908004">
            <text:p>9908004</text:p>
          </table:table-cell>
          <table:table-cell office:value-type="float" office:value="172551324">
            <text:p>172551324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table:style-name="ce1" office:value-type="string">
            <text:p>2013-03-17</text:p>
          </table:table-cell>
          <table:table-cell office:value-type="float" office:value="74572689674">
            <text:p>7457268967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utsus kiirabi RR oli 290/110--&gt; 230/110 mmhg</text:p>
          </table:table-cell>
          <table:table-cell office:value-type="string">
            <text:p>230/110 mmhg</text:p>
          </table:table-cell>
          <table:table-cell office:value-type="string">
            <text:p>--&gt; 190/100mmHg Perearsti juures</text:p>
          </table:table-cell>
          <table:table-cell table:number-columns-repeated="4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30">
            <text:p>230</text:p>
          </table:table-cell>
          <table:table-cell office:value-type="float" office:value="110">
            <text:p>110</text:p>
          </table:table-cell>
          <table:table-cell office:value-type="string">
            <text:p>NULL</text:p>
          </table:table-cell>
          <table:table-cell/>
        </table:table-row>
        <table:table-row table:style-name="ro1">
          <table:table-cell office:value-type="float" office:value="8851329">
            <text:p>8851329</text:p>
          </table:table-cell>
          <table:table-cell office:value-type="float" office:value="174231733">
            <text:p>174231733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NULL</text:p>
          </table:table-cell>
          <table:table-cell office:value-type="float" office:value="673030453121">
            <text:p>673030453121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VERERÕHK</text:p>
          </table:table-cell>
          <table:table-cell office:value-type="string">
            <text:p>((?P&lt;key&gt;(AVR|RR|BP|rr|VR|V/R|(V|v)ererõhk|süs/dia))\s*(\-|=|oli|olnud)?\s*)?(?P&lt;systolic&gt;(([12][0-9]{2})|([4-9][0-9])))\s*/\s*(?P&lt;diastolic&gt;(([12][0-9]{2})|([3-9][0-9])))(\s*(/\s*(?P&lt;pulse&gt;(([12][0-9]{2})|([3-9][0-9]))))?(?P&lt;unit&gt;(mm|Mm|m)\s*/?\s*(hg|Hg|</text:p>
          </table:table-cell>
          <table:table-cell office:value-type="string">
            <text:p>NULL</text:p>
          </table:table-cell>
          <table:table-cell office:value-type="string">
            <text:p>Testi lõpetamise põhjus : Kõrge RR 236/120 mmHg</text:p>
          </table:table-cell>
          <table:table-cell office:value-type="string">
            <text:p>RR 236/120 mmHg</text:p>
          </table:table-cell>
          <table:table-cell/>
          <table:table-cell office:value-type="string">
            <text:p>RR</text:p>
          </table:table-cell>
          <table:table-cell table:number-columns-repeated="3" office:value-type="string">
            <text:p>NULL</text:p>
          </table:table-cell>
          <table:table-cell office:value-type="string">
            <text:p>mmHg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NULL</text:p>
          </table:table-cell>
          <table:table-cell office:value-type="float" office:value="236">
            <text:p>236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.00.0000</text:date>, <text:time style:data-style-name="N2" text:time-value="0000-00-00T19:24:35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6T12:18:32.08</dc:date>
    <meta:generator>LibreOffice/4.0.0.3$Windows_x86 LibreOffice_project/7545bee9c2a0782548772a21bc84a9dcc583b89</meta:generator>
    <meta:document-statistic meta:table-count="1" meta:cell-count="14851" meta:object-count="0"/>
  </office:meta>
</office:document-meta>
</file>